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E2841"/>
      <style:text-properties fo:color="#FFFFFF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5" style:family="table-cell" style:parent-style-name="Default" style:data-style-name="N2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order-top="none" fo:border-bottom="thin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" style:family="table-cell" style:parent-style-name="Default" style:data-style-name="N2"/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top" style:repeat-content="false"/>
      <style:paragraph-properties fo:text-align="end" fo:margin-right="0cm"/>
    </style:style>
    <style:style style:name="ce13" style:family="table-cell" style:parent-style-name="Percent" style:data-style-name="N37"/>
    <style:style style:name="ce14" style:family="table-cell" style:parent-style-name="Default" style:data-style-name="N0">
      <style:table-cell-properties style:vertical-align="automatic" fo:background-color="#0E2841" style:repeat-content="false"/>
      <style:paragraph-properties fo:text-align="center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Comma" style:data-style-name="N38"/>
    <style:style style:name="ce18" style:family="table-cell" style:parent-style-name="Default" style:data-style-name="N0">
      <style:table-cell-properties style:vertical-align="automatic" fo:background-color="#0E2841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3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E2841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E2841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E2841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0E2841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fo:background-color="#0E2841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30" style:family="table-cell" style:parent-style-name="Comma" style:data-style-name="N38"/>
    <style:style style:name="ce31" style:family="table-cell" style:parent-style-name="Percent" style:data-style-name="N37"/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36" style:family="table-cell" style:parent-style-name="Default" style:data-style-name="N0">
      <style:table-cell-properties fo:border="thin solid #000000" style:vertical-align="automatic" fo:background-color="#0E2841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13770833333333cm" style:use-optimal-column-width="true"/>
    </style:style>
    <style:style style:name="co2" style:family="table-column">
      <style:table-column-properties fo:break-before="auto" style:column-width="1.87854166666667cm" style:use-optimal-column-width="true"/>
    </style:style>
    <style:style style:name="co3" style:family="table-column">
      <style:table-column-properties fo:break-before="auto" style:column-width="2.64583333333333cm" style:use-optimal-column-width="true"/>
    </style:style>
    <style:style style:name="co4" style:family="table-column">
      <style:table-column-properties fo:break-before="auto" style:column-width="3.4925cm" style:use-optimal-column-width="true"/>
    </style:style>
    <style:style style:name="co5" style:family="table-column">
      <style:table-column-properties fo:break-before="auto" style:column-width="3.14854166666667cm" style:use-optimal-column-width="true"/>
    </style:style>
    <style:style style:name="co6" style:family="table-column">
      <style:table-column-properties fo:break-before="auto" style:column-width="3.06916666666667cm" style:use-optimal-column-width="true"/>
    </style:style>
    <style:style style:name="co7" style:family="table-column">
      <style:table-column-properties fo:break-before="auto" style:column-width="2.83104166666667cm" style:use-optimal-column-width="true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1.40229166666667cm" style:use-optimal-column-width="true"/>
    </style:style>
    <style:style style:name="co10" style:family="table-column">
      <style:table-column-properties fo:break-before="auto" style:column-width="3.46604166666667cm" style:use-optimal-column-width="true"/>
    </style:style>
    <style:style style:name="co11" style:family="table-column">
      <style:table-column-properties fo:break-before="auto" style:column-width="2.72520833333333cm" style:use-optimal-column-width="true"/>
    </style:style>
    <style:style style:name="co12" style:family="table-column">
      <style:table-column-properties fo:break-before="auto" style:column-width="5.29166666666667cm" style:use-optimal-column-width="true"/>
    </style:style>
    <style:style style:name="co13" style:family="table-column">
      <style:table-column-properties fo:break-before="auto" style:column-width="6.0325cm" style:use-optimal-column-width="true"/>
    </style:style>
    <style:style style:name="co14" style:family="table-column">
      <style:table-column-properties fo:break-before="auto" style:column-width="2.69875cm" style:use-optimal-column-width="true"/>
    </style:style>
    <style:style style:name="co15" style:family="table-column">
      <style:table-column-properties fo:break-before="auto" style:column-width="2.98979166666667cm" style:use-optimal-column-width="true"/>
    </style:style>
    <style:style style:name="co16" style:family="table-column">
      <style:table-column-properties fo:break-before="auto" style:column-width="2.301875cm" style:use-optimal-column-width="true"/>
    </style:style>
    <style:style style:name="co17" style:family="table-column">
      <style:table-column-properties fo:break-before="auto" style:column-width="3.254375cm" style:use-optimal-column-width="true"/>
    </style:style>
    <style:style style:name="co18" style:family="table-column">
      <style:table-column-properties fo:break-before="auto" style:column-width="2.27541666666667cm" style:use-optimal-column-width="true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3.99520833333333cm"/>
    </style:style>
    <style:style style:name="co21" style:family="table-column">
      <style:table-column-properties fo:break-before="auto" style:column-width="1.05833333333333cm" style:use-optimal-column-width="true"/>
    </style:style>
    <style:style style:name="co22" style:family="table-column">
      <style:table-column-properties fo:break-before="auto" style:column-width="4.1275cm" style:use-optimal-column-width="true"/>
    </style:style>
    <style:style style:name="co23" style:family="table-column">
      <style:table-column-properties fo:break-before="auto" style:column-width="5.68854166666667cm" style:use-optimal-column-width="true"/>
    </style:style>
    <style:style style:name="co24" style:family="table-column">
      <style:table-column-properties fo:break-before="auto" style:column-width="1.85208333333333cm" style:use-optimal-column-width="true"/>
    </style:style>
    <style:style style:name="co25" style:family="table-column">
      <style:table-column-properties fo:break-before="auto" style:column-width="1.77270833333333cm" style:use-optimal-column-width="true"/>
    </style:style>
    <style:style style:name="co26" style:family="table-column">
      <style:table-column-properties fo:break-before="auto" style:column-width="1.534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istorical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Week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Price (NOK/kg)</text:p>
          </table:table-cell>
          <table:table-cell office:value-type="string" table:style-name="ce2">
            <text:p>Export Volume (MT)</text:p>
          </table:table-cell>
          <table:table-cell office:value-type="string" table:style-name="ce2">
            <text:p>Notes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date" office:date-value="2023-02-01T00:00:00" table:style-name="ce4">
            <text:p>01.02.2023</text:p>
          </table:table-cell>
          <table:table-cell office:value-type="float" office:value="71.12" table:style-name="ce5">
            <text:p>71,12</text:p>
          </table:table-cell>
          <table:table-cell office:value-type="float" office:value="22800.6" table:formula="of:=24000+RANDBETWEEN(-1500;1500)-([.C2]-70)*20" table:style-name="ce5">
            <text:p>22800,6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2" table:formula="of:=[.A2]+1" table:style-name="ce3">
            <text:p>2</text:p>
          </table:table-cell>
          <table:table-cell office:value-type="date" office:date-value="2023-02-08T00:00:00" table:formula="of:=[.B2]+7" table:style-name="ce4">
            <text:p>08.02.2023</text:p>
          </table:table-cell>
          <table:table-cell office:value-type="float" office:value="73.37441163573142" table:style-name="ce5">
            <text:p>73,37</text:p>
          </table:table-cell>
          <table:table-cell office:value-type="float" office:value="25252.51176728537" table:formula="of:=24000+RANDBETWEEN(-1500;1500)-([.C3]-70)*20" table:style-name="ce5">
            <text:p>25252,5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3" table:formula="of:=[.A3]+1" table:style-name="ce3">
            <text:p>3</text:p>
          </table:table-cell>
          <table:table-cell office:value-type="date" office:date-value="2023-02-15T00:00:00" table:formula="of:=[.B3]+7" table:style-name="ce4">
            <text:p>15.02.2023</text:p>
          </table:table-cell>
          <table:table-cell office:value-type="float" office:value="75.019204884186635" table:style-name="ce5">
            <text:p>75,02</text:p>
          </table:table-cell>
          <table:table-cell office:value-type="float" office:value="22570.615902316269" table:formula="of:=24000+RANDBETWEEN(-1500;1500)-([.C4]-70)*20" table:style-name="ce5">
            <text:p>22570,6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4" table:formula="of:=[.A4]+1" table:style-name="ce3">
            <text:p>4</text:p>
          </table:table-cell>
          <table:table-cell office:value-type="date" office:date-value="2023-02-22T00:00:00" table:formula="of:=[.B4]+7" table:style-name="ce4">
            <text:p>22.02.2023</text:p>
          </table:table-cell>
          <table:table-cell office:value-type="float" office:value="73.915220640293455" table:style-name="ce5">
            <text:p>73,92</text:p>
          </table:table-cell>
          <table:table-cell office:value-type="float" office:value="24823.695587194132" table:formula="of:=24000+RANDBETWEEN(-1500;1500)-([.C5]-70)*20" table:style-name="ce5">
            <text:p>24823,7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5" table:formula="of:=[.A5]+1" table:style-name="ce3">
            <text:p>5</text:p>
          </table:table-cell>
          <table:table-cell office:value-type="date" office:date-value="2023-03-01T00:00:00" table:formula="of:=[.B5]+7" table:style-name="ce4">
            <text:p>01.03.2023</text:p>
          </table:table-cell>
          <table:table-cell office:value-type="float" office:value="75.875490099823935" table:style-name="ce5">
            <text:p>75,88</text:p>
          </table:table-cell>
          <table:table-cell office:value-type="float" office:value="23031.490198003521" table:formula="of:=24000+RANDBETWEEN(-1500;1500)-([.C6]-70)*20" table:style-name="ce5">
            <text:p>23031,49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" table:formula="of:=[.A6]+1" table:style-name="ce3">
            <text:p>6</text:p>
          </table:table-cell>
          <table:table-cell office:value-type="date" office:date-value="2023-03-08T00:00:00" table:formula="of:=[.B6]+7" table:style-name="ce4">
            <text:p>08.03.2023</text:p>
          </table:table-cell>
          <table:table-cell office:value-type="float" office:value="75.903552158947122" table:style-name="ce5">
            <text:p>75,90</text:p>
          </table:table-cell>
          <table:table-cell office:value-type="float" office:value="22874.928956821059" table:formula="of:=24000+RANDBETWEEN(-1500;1500)-([.C7]-70)*20" table:style-name="ce5">
            <text:p>22874,9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" table:formula="of:=[.A7]+1" table:style-name="ce3">
            <text:p>7</text:p>
          </table:table-cell>
          <table:table-cell office:value-type="date" office:date-value="2023-03-15T00:00:00" table:formula="of:=[.B7]+7" table:style-name="ce4">
            <text:p>15.03.2023</text:p>
          </table:table-cell>
          <table:table-cell office:value-type="float" office:value="74.999433130050576" table:style-name="ce5">
            <text:p>75,00</text:p>
          </table:table-cell>
          <table:table-cell office:value-type="float" office:value="22987.011337398988" table:formula="of:=24000+RANDBETWEEN(-1500;1500)-([.C8]-70)*20" table:style-name="ce5">
            <text:p>22987,0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" table:formula="of:=[.A8]+1" table:style-name="ce3">
            <text:p>8</text:p>
          </table:table-cell>
          <table:table-cell office:value-type="date" office:date-value="2023-03-22T00:00:00" table:formula="of:=[.B8]+7" table:style-name="ce4">
            <text:p>22.03.2023</text:p>
          </table:table-cell>
          <table:table-cell office:value-type="float" office:value="73.362408815787887" table:style-name="ce5">
            <text:p>73,36</text:p>
          </table:table-cell>
          <table:table-cell office:value-type="float" office:value="24132.751823684241" table:formula="of:=24000+RANDBETWEEN(-1500;1500)-([.C9]-70)*20" table:style-name="ce5">
            <text:p>24132,7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" table:formula="of:=[.A9]+1" table:style-name="ce3">
            <text:p>9</text:p>
          </table:table-cell>
          <table:table-cell office:value-type="date" office:date-value="2023-03-29T00:00:00" table:formula="of:=[.B9]+7" table:style-name="ce4">
            <text:p>29.03.2023</text:p>
          </table:table-cell>
          <table:table-cell office:value-type="float" office:value="73.970329875703683" table:style-name="ce5">
            <text:p>73,97</text:p>
          </table:table-cell>
          <table:table-cell office:value-type="float" office:value="22643.593402485927" table:formula="of:=24000+RANDBETWEEN(-1500;1500)-([.C10]-70)*20" table:style-name="ce5">
            <text:p>22643,59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" table:formula="of:=[.A10]+1" table:style-name="ce3">
            <text:p>10</text:p>
          </table:table-cell>
          <table:table-cell office:value-type="date" office:date-value="2023-04-05T00:00:00" table:formula="of:=[.B10]+7" table:style-name="ce4">
            <text:p>05.04.2023</text:p>
          </table:table-cell>
          <table:table-cell office:value-type="float" office:value="73.861058276759863" table:style-name="ce5">
            <text:p>73,86</text:p>
          </table:table-cell>
          <table:table-cell office:value-type="float" office:value="24382.778834464803" table:formula="of:=24000+RANDBETWEEN(-1500;1500)-([.C11]-70)*20" table:style-name="ce5">
            <text:p>24382,78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1" table:formula="of:=[.A11]+1" table:style-name="ce3">
            <text:p>11</text:p>
          </table:table-cell>
          <table:table-cell office:value-type="date" office:date-value="2023-04-12T00:00:00" table:formula="of:=[.B11]+7" table:style-name="ce4">
            <text:p>12.04.2023</text:p>
          </table:table-cell>
          <table:table-cell office:value-type="float" office:value="72.384234984314773" table:style-name="ce5">
            <text:p>72,38</text:p>
          </table:table-cell>
          <table:table-cell office:value-type="float" office:value="24524.315300313705" table:formula="of:=24000+RANDBETWEEN(-1500;1500)-([.C12]-70)*20" table:style-name="ce5">
            <text:p>24524,3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2" table:formula="of:=[.A12]+1" table:style-name="ce3">
            <text:p>12</text:p>
          </table:table-cell>
          <table:table-cell office:value-type="date" office:date-value="2023-04-19T00:00:00" table:formula="of:=[.B12]+7" table:style-name="ce4">
            <text:p>19.04.2023</text:p>
          </table:table-cell>
          <table:table-cell office:value-type="float" office:value="71.774576266842416" table:style-name="ce5">
            <text:p>71,77</text:p>
          </table:table-cell>
          <table:table-cell office:value-type="float" office:value="22802.508474663151" table:formula="of:=24000+RANDBETWEEN(-1500;1500)-([.C13]-70)*20" table:style-name="ce5">
            <text:p>22802,5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3" table:formula="of:=[.A13]+1" table:style-name="ce3">
            <text:p>13</text:p>
          </table:table-cell>
          <table:table-cell office:value-type="date" office:date-value="2023-04-26T00:00:00" table:formula="of:=[.B13]+7" table:style-name="ce4">
            <text:p>26.04.2023</text:p>
          </table:table-cell>
          <table:table-cell office:value-type="float" office:value="70.217892049721542" table:style-name="ce5">
            <text:p>70,22</text:p>
          </table:table-cell>
          <table:table-cell office:value-type="float" office:value="23474.642159005569" table:formula="of:=24000+RANDBETWEEN(-1500;1500)-([.C14]-70)*20" table:style-name="ce5">
            <text:p>23474,64</text:p>
          </table:table-cell>
          <table:table-cell office:value-type="string" table:style-name="ce3">
            <text:p>Q1 peak demand</text:p>
          </table:table-cell>
          <table:table-cell table:number-columns-repeated="16379"/>
        </table:table-row>
        <table:table-row table:style-name="ro1">
          <table:table-cell office:value-type="float" office:value="14" table:formula="of:=[.A14]+1" table:style-name="ce3">
            <text:p>14</text:p>
          </table:table-cell>
          <table:table-cell office:value-type="date" office:date-value="2023-05-03T00:00:00" table:formula="of:=[.B14]+7" table:style-name="ce4">
            <text:p>03.05.2023</text:p>
          </table:table-cell>
          <table:table-cell office:value-type="float" office:value="69.307666853919784" table:style-name="ce5">
            <text:p>69,31</text:p>
          </table:table-cell>
          <table:table-cell office:value-type="float" office:value="24049.846662921605" table:formula="of:=24000+RANDBETWEEN(-1500;1500)-([.C15]-70)*20" table:style-name="ce5">
            <text:p>24049,8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5" table:formula="of:=[.A15]+1" table:style-name="ce3">
            <text:p>15</text:p>
          </table:table-cell>
          <table:table-cell office:value-type="date" office:date-value="2023-05-10T00:00:00" table:formula="of:=[.B15]+7" table:style-name="ce4">
            <text:p>10.05.2023</text:p>
          </table:table-cell>
          <table:table-cell office:value-type="float" office:value="69.370935428886341" table:style-name="ce5">
            <text:p>69,37</text:p>
          </table:table-cell>
          <table:table-cell office:value-type="float" office:value="24628.581291422273" table:formula="of:=24000+RANDBETWEEN(-1500;1500)-([.C16]-70)*20" table:style-name="ce5">
            <text:p>24628,58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6" table:formula="of:=[.A16]+1" table:style-name="ce3">
            <text:p>16</text:p>
          </table:table-cell>
          <table:table-cell office:value-type="date" office:date-value="2023-05-17T00:00:00" table:formula="of:=[.B16]+7" table:style-name="ce4">
            <text:p>17.05.2023</text:p>
          </table:table-cell>
          <table:table-cell office:value-type="float" office:value="69.976708276171522" table:style-name="ce5">
            <text:p>69,98</text:p>
          </table:table-cell>
          <table:table-cell office:value-type="float" office:value="22598.46583447657" table:formula="of:=24000+RANDBETWEEN(-1500;1500)-([.C17]-70)*20" table:style-name="ce5">
            <text:p>22598,47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7" table:formula="of:=[.A17]+1" table:style-name="ce3">
            <text:p>17</text:p>
          </table:table-cell>
          <table:table-cell office:value-type="date" office:date-value="2023-05-24T00:00:00" table:formula="of:=[.B17]+7" table:style-name="ce4">
            <text:p>24.05.2023</text:p>
          </table:table-cell>
          <table:table-cell office:value-type="float" office:value="71.593928832257376" table:style-name="ce5">
            <text:p>71,59</text:p>
          </table:table-cell>
          <table:table-cell office:value-type="float" office:value="22481.121423354853" table:formula="of:=24000+RANDBETWEEN(-1500;1500)-([.C18]-70)*20" table:style-name="ce5">
            <text:p>22481,1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8" table:formula="of:=[.A18]+1" table:style-name="ce3">
            <text:p>18</text:p>
          </table:table-cell>
          <table:table-cell office:value-type="date" office:date-value="2023-05-31T00:00:00" table:formula="of:=[.B18]+7" table:style-name="ce4">
            <text:p>31.05.2023</text:p>
          </table:table-cell>
          <table:table-cell office:value-type="float" office:value="72.806043609416975" table:style-name="ce5">
            <text:p>72,81</text:p>
          </table:table-cell>
          <table:table-cell office:value-type="float" office:value="23666.879127811662" table:formula="of:=24000+RANDBETWEEN(-1500;1500)-([.C19]-70)*20" table:style-name="ce5">
            <text:p>23666,88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9" table:formula="of:=[.A19]+1" table:style-name="ce3">
            <text:p>19</text:p>
          </table:table-cell>
          <table:table-cell office:value-type="date" office:date-value="2023-06-07T00:00:00" table:formula="of:=[.B19]+7" table:style-name="ce4">
            <text:p>07.06.2023</text:p>
          </table:table-cell>
          <table:table-cell office:value-type="float" office:value="71.320301612494504" table:style-name="ce5">
            <text:p>71,32</text:p>
          </table:table-cell>
          <table:table-cell office:value-type="float" office:value="22607.593967750108" table:formula="of:=24000+RANDBETWEEN(-1500;1500)-([.C20]-70)*20" table:style-name="ce5">
            <text:p>22607,59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20" table:formula="of:=[.A20]+1" table:style-name="ce3">
            <text:p>20</text:p>
          </table:table-cell>
          <table:table-cell office:value-type="date" office:date-value="2023-06-14T00:00:00" table:formula="of:=[.B20]+7" table:style-name="ce4">
            <text:p>14.06.2023</text:p>
          </table:table-cell>
          <table:table-cell office:value-type="float" office:value="72.912413371963083" table:style-name="ce5">
            <text:p>72,91</text:p>
          </table:table-cell>
          <table:table-cell office:value-type="float" office:value="24987.751732560737" table:formula="of:=24000+RANDBETWEEN(-1500;1500)-([.C21]-70)*20" table:style-name="ce5">
            <text:p>24987,7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21" table:formula="of:=[.A21]+1" table:style-name="ce3">
            <text:p>21</text:p>
          </table:table-cell>
          <table:table-cell office:value-type="date" office:date-value="2023-06-21T00:00:00" table:formula="of:=[.B21]+7" table:style-name="ce4">
            <text:p>21.06.2023</text:p>
          </table:table-cell>
          <table:table-cell office:value-type="float" office:value="72.255655850221615" table:style-name="ce5">
            <text:p>72,26</text:p>
          </table:table-cell>
          <table:table-cell office:value-type="float" office:value="23297.886882995568" table:formula="of:=24000+RANDBETWEEN(-1500;1500)-([.C22]-70)*20" table:style-name="ce5">
            <text:p>23297,89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22" table:formula="of:=[.A22]+1" table:style-name="ce3">
            <text:p>22</text:p>
          </table:table-cell>
          <table:table-cell office:value-type="date" office:date-value="2023-06-28T00:00:00" table:formula="of:=[.B22]+7" table:style-name="ce4">
            <text:p>28.06.2023</text:p>
          </table:table-cell>
          <table:table-cell office:value-type="float" office:value="74.838545244424608" table:style-name="ce5">
            <text:p>74,84</text:p>
          </table:table-cell>
          <table:table-cell office:value-type="float" office:value="24396.229095111506" table:formula="of:=24000+RANDBETWEEN(-1500;1500)-([.C23]-70)*20" table:style-name="ce5">
            <text:p>24396,2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23" table:formula="of:=[.A23]+1" table:style-name="ce3">
            <text:p>23</text:p>
          </table:table-cell>
          <table:table-cell office:value-type="date" office:date-value="2023-07-05T00:00:00" table:formula="of:=[.B23]+7" table:style-name="ce4">
            <text:p>05.07.2023</text:p>
          </table:table-cell>
          <table:table-cell office:value-type="float" office:value="77.272374201263489" table:style-name="ce5">
            <text:p>77,27</text:p>
          </table:table-cell>
          <table:table-cell office:value-type="float" office:value="23151.55251597473" table:formula="of:=24000+RANDBETWEEN(-1500;1500)-([.C24]-70)*20" table:style-name="ce5">
            <text:p>23151,5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24" table:formula="of:=[.A24]+1" table:style-name="ce3">
            <text:p>24</text:p>
          </table:table-cell>
          <table:table-cell office:value-type="date" office:date-value="2023-07-12T00:00:00" table:formula="of:=[.B24]+7" table:style-name="ce4">
            <text:p>12.07.2023</text:p>
          </table:table-cell>
          <table:table-cell office:value-type="float" office:value="77.3213155597808" table:style-name="ce5">
            <text:p>77,32</text:p>
          </table:table-cell>
          <table:table-cell office:value-type="float" office:value="23682.573688804383" table:formula="of:=24000+RANDBETWEEN(-1500;1500)-([.C25]-70)*20" table:style-name="ce5">
            <text:p>23682,57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25" table:formula="of:=[.A25]+1" table:style-name="ce3">
            <text:p>25</text:p>
          </table:table-cell>
          <table:table-cell office:value-type="date" office:date-value="2023-07-19T00:00:00" table:formula="of:=[.B25]+7" table:style-name="ce4">
            <text:p>19.07.2023</text:p>
          </table:table-cell>
          <table:table-cell office:value-type="float" office:value="76.893772867645268" table:style-name="ce5">
            <text:p>76,89</text:p>
          </table:table-cell>
          <table:table-cell office:value-type="float" office:value="24734.124542647096" table:formula="of:=24000+RANDBETWEEN(-1500;1500)-([.C26]-70)*20" table:style-name="ce5">
            <text:p>24734,1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26" table:formula="of:=[.A26]+1" table:style-name="ce3">
            <text:p>26</text:p>
          </table:table-cell>
          <table:table-cell office:value-type="date" office:date-value="2023-07-26T00:00:00" table:formula="of:=[.B26]+7" table:style-name="ce4">
            <text:p>26.07.2023</text:p>
          </table:table-cell>
          <table:table-cell office:value-type="float" office:value="75.165674571825093" table:style-name="ce5">
            <text:p>75,17</text:p>
          </table:table-cell>
          <table:table-cell office:value-type="float" office:value="24227.6865085635" table:formula="of:=24000+RANDBETWEEN(-1500;1500)-([.C27]-70)*20" table:style-name="ce5">
            <text:p>24227,69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27" table:formula="of:=[.A27]+1" table:style-name="ce3">
            <text:p>27</text:p>
          </table:table-cell>
          <table:table-cell office:value-type="date" office:date-value="2023-08-02T00:00:00" table:formula="of:=[.B27]+7" table:style-name="ce4">
            <text:p>02.08.2023</text:p>
          </table:table-cell>
          <table:table-cell office:value-type="float" office:value="72.914501409339593" table:style-name="ce5">
            <text:p>72,91</text:p>
          </table:table-cell>
          <table:table-cell office:value-type="float" office:value="24605.709971813209" table:formula="of:=24000+RANDBETWEEN(-1500;1500)-([.C28]-70)*20" table:style-name="ce5">
            <text:p>24605,7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28" table:formula="of:=[.A28]+1" table:style-name="ce3">
            <text:p>28</text:p>
          </table:table-cell>
          <table:table-cell office:value-type="date" office:date-value="2023-08-09T00:00:00" table:formula="of:=[.B28]+7" table:style-name="ce4">
            <text:p>09.08.2023</text:p>
          </table:table-cell>
          <table:table-cell office:value-type="float" office:value="75.113799276544498" table:style-name="ce5">
            <text:p>75,11</text:p>
          </table:table-cell>
          <table:table-cell office:value-type="float" office:value="22722.72401446911" table:formula="of:=24000+RANDBETWEEN(-1500;1500)-([.C29]-70)*20" table:style-name="ce5">
            <text:p>22722,7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29" table:formula="of:=[.A29]+1" table:style-name="ce3">
            <text:p>29</text:p>
          </table:table-cell>
          <table:table-cell office:value-type="date" office:date-value="2023-08-16T00:00:00" table:formula="of:=[.B29]+7" table:style-name="ce4">
            <text:p>16.08.2023</text:p>
          </table:table-cell>
          <table:table-cell office:value-type="float" office:value="72.949099607815242" table:style-name="ce5">
            <text:p>72,95</text:p>
          </table:table-cell>
          <table:table-cell office:value-type="float" office:value="25079.018007843697" table:formula="of:=24000+RANDBETWEEN(-1500;1500)-([.C30]-70)*20" table:style-name="ce5">
            <text:p>25079,0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30" table:formula="of:=[.A30]+1" table:style-name="ce3">
            <text:p>30</text:p>
          </table:table-cell>
          <table:table-cell office:value-type="date" office:date-value="2023-08-23T00:00:00" table:formula="of:=[.B30]+7" table:style-name="ce4">
            <text:p>23.08.2023</text:p>
          </table:table-cell>
          <table:table-cell office:value-type="float" office:value="74.290116639835517" table:style-name="ce5">
            <text:p>74,29</text:p>
          </table:table-cell>
          <table:table-cell office:value-type="float" office:value="23288.197667203291" table:formula="of:=24000+RANDBETWEEN(-1500;1500)-([.C31]-70)*20" table:style-name="ce5">
            <text:p>23288,2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31" table:formula="of:=[.A31]+1" table:style-name="ce3">
            <text:p>31</text:p>
          </table:table-cell>
          <table:table-cell office:value-type="date" office:date-value="2023-08-30T00:00:00" table:formula="of:=[.B31]+7" table:style-name="ce4">
            <text:p>30.08.2023</text:p>
          </table:table-cell>
          <table:table-cell office:value-type="float" office:value="73.030863886369943" table:style-name="ce5">
            <text:p>73,03</text:p>
          </table:table-cell>
          <table:table-cell office:value-type="float" office:value="23744.382722272599" table:formula="of:=24000+RANDBETWEEN(-1500;1500)-([.C32]-70)*20" table:style-name="ce5">
            <text:p>23744,38</text:p>
          </table:table-cell>
          <table:table-cell office:value-type="string" table:style-name="ce3">
            <text:p>Summer low</text:p>
          </table:table-cell>
          <table:table-cell table:number-columns-repeated="16379"/>
        </table:table-row>
        <table:table-row table:style-name="ro1">
          <table:table-cell office:value-type="float" office:value="32" table:formula="of:=[.A32]+1" table:style-name="ce3">
            <text:p>32</text:p>
          </table:table-cell>
          <table:table-cell office:value-type="date" office:date-value="2023-09-06T00:00:00" table:formula="of:=[.B32]+7" table:style-name="ce4">
            <text:p>06.09.2023</text:p>
          </table:table-cell>
          <table:table-cell office:value-type="float" office:value="75.140861849823679" table:style-name="ce5">
            <text:p>75,14</text:p>
          </table:table-cell>
          <table:table-cell office:value-type="float" office:value="24516.182763003526" table:formula="of:=24000+RANDBETWEEN(-1500;1500)-([.C33]-70)*20" table:style-name="ce5">
            <text:p>24516,18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33" table:formula="of:=[.A33]+1" table:style-name="ce3">
            <text:p>33</text:p>
          </table:table-cell>
          <table:table-cell office:value-type="date" office:date-value="2023-09-13T00:00:00" table:formula="of:=[.B33]+7" table:style-name="ce4">
            <text:p>13.09.2023</text:p>
          </table:table-cell>
          <table:table-cell office:value-type="float" office:value="75.161282019949653" table:style-name="ce5">
            <text:p>75,16</text:p>
          </table:table-cell>
          <table:table-cell office:value-type="float" office:value="25282.774359601008" table:formula="of:=24000+RANDBETWEEN(-1500;1500)-([.C34]-70)*20" table:style-name="ce5">
            <text:p>25282,77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34" table:formula="of:=[.A34]+1" table:style-name="ce3">
            <text:p>34</text:p>
          </table:table-cell>
          <table:table-cell office:value-type="date" office:date-value="2023-09-20T00:00:00" table:formula="of:=[.B34]+7" table:style-name="ce4">
            <text:p>20.09.2023</text:p>
          </table:table-cell>
          <table:table-cell office:value-type="float" office:value="75.302740951262905" table:style-name="ce5">
            <text:p>75,30</text:p>
          </table:table-cell>
          <table:table-cell office:value-type="float" office:value="22405.945180974741" table:formula="of:=24000+RANDBETWEEN(-1500;1500)-([.C35]-70)*20" table:style-name="ce5">
            <text:p>22405,9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35" table:formula="of:=[.A35]+1" table:style-name="ce3">
            <text:p>35</text:p>
          </table:table-cell>
          <table:table-cell office:value-type="date" office:date-value="2023-09-27T00:00:00" table:formula="of:=[.B35]+7" table:style-name="ce4">
            <text:p>27.09.2023</text:p>
          </table:table-cell>
          <table:table-cell office:value-type="float" office:value="73.252158842045205" table:style-name="ce5">
            <text:p>73,25</text:p>
          </table:table-cell>
          <table:table-cell office:value-type="float" office:value="23820.956823159097" table:formula="of:=24000+RANDBETWEEN(-1500;1500)-([.C36]-70)*20" table:style-name="ce5">
            <text:p>23820,96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36" table:formula="of:=[.A36]+1" table:style-name="ce3">
            <text:p>36</text:p>
          </table:table-cell>
          <table:table-cell office:value-type="date" office:date-value="2023-10-04T00:00:00" table:formula="of:=[.B36]+7" table:style-name="ce4">
            <text:p>04.10.2023</text:p>
          </table:table-cell>
          <table:table-cell office:value-type="float" office:value="71.048747688779486" table:style-name="ce5">
            <text:p>71,05</text:p>
          </table:table-cell>
          <table:table-cell office:value-type="float" office:value="24385.025046224411" table:formula="of:=24000+RANDBETWEEN(-1500;1500)-([.C37]-70)*20" table:style-name="ce5">
            <text:p>24385,0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37" table:formula="of:=[.A37]+1" table:style-name="ce3">
            <text:p>37</text:p>
          </table:table-cell>
          <table:table-cell office:value-type="date" office:date-value="2023-10-11T00:00:00" table:formula="of:=[.B37]+7" table:style-name="ce4">
            <text:p>11.10.2023</text:p>
          </table:table-cell>
          <table:table-cell office:value-type="float" office:value="69.666466936865319" table:style-name="ce5">
            <text:p>69,67</text:p>
          </table:table-cell>
          <table:table-cell office:value-type="float" office:value="23938.670661262695" table:formula="of:=24000+RANDBETWEEN(-1500;1500)-([.C38]-70)*20" table:style-name="ce5">
            <text:p>23938,67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38" table:formula="of:=[.A38]+1" table:style-name="ce3">
            <text:p>38</text:p>
          </table:table-cell>
          <table:table-cell office:value-type="date" office:date-value="2023-10-18T00:00:00" table:formula="of:=[.B38]+7" table:style-name="ce4">
            <text:p>18.10.2023</text:p>
          </table:table-cell>
          <table:table-cell office:value-type="float" office:value="67.727651908331424" table:style-name="ce5">
            <text:p>67,73</text:p>
          </table:table-cell>
          <table:table-cell office:value-type="float" office:value="25058.446961833371" table:formula="of:=24000+RANDBETWEEN(-1500;1500)-([.C39]-70)*20" table:style-name="ce5">
            <text:p>25058,4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39" table:formula="of:=[.A39]+1" table:style-name="ce3">
            <text:p>39</text:p>
          </table:table-cell>
          <table:table-cell office:value-type="date" office:date-value="2023-10-25T00:00:00" table:formula="of:=[.B39]+7" table:style-name="ce4">
            <text:p>25.10.2023</text:p>
          </table:table-cell>
          <table:table-cell office:value-type="float" office:value="70.229712615083798" table:style-name="ce5">
            <text:p>70,23</text:p>
          </table:table-cell>
          <table:table-cell office:value-type="float" office:value="23593.405747698325" table:formula="of:=24000+RANDBETWEEN(-1500;1500)-([.C40]-70)*20" table:style-name="ce5">
            <text:p>23593,4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40" table:formula="of:=[.A40]+1" table:style-name="ce3">
            <text:p>40</text:p>
          </table:table-cell>
          <table:table-cell office:value-type="date" office:date-value="2023-11-01T00:00:00" table:formula="of:=[.B40]+7" table:style-name="ce4">
            <text:p>01.11.2023</text:p>
          </table:table-cell>
          <table:table-cell office:value-type="float" office:value="70.679295562426489" table:style-name="ce5">
            <text:p>70,68</text:p>
          </table:table-cell>
          <table:table-cell office:value-type="float" office:value="24427.41408875147" table:formula="of:=24000+RANDBETWEEN(-1500;1500)-([.C41]-70)*20" table:style-name="ce5">
            <text:p>24427,4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41" table:formula="of:=[.A41]+1" table:style-name="ce3">
            <text:p>41</text:p>
          </table:table-cell>
          <table:table-cell office:value-type="date" office:date-value="2023-11-08T00:00:00" table:formula="of:=[.B41]+7" table:style-name="ce4">
            <text:p>08.11.2023</text:p>
          </table:table-cell>
          <table:table-cell office:value-type="float" office:value="69.587955676203833" table:style-name="ce5">
            <text:p>69,59</text:p>
          </table:table-cell>
          <table:table-cell office:value-type="float" office:value="24836.240886475924" table:formula="of:=24000+RANDBETWEEN(-1500;1500)-([.C42]-70)*20" table:style-name="ce5">
            <text:p>24836,24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42" table:formula="of:=[.A42]+1" table:style-name="ce3">
            <text:p>42</text:p>
          </table:table-cell>
          <table:table-cell office:value-type="date" office:date-value="2023-11-15T00:00:00" table:formula="of:=[.B42]+7" table:style-name="ce4">
            <text:p>15.11.2023</text:p>
          </table:table-cell>
          <table:table-cell office:value-type="float" office:value="67.421185633968761" table:style-name="ce5">
            <text:p>67,42</text:p>
          </table:table-cell>
          <table:table-cell office:value-type="float" office:value="24358.576287320626" table:formula="of:=24000+RANDBETWEEN(-1500;1500)-([.C43]-70)*20" table:style-name="ce5">
            <text:p>24358,58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43" table:formula="of:=[.A43]+1" table:style-name="ce3">
            <text:p>43</text:p>
          </table:table-cell>
          <table:table-cell office:value-type="date" office:date-value="2023-11-22T00:00:00" table:formula="of:=[.B43]+7" table:style-name="ce4">
            <text:p>22.11.2023</text:p>
          </table:table-cell>
          <table:table-cell office:value-type="float" office:value="69.506621909710489" table:style-name="ce5">
            <text:p>69,51</text:p>
          </table:table-cell>
          <table:table-cell office:value-type="float" office:value="23628.86756180579" table:formula="of:=24000+RANDBETWEEN(-1500;1500)-([.C44]-70)*20" table:style-name="ce5">
            <text:p>23628,87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44" table:formula="of:=[.A44]+1" table:style-name="ce3">
            <text:p>44</text:p>
          </table:table-cell>
          <table:table-cell office:value-type="date" office:date-value="2023-11-29T00:00:00" table:formula="of:=[.B44]+7" table:style-name="ce4">
            <text:p>29.11.2023</text:p>
          </table:table-cell>
          <table:table-cell office:value-type="float" office:value="67.762286684579351" table:style-name="ce5">
            <text:p>67,76</text:p>
          </table:table-cell>
          <table:table-cell office:value-type="float" office:value="25368.754266308413" table:formula="of:=24000+RANDBETWEEN(-1500;1500)-([.C45]-70)*20" table:style-name="ce5">
            <text:p>25368,7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45" table:formula="of:=[.A45]+1" table:style-name="ce3">
            <text:p>45</text:p>
          </table:table-cell>
          <table:table-cell office:value-type="date" office:date-value="2023-12-06T00:00:00" table:formula="of:=[.B45]+7" table:style-name="ce4">
            <text:p>06.12.2023</text:p>
          </table:table-cell>
          <table:table-cell office:value-type="float" office:value="70.394507826402887" table:style-name="ce5">
            <text:p>70,39</text:p>
          </table:table-cell>
          <table:table-cell office:value-type="float" office:value="23425.109843471942" table:formula="of:=24000+RANDBETWEEN(-1500;1500)-([.C46]-70)*20" table:style-name="ce5">
            <text:p>23425,1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46" table:formula="of:=[.A46]+1" table:style-name="ce3">
            <text:p>46</text:p>
          </table:table-cell>
          <table:table-cell office:value-type="date" office:date-value="2023-12-13T00:00:00" table:formula="of:=[.B46]+7" table:style-name="ce4">
            <text:p>13.12.2023</text:p>
          </table:table-cell>
          <table:table-cell office:value-type="float" office:value="69.738341280691813" table:style-name="ce5">
            <text:p>69,74</text:p>
          </table:table-cell>
          <table:table-cell office:value-type="float" office:value="23916.233174386165" table:formula="of:=24000+RANDBETWEEN(-1500;1500)-([.C47]-70)*20" table:style-name="ce5">
            <text:p>23916,2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47" table:formula="of:=[.A47]+1" table:style-name="ce3">
            <text:p>47</text:p>
          </table:table-cell>
          <table:table-cell office:value-type="date" office:date-value="2023-12-20T00:00:00" table:formula="of:=[.B47]+7" table:style-name="ce4">
            <text:p>20.12.2023</text:p>
          </table:table-cell>
          <table:table-cell office:value-type="float" office:value="67.644057325102438" table:style-name="ce5">
            <text:p>67,64</text:p>
          </table:table-cell>
          <table:table-cell office:value-type="float" office:value="25338.118853497952" table:formula="of:=24000+RANDBETWEEN(-1500;1500)-([.C48]-70)*20" table:style-name="ce5">
            <text:p>25338,1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48" table:formula="of:=[.A48]+1" table:style-name="ce3">
            <text:p>48</text:p>
          </table:table-cell>
          <table:table-cell office:value-type="date" office:date-value="2023-12-27T00:00:00" table:formula="of:=[.B48]+7" table:style-name="ce4">
            <text:p>27.12.2023</text:p>
          </table:table-cell>
          <table:table-cell office:value-type="float" office:value="65.67072101557028" table:style-name="ce5">
            <text:p>65,67</text:p>
          </table:table-cell>
          <table:table-cell office:value-type="float" office:value="24838.585579688595" table:formula="of:=24000+RANDBETWEEN(-1500;1500)-([.C49]-70)*20" table:style-name="ce5">
            <text:p>24838,59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49" table:formula="of:=[.A49]+1" table:style-name="ce3">
            <text:p>49</text:p>
          </table:table-cell>
          <table:table-cell office:value-type="date" office:date-value="2024-01-03T00:00:00" table:formula="of:=[.B49]+7" table:style-name="ce4">
            <text:p>03.01.2024</text:p>
          </table:table-cell>
          <table:table-cell office:value-type="float" office:value="64.198028838755704" table:style-name="ce5">
            <text:p>64,20</text:p>
          </table:table-cell>
          <table:table-cell office:value-type="float" office:value="23790.039423224887" table:formula="of:=24000+RANDBETWEEN(-1500;1500)-([.C50]-70)*20" table:style-name="ce5">
            <text:p>23790,04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50" table:formula="of:=[.A50]+1" table:style-name="ce3">
            <text:p>50</text:p>
          </table:table-cell>
          <table:table-cell office:value-type="date" office:date-value="2024-01-10T00:00:00" table:formula="of:=[.B50]+7" table:style-name="ce4">
            <text:p>10.01.2024</text:p>
          </table:table-cell>
          <table:table-cell office:value-type="float" office:value="66.152306107243206" table:style-name="ce5">
            <text:p>66,15</text:p>
          </table:table-cell>
          <table:table-cell office:value-type="float" office:value="24401.953877855136" table:formula="of:=24000+RANDBETWEEN(-1500;1500)-([.C51]-70)*20" table:style-name="ce5">
            <text:p>24401,9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51" table:formula="of:=[.A51]+1" table:style-name="ce3">
            <text:p>51</text:p>
          </table:table-cell>
          <table:table-cell office:value-type="date" office:date-value="2024-01-17T00:00:00" table:formula="of:=[.B51]+7" table:style-name="ce4">
            <text:p>17.01.2024</text:p>
          </table:table-cell>
          <table:table-cell office:value-type="float" office:value="67.223565131718829" table:style-name="ce5">
            <text:p>67,22</text:p>
          </table:table-cell>
          <table:table-cell office:value-type="float" office:value="23481.528697365622" table:formula="of:=24000+RANDBETWEEN(-1500;1500)-([.C52]-70)*20" table:style-name="ce5">
            <text:p>23481,5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52" table:formula="of:=[.A52]+1" table:style-name="ce3">
            <text:p>52</text:p>
          </table:table-cell>
          <table:table-cell office:value-type="date" office:date-value="2024-01-24T00:00:00" table:formula="of:=[.B52]+7" table:style-name="ce4">
            <text:p>24.01.2024</text:p>
          </table:table-cell>
          <table:table-cell office:value-type="float" office:value="65.541126215003857" table:style-name="ce5">
            <text:p>65,54</text:p>
          </table:table-cell>
          <table:table-cell office:value-type="float" office:value="23580.177475699922" table:formula="of:=24000+RANDBETWEEN(-1500;1500)-([.C53]-70)*20" table:style-name="ce5">
            <text:p>23580,18</text:p>
          </table:table-cell>
          <table:table-cell office:value-type="string" table:style-name="ce3">
            <text:p>Year-end surge</text:p>
          </table:table-cell>
          <table:table-cell table:number-columns-repeated="16379"/>
        </table:table-row>
        <table:table-row table:style-name="ro1">
          <table:table-cell office:value-type="float" office:value="53" table:formula="of:=[.A53]+1" table:style-name="ce3">
            <text:p>53</text:p>
          </table:table-cell>
          <table:table-cell office:value-type="date" office:date-value="2024-01-31T00:00:00" table:formula="of:=[.B53]+7" table:style-name="ce4">
            <text:p>31.01.2024</text:p>
          </table:table-cell>
          <table:table-cell office:value-type="float" office:value="67.616062088948041" table:style-name="ce5">
            <text:p>67,62</text:p>
          </table:table-cell>
          <table:table-cell office:value-type="float" office:value="23562.678758221038" table:formula="of:=24000+RANDBETWEEN(-1500;1500)-([.C54]-70)*20" table:style-name="ce5">
            <text:p>23562,68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54" table:formula="of:=[.A54]+1" table:style-name="ce3">
            <text:p>54</text:p>
          </table:table-cell>
          <table:table-cell office:value-type="date" office:date-value="2024-02-07T00:00:00" table:formula="of:=[.B54]+7" table:style-name="ce4">
            <text:p>07.02.2024</text:p>
          </table:table-cell>
          <table:table-cell office:value-type="float" office:value="67.855046352657979" table:style-name="ce5">
            <text:p>67,86</text:p>
          </table:table-cell>
          <table:table-cell office:value-type="float" office:value="23384.899072946839" table:formula="of:=24000+RANDBETWEEN(-1500;1500)-([.C55]-70)*20" table:style-name="ce5">
            <text:p>23384,9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55" table:formula="of:=[.A55]+1" table:style-name="ce3">
            <text:p>55</text:p>
          </table:table-cell>
          <table:table-cell office:value-type="date" office:date-value="2024-02-14T00:00:00" table:formula="of:=[.B55]+7" table:style-name="ce4">
            <text:p>14.02.2024</text:p>
          </table:table-cell>
          <table:table-cell office:value-type="float" office:value="68.564895983471175" table:style-name="ce5">
            <text:p>68,56</text:p>
          </table:table-cell>
          <table:table-cell office:value-type="float" office:value="22948.702080330575" table:formula="of:=24000+RANDBETWEEN(-1500;1500)-([.C56]-70)*20" table:style-name="ce5">
            <text:p>22948,7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56" table:formula="of:=[.A56]+1" table:style-name="ce3">
            <text:p>56</text:p>
          </table:table-cell>
          <table:table-cell office:value-type="date" office:date-value="2024-02-21T00:00:00" table:formula="of:=[.B56]+7" table:style-name="ce4">
            <text:p>21.02.2024</text:p>
          </table:table-cell>
          <table:table-cell office:value-type="float" office:value="67.721961119974068" table:style-name="ce5">
            <text:p>67,72</text:p>
          </table:table-cell>
          <table:table-cell office:value-type="float" office:value="23537.56077760052" table:formula="of:=24000+RANDBETWEEN(-1500;1500)-([.C57]-70)*20" table:style-name="ce5">
            <text:p>23537,56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57" table:formula="of:=[.A57]+1" table:style-name="ce3">
            <text:p>57</text:p>
          </table:table-cell>
          <table:table-cell office:value-type="date" office:date-value="2024-02-28T00:00:00" table:formula="of:=[.B57]+7" table:style-name="ce4">
            <text:p>28.02.2024</text:p>
          </table:table-cell>
          <table:table-cell office:value-type="float" office:value="68.866520035625229" table:style-name="ce5">
            <text:p>68,87</text:p>
          </table:table-cell>
          <table:table-cell office:value-type="float" office:value="24005.669599287496" table:formula="of:=24000+RANDBETWEEN(-1500;1500)-([.C58]-70)*20" table:style-name="ce5">
            <text:p>24005,67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58" table:formula="of:=[.A58]+1" table:style-name="ce3">
            <text:p>58</text:p>
          </table:table-cell>
          <table:table-cell office:value-type="date" office:date-value="2024-03-06T00:00:00" table:formula="of:=[.B58]+7" table:style-name="ce4">
            <text:p>06.03.2024</text:p>
          </table:table-cell>
          <table:table-cell office:value-type="float" office:value="68.72322726233952" table:style-name="ce5">
            <text:p>68,72</text:p>
          </table:table-cell>
          <table:table-cell office:value-type="float" office:value="24772.535454753208" table:formula="of:=24000+RANDBETWEEN(-1500;1500)-([.C59]-70)*20" table:style-name="ce5">
            <text:p>24772,54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59" table:formula="of:=[.A59]+1" table:style-name="ce3">
            <text:p>59</text:p>
          </table:table-cell>
          <table:table-cell office:value-type="date" office:date-value="2024-03-13T00:00:00" table:formula="of:=[.B59]+7" table:style-name="ce4">
            <text:p>13.03.2024</text:p>
          </table:table-cell>
          <table:table-cell office:value-type="float" office:value="66.525265377704912" table:style-name="ce5">
            <text:p>66,53</text:p>
          </table:table-cell>
          <table:table-cell office:value-type="float" office:value="25209.4946924459" table:formula="of:=24000+RANDBETWEEN(-1500;1500)-([.C60]-70)*20" table:style-name="ce5">
            <text:p>25209,49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0" table:formula="of:=[.A60]+1" table:style-name="ce3">
            <text:p>60</text:p>
          </table:table-cell>
          <table:table-cell office:value-type="date" office:date-value="2024-03-20T00:00:00" table:formula="of:=[.B60]+7" table:style-name="ce4">
            <text:p>20.03.2024</text:p>
          </table:table-cell>
          <table:table-cell office:value-type="float" office:value="68.953576018065718" table:style-name="ce5">
            <text:p>68,95</text:p>
          </table:table-cell>
          <table:table-cell office:value-type="float" office:value="25495.928479638686" table:formula="of:=24000+RANDBETWEEN(-1500;1500)-([.C61]-70)*20" table:style-name="ce5">
            <text:p>25495,9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1" table:formula="of:=[.A61]+1" table:style-name="ce3">
            <text:p>61</text:p>
          </table:table-cell>
          <table:table-cell office:value-type="date" office:date-value="2024-03-27T00:00:00" table:formula="of:=[.B61]+7" table:style-name="ce4">
            <text:p>27.03.2024</text:p>
          </table:table-cell>
          <table:table-cell office:value-type="float" office:value="70.334936068260703" table:style-name="ce5">
            <text:p>70,33</text:p>
          </table:table-cell>
          <table:table-cell office:value-type="float" office:value="25488.301278634786" table:formula="of:=24000+RANDBETWEEN(-1500;1500)-([.C62]-70)*20" table:style-name="ce5">
            <text:p>25488,3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2" table:formula="of:=[.A62]+1" table:style-name="ce3">
            <text:p>62</text:p>
          </table:table-cell>
          <table:table-cell office:value-type="date" office:date-value="2024-04-03T00:00:00" table:formula="of:=[.B62]+7" table:style-name="ce4">
            <text:p>03.04.2024</text:p>
          </table:table-cell>
          <table:table-cell office:value-type="float" office:value="69.666040449651646" table:style-name="ce5">
            <text:p>69,67</text:p>
          </table:table-cell>
          <table:table-cell office:value-type="float" office:value="23737.679191006966" table:formula="of:=24000+RANDBETWEEN(-1500;1500)-([.C63]-70)*20" table:style-name="ce5">
            <text:p>23737,68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3" table:formula="of:=[.A63]+1" table:style-name="ce3">
            <text:p>63</text:p>
          </table:table-cell>
          <table:table-cell office:value-type="date" office:date-value="2024-04-10T00:00:00" table:formula="of:=[.B63]+7" table:style-name="ce4">
            <text:p>10.04.2024</text:p>
          </table:table-cell>
          <table:table-cell office:value-type="float" office:value="72.054388206551849" table:style-name="ce5">
            <text:p>72,05</text:p>
          </table:table-cell>
          <table:table-cell office:value-type="float" office:value="24860.912235868964" table:formula="of:=24000+RANDBETWEEN(-1500;1500)-([.C64]-70)*20" table:style-name="ce5">
            <text:p>24860,9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4" table:formula="of:=[.A64]+1" table:style-name="ce3">
            <text:p>64</text:p>
          </table:table-cell>
          <table:table-cell office:value-type="date" office:date-value="2024-04-17T00:00:00" table:formula="of:=[.B64]+7" table:style-name="ce4">
            <text:p>17.04.2024</text:p>
          </table:table-cell>
          <table:table-cell office:value-type="float" office:value="72.716699167607345" table:style-name="ce5">
            <text:p>72,72</text:p>
          </table:table-cell>
          <table:table-cell office:value-type="float" office:value="22997.666016647854" table:formula="of:=24000+RANDBETWEEN(-1500;1500)-([.C65]-70)*20" table:style-name="ce5">
            <text:p>22997,67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5" table:formula="of:=[.A65]+1" table:style-name="ce3">
            <text:p>65</text:p>
          </table:table-cell>
          <table:table-cell office:value-type="date" office:date-value="2024-04-24T00:00:00" table:formula="of:=[.B65]+7" table:style-name="ce4">
            <text:p>24.04.2024</text:p>
          </table:table-cell>
          <table:table-cell office:value-type="float" office:value="71.342525578205596" table:style-name="ce5">
            <text:p>71,34</text:p>
          </table:table-cell>
          <table:table-cell office:value-type="float" office:value="22645.149488435887" table:formula="of:=24000+RANDBETWEEN(-1500;1500)-([.C66]-70)*20" table:style-name="ce5">
            <text:p>22645,1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6" table:formula="of:=[.A66]+1" table:style-name="ce3">
            <text:p>66</text:p>
          </table:table-cell>
          <table:table-cell office:value-type="date" office:date-value="2024-05-01T00:00:00" table:formula="of:=[.B66]+7" table:style-name="ce4">
            <text:p>01.05.2024</text:p>
          </table:table-cell>
          <table:table-cell office:value-type="float" office:value="70.243907960756118" table:style-name="ce5">
            <text:p>70,24</text:p>
          </table:table-cell>
          <table:table-cell office:value-type="float" office:value="25084.121840784879" table:formula="of:=24000+RANDBETWEEN(-1500;1500)-([.C67]-70)*20" table:style-name="ce5">
            <text:p>25084,1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7" table:formula="of:=[.A67]+1" table:style-name="ce3">
            <text:p>67</text:p>
          </table:table-cell>
          <table:table-cell office:value-type="date" office:date-value="2024-05-08T00:00:00" table:formula="of:=[.B67]+7" table:style-name="ce4">
            <text:p>08.05.2024</text:p>
          </table:table-cell>
          <table:table-cell office:value-type="float" office:value="69.192317387747053" table:style-name="ce5">
            <text:p>69,19</text:p>
          </table:table-cell>
          <table:table-cell office:value-type="float" office:value="23498.153652245059" table:formula="of:=24000+RANDBETWEEN(-1500;1500)-([.C68]-70)*20" table:style-name="ce5">
            <text:p>23498,1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8" table:formula="of:=[.A68]+1" table:style-name="ce3">
            <text:p>68</text:p>
          </table:table-cell>
          <table:table-cell office:value-type="date" office:date-value="2024-05-15T00:00:00" table:formula="of:=[.B68]+7" table:style-name="ce4">
            <text:p>15.05.2024</text:p>
          </table:table-cell>
          <table:table-cell office:value-type="float" office:value="71.744537664030304" table:style-name="ce5">
            <text:p>71,74</text:p>
          </table:table-cell>
          <table:table-cell office:value-type="float" office:value="24852.109246719396" table:formula="of:=24000+RANDBETWEEN(-1500;1500)-([.C69]-70)*20" table:style-name="ce5">
            <text:p>24852,1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69" table:formula="of:=[.A69]+1" table:style-name="ce3">
            <text:p>69</text:p>
          </table:table-cell>
          <table:table-cell office:value-type="date" office:date-value="2024-05-22T00:00:00" table:formula="of:=[.B69]+7" table:style-name="ce4">
            <text:p>22.05.2024</text:p>
          </table:table-cell>
          <table:table-cell office:value-type="float" office:value="72.793505667971644" table:style-name="ce5">
            <text:p>72,79</text:p>
          </table:table-cell>
          <table:table-cell office:value-type="float" office:value="23262.129886640567" table:formula="of:=24000+RANDBETWEEN(-1500;1500)-([.C70]-70)*20" table:style-name="ce5">
            <text:p>23262,13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0" table:formula="of:=[.A70]+1" table:style-name="ce3">
            <text:p>70</text:p>
          </table:table-cell>
          <table:table-cell office:value-type="date" office:date-value="2024-05-29T00:00:00" table:formula="of:=[.B70]+7" table:style-name="ce4">
            <text:p>29.05.2024</text:p>
          </table:table-cell>
          <table:table-cell office:value-type="float" office:value="74.280438163941582" table:style-name="ce5">
            <text:p>74,28</text:p>
          </table:table-cell>
          <table:table-cell office:value-type="float" office:value="23443.391236721167" table:formula="of:=24000+RANDBETWEEN(-1500;1500)-([.C71]-70)*20" table:style-name="ce5">
            <text:p>23443,39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1" table:formula="of:=[.A71]+1" table:style-name="ce3">
            <text:p>71</text:p>
          </table:table-cell>
          <table:table-cell office:value-type="date" office:date-value="2024-06-05T00:00:00" table:formula="of:=[.B71]+7" table:style-name="ce4">
            <text:p>05.06.2024</text:p>
          </table:table-cell>
          <table:table-cell office:value-type="float" office:value="74.969986395479367" table:style-name="ce5">
            <text:p>74,97</text:p>
          </table:table-cell>
          <table:table-cell office:value-type="float" office:value="23846.600272090414" table:formula="of:=24000+RANDBETWEEN(-1500;1500)-([.C72]-70)*20" table:style-name="ce5">
            <text:p>23846,6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2" table:formula="of:=[.A72]+1" table:style-name="ce3">
            <text:p>72</text:p>
          </table:table-cell>
          <table:table-cell office:value-type="date" office:date-value="2024-06-12T00:00:00" table:formula="of:=[.B72]+7" table:style-name="ce4">
            <text:p>12.06.2024</text:p>
          </table:table-cell>
          <table:table-cell office:value-type="float" office:value="74.804562517156654" table:style-name="ce5">
            <text:p>74,80</text:p>
          </table:table-cell>
          <table:table-cell office:value-type="float" office:value="24752.908749656868" table:formula="of:=24000+RANDBETWEEN(-1500;1500)-([.C73]-70)*20" table:style-name="ce5">
            <text:p>24752,9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3" table:formula="of:=[.A73]+1" table:style-name="ce3">
            <text:p>73</text:p>
          </table:table-cell>
          <table:table-cell office:value-type="date" office:date-value="2024-06-19T00:00:00" table:formula="of:=[.B73]+7" table:style-name="ce4">
            <text:p>19.06.2024</text:p>
          </table:table-cell>
          <table:table-cell office:value-type="float" office:value="72.68797335218062" table:style-name="ce5">
            <text:p>72,69</text:p>
          </table:table-cell>
          <table:table-cell office:value-type="float" office:value="22811.240532956388" table:formula="of:=24000+RANDBETWEEN(-1500;1500)-([.C74]-70)*20" table:style-name="ce5">
            <text:p>22811,24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4" table:formula="of:=[.A74]+1" table:style-name="ce3">
            <text:p>74</text:p>
          </table:table-cell>
          <table:table-cell office:value-type="date" office:date-value="2024-06-26T00:00:00" table:formula="of:=[.B74]+7" table:style-name="ce4">
            <text:p>26.06.2024</text:p>
          </table:table-cell>
          <table:table-cell office:value-type="float" office:value="73.947759122368979" table:style-name="ce5">
            <text:p>73,95</text:p>
          </table:table-cell>
          <table:table-cell office:value-type="float" office:value="22494.044817552622" table:formula="of:=24000+RANDBETWEEN(-1500;1500)-([.C75]-70)*20" table:style-name="ce5">
            <text:p>22494,04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5" table:formula="of:=[.A75]+1" table:style-name="ce3">
            <text:p>75</text:p>
          </table:table-cell>
          <table:table-cell office:value-type="date" office:date-value="2024-07-03T00:00:00" table:formula="of:=[.B75]+7" table:style-name="ce4">
            <text:p>03.07.2024</text:p>
          </table:table-cell>
          <table:table-cell office:value-type="float" office:value="76.130459807905666" table:style-name="ce5">
            <text:p>76,13</text:p>
          </table:table-cell>
          <table:table-cell office:value-type="float" office:value="24115.390803841885" table:formula="of:=24000+RANDBETWEEN(-1500;1500)-([.C76]-70)*20" table:style-name="ce5">
            <text:p>24115,39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6" table:formula="of:=[.A76]+1" table:style-name="ce3">
            <text:p>76</text:p>
          </table:table-cell>
          <table:table-cell office:value-type="date" office:date-value="2024-07-10T00:00:00" table:formula="of:=[.B76]+7" table:style-name="ce4">
            <text:p>10.07.2024</text:p>
          </table:table-cell>
          <table:table-cell office:value-type="float" office:value="74.753897284059917" table:style-name="ce5">
            <text:p>74,75</text:p>
          </table:table-cell>
          <table:table-cell office:value-type="float" office:value="24145.922054318802" table:formula="of:=24000+RANDBETWEEN(-1500;1500)-([.C77]-70)*20" table:style-name="ce5">
            <text:p>24145,9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7" table:formula="of:=[.A77]+1" table:style-name="ce3">
            <text:p>77</text:p>
          </table:table-cell>
          <table:table-cell office:value-type="date" office:date-value="2024-07-17T00:00:00" table:formula="of:=[.B77]+7" table:style-name="ce4">
            <text:p>17.07.2024</text:p>
          </table:table-cell>
          <table:table-cell office:value-type="float" office:value="72.515847898529444" table:style-name="ce5">
            <text:p>72,52</text:p>
          </table:table-cell>
          <table:table-cell office:value-type="float" office:value="23243.68304202941" table:formula="of:=24000+RANDBETWEEN(-1500;1500)-([.C78]-70)*20" table:style-name="ce5">
            <text:p>23243,68</text:p>
          </table:table-cell>
          <table:table-cell office:value-type="string" table:style-name="ce3">
            <text:p>Supply disruption</text:p>
          </table:table-cell>
          <table:table-cell table:number-columns-repeated="16379"/>
        </table:table-row>
        <table:table-row table:style-name="ro1">
          <table:table-cell office:value-type="float" office:value="78" table:formula="of:=[.A78]+1" table:style-name="ce3">
            <text:p>78</text:p>
          </table:table-cell>
          <table:table-cell office:value-type="date" office:date-value="2024-07-24T00:00:00" table:formula="of:=[.B78]+7" table:style-name="ce4">
            <text:p>24.07.2024</text:p>
          </table:table-cell>
          <table:table-cell office:value-type="float" office:value="71.462223857598104" table:style-name="ce5">
            <text:p>71,46</text:p>
          </table:table-cell>
          <table:table-cell office:value-type="float" office:value="25267.755522848038" table:formula="of:=24000+RANDBETWEEN(-1500;1500)-([.C79]-70)*20" table:style-name="ce5">
            <text:p>25267,76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79" table:formula="of:=[.A79]+1" table:style-name="ce3">
            <text:p>79</text:p>
          </table:table-cell>
          <table:table-cell office:value-type="date" office:date-value="2024-07-31T00:00:00" table:formula="of:=[.B79]+7" table:style-name="ce4">
            <text:p>31.07.2024</text:p>
          </table:table-cell>
          <table:table-cell office:value-type="float" office:value="69.350802238694016" table:style-name="ce5">
            <text:p>69,35</text:p>
          </table:table-cell>
          <table:table-cell office:value-type="float" office:value="23878.983955226118" table:formula="of:=24000+RANDBETWEEN(-1500;1500)-([.C80]-70)*20" table:style-name="ce5">
            <text:p>23878,98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0" table:formula="of:=[.A80]+1" table:style-name="ce3">
            <text:p>80</text:p>
          </table:table-cell>
          <table:table-cell office:value-type="date" office:date-value="2024-08-07T00:00:00" table:formula="of:=[.B80]+7" table:style-name="ce4">
            <text:p>07.08.2024</text:p>
          </table:table-cell>
          <table:table-cell office:value-type="float" office:value="71.16985287197069" table:style-name="ce5">
            <text:p>71,17</text:p>
          </table:table-cell>
          <table:table-cell office:value-type="float" office:value="25246.602942560585" table:formula="of:=24000+RANDBETWEEN(-1500;1500)-([.C81]-70)*20" table:style-name="ce5">
            <text:p>25246,6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1" table:formula="of:=[.A81]+1" table:style-name="ce3">
            <text:p>81</text:p>
          </table:table-cell>
          <table:table-cell office:value-type="date" office:date-value="2024-08-14T00:00:00" table:formula="of:=[.B81]+7" table:style-name="ce4">
            <text:p>14.08.2024</text:p>
          </table:table-cell>
          <table:table-cell office:value-type="float" office:value="70.403809702151491" table:style-name="ce5">
            <text:p>70,40</text:p>
          </table:table-cell>
          <table:table-cell office:value-type="float" office:value="25338.923805956969" table:formula="of:=24000+RANDBETWEEN(-1500;1500)-([.C82]-70)*20" table:style-name="ce5">
            <text:p>25338,9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2" table:formula="of:=[.A82]+1" table:style-name="ce3">
            <text:p>82</text:p>
          </table:table-cell>
          <table:table-cell office:value-type="date" office:date-value="2024-08-21T00:00:00" table:formula="of:=[.B82]+7" table:style-name="ce4">
            <text:p>21.08.2024</text:p>
          </table:table-cell>
          <table:table-cell office:value-type="float" office:value="68.155595826762152" table:style-name="ce5">
            <text:p>68,16</text:p>
          </table:table-cell>
          <table:table-cell office:value-type="float" office:value="25238.888083464757" table:formula="of:=24000+RANDBETWEEN(-1500;1500)-([.C83]-70)*20" table:style-name="ce5">
            <text:p>25238,89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3" table:formula="of:=[.A83]+1" table:style-name="ce3">
            <text:p>83</text:p>
          </table:table-cell>
          <table:table-cell office:value-type="date" office:date-value="2024-08-28T00:00:00" table:formula="of:=[.B83]+7" table:style-name="ce4">
            <text:p>28.08.2024</text:p>
          </table:table-cell>
          <table:table-cell office:value-type="float" office:value="69.596740450658089" table:style-name="ce5">
            <text:p>69,60</text:p>
          </table:table-cell>
          <table:table-cell office:value-type="float" office:value="25140.065190986839" table:formula="of:=24000+RANDBETWEEN(-1500;1500)-([.C84]-70)*20" table:style-name="ce5">
            <text:p>25140,07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4" table:formula="of:=[.A84]+1" table:style-name="ce3">
            <text:p>84</text:p>
          </table:table-cell>
          <table:table-cell office:value-type="date" office:date-value="2024-09-04T00:00:00" table:formula="of:=[.B84]+7" table:style-name="ce4">
            <text:p>04.09.2024</text:p>
          </table:table-cell>
          <table:table-cell office:value-type="float" office:value="70.145779295656155" table:style-name="ce5">
            <text:p>70,15</text:p>
          </table:table-cell>
          <table:table-cell office:value-type="float" office:value="24977.084414086876" table:formula="of:=24000+RANDBETWEEN(-1500;1500)-([.C85]-70)*20" table:style-name="ce5">
            <text:p>24977,08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5" table:formula="of:=[.A85]+1" table:style-name="ce3">
            <text:p>85</text:p>
          </table:table-cell>
          <table:table-cell office:value-type="date" office:date-value="2024-09-11T00:00:00" table:formula="of:=[.B85]+7" table:style-name="ce4">
            <text:p>11.09.2024</text:p>
          </table:table-cell>
          <table:table-cell office:value-type="float" office:value="72.754015620076473" table:style-name="ce5">
            <text:p>72,75</text:p>
          </table:table-cell>
          <table:table-cell office:value-type="float" office:value="25047.919687598471" table:formula="of:=24000+RANDBETWEEN(-1500;1500)-([.C86]-70)*20" table:style-name="ce5">
            <text:p>25047,9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6" table:formula="of:=[.A86]+1" table:style-name="ce3">
            <text:p>86</text:p>
          </table:table-cell>
          <table:table-cell office:value-type="date" office:date-value="2024-09-18T00:00:00" table:formula="of:=[.B86]+7" table:style-name="ce4">
            <text:p>18.09.2024</text:p>
          </table:table-cell>
          <table:table-cell office:value-type="float" office:value="71.736337575412776" table:style-name="ce5">
            <text:p>71,74</text:p>
          </table:table-cell>
          <table:table-cell office:value-type="float" office:value="24866.273248491743" table:formula="of:=24000+RANDBETWEEN(-1500;1500)-([.C87]-70)*20" table:style-name="ce5">
            <text:p>24866,27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7" table:formula="of:=[.A87]+1" table:style-name="ce3">
            <text:p>87</text:p>
          </table:table-cell>
          <table:table-cell office:value-type="date" office:date-value="2024-09-25T00:00:00" table:formula="of:=[.B87]+7" table:style-name="ce4">
            <text:p>25.09.2024</text:p>
          </table:table-cell>
          <table:table-cell office:value-type="float" office:value="71.328072541346714" table:style-name="ce5">
            <text:p>71,33</text:p>
          </table:table-cell>
          <table:table-cell office:value-type="float" office:value="22746.438549173065" table:formula="of:=24000+RANDBETWEEN(-1500;1500)-([.C88]-70)*20" table:style-name="ce5">
            <text:p>22746,44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8" table:formula="of:=[.A88]+1" table:style-name="ce3">
            <text:p>88</text:p>
          </table:table-cell>
          <table:table-cell office:value-type="date" office:date-value="2024-10-02T00:00:00" table:formula="of:=[.B88]+7" table:style-name="ce4">
            <text:p>02.10.2024</text:p>
          </table:table-cell>
          <table:table-cell office:value-type="float" office:value="69.858886050249438" table:style-name="ce5">
            <text:p>69,86</text:p>
          </table:table-cell>
          <table:table-cell office:value-type="float" office:value="22930.822278995012" table:formula="of:=24000+RANDBETWEEN(-1500;1500)-([.C89]-70)*20" table:style-name="ce5">
            <text:p>22930,8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89" table:formula="of:=[.A89]+1" table:style-name="ce3">
            <text:p>89</text:p>
          </table:table-cell>
          <table:table-cell office:value-type="date" office:date-value="2024-10-09T00:00:00" table:formula="of:=[.B89]+7" table:style-name="ce4">
            <text:p>09.10.2024</text:p>
          </table:table-cell>
          <table:table-cell office:value-type="float" office:value="70.071911095284051" table:style-name="ce5">
            <text:p>70,07</text:p>
          </table:table-cell>
          <table:table-cell office:value-type="float" office:value="24099.561778094318" table:formula="of:=24000+RANDBETWEEN(-1500;1500)-([.C90]-70)*20" table:style-name="ce5">
            <text:p>24099,56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0" table:formula="of:=[.A90]+1" table:style-name="ce3">
            <text:p>90</text:p>
          </table:table-cell>
          <table:table-cell office:value-type="date" office:date-value="2024-10-16T00:00:00" table:formula="of:=[.B90]+7" table:style-name="ce4">
            <text:p>16.10.2024</text:p>
          </table:table-cell>
          <table:table-cell office:value-type="float" office:value="72.439273912985868" table:style-name="ce5">
            <text:p>72,44</text:p>
          </table:table-cell>
          <table:table-cell office:value-type="float" office:value="23406.214521740283" table:formula="of:=24000+RANDBETWEEN(-1500;1500)-([.C91]-70)*20" table:style-name="ce5">
            <text:p>23406,2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1" table:formula="of:=[.A91]+1" table:style-name="ce3">
            <text:p>91</text:p>
          </table:table-cell>
          <table:table-cell office:value-type="date" office:date-value="2024-10-23T00:00:00" table:formula="of:=[.B91]+7" table:style-name="ce4">
            <text:p>23.10.2024</text:p>
          </table:table-cell>
          <table:table-cell office:value-type="float" office:value="72.389672177838662" table:style-name="ce5">
            <text:p>72,39</text:p>
          </table:table-cell>
          <table:table-cell office:value-type="float" office:value="22904.206556443227" table:formula="of:=24000+RANDBETWEEN(-1500;1500)-([.C92]-70)*20" table:style-name="ce5">
            <text:p>22904,2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2" table:formula="of:=[.A92]+1" table:style-name="ce3">
            <text:p>92</text:p>
          </table:table-cell>
          <table:table-cell office:value-type="date" office:date-value="2024-10-30T00:00:00" table:formula="of:=[.B92]+7" table:style-name="ce4">
            <text:p>30.10.2024</text:p>
          </table:table-cell>
          <table:table-cell office:value-type="float" office:value="74.839873848807997" table:style-name="ce5">
            <text:p>74,84</text:p>
          </table:table-cell>
          <table:table-cell office:value-type="float" office:value="24000.20252302384" table:formula="of:=24000+RANDBETWEEN(-1500;1500)-([.C93]-70)*20" table:style-name="ce5">
            <text:p>24000,2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3" table:formula="of:=[.A93]+1" table:style-name="ce3">
            <text:p>93</text:p>
          </table:table-cell>
          <table:table-cell office:value-type="date" office:date-value="2024-11-06T00:00:00" table:formula="of:=[.B93]+7" table:style-name="ce4">
            <text:p>06.11.2024</text:p>
          </table:table-cell>
          <table:table-cell office:value-type="float" office:value="77.476269319950447" table:style-name="ce5">
            <text:p>77,48</text:p>
          </table:table-cell>
          <table:table-cell office:value-type="float" office:value="22913.474613600993" table:formula="of:=24000+RANDBETWEEN(-1500;1500)-([.C94]-70)*20" table:style-name="ce5">
            <text:p>22913,47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4" table:formula="of:=[.A94]+1" table:style-name="ce3">
            <text:p>94</text:p>
          </table:table-cell>
          <table:table-cell office:value-type="date" office:date-value="2024-11-13T00:00:00" table:formula="of:=[.B94]+7" table:style-name="ce4">
            <text:p>13.11.2024</text:p>
          </table:table-cell>
          <table:table-cell office:value-type="float" office:value="79.056775735628406" table:style-name="ce5">
            <text:p>79,06</text:p>
          </table:table-cell>
          <table:table-cell office:value-type="float" office:value="22489.864485287431" table:formula="of:=24000+RANDBETWEEN(-1500;1500)-([.C95]-70)*20" table:style-name="ce5">
            <text:p>22489,86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5" table:formula="of:=[.A95]+1" table:style-name="ce3">
            <text:p>95</text:p>
          </table:table-cell>
          <table:table-cell office:value-type="date" office:date-value="2024-11-20T00:00:00" table:formula="of:=[.B95]+7" table:style-name="ce4">
            <text:p>20.11.2024</text:p>
          </table:table-cell>
          <table:table-cell office:value-type="float" office:value="77.745656635077694" table:style-name="ce5">
            <text:p>77,75</text:p>
          </table:table-cell>
          <table:table-cell office:value-type="float" office:value="23515.086867298447" table:formula="of:=24000+RANDBETWEEN(-1500;1500)-([.C96]-70)*20" table:style-name="ce5">
            <text:p>23515,09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6" table:formula="of:=[.A96]+1" table:style-name="ce3">
            <text:p>96</text:p>
          </table:table-cell>
          <table:table-cell office:value-type="date" office:date-value="2024-11-27T00:00:00" table:formula="of:=[.B96]+7" table:style-name="ce4">
            <text:p>27.11.2024</text:p>
          </table:table-cell>
          <table:table-cell office:value-type="float" office:value="79.427376094464833" table:style-name="ce5">
            <text:p>79,43</text:p>
          </table:table-cell>
          <table:table-cell office:value-type="float" office:value="25049.452478110703" table:formula="of:=24000+RANDBETWEEN(-1500;1500)-([.C97]-70)*20" table:style-name="ce5">
            <text:p>25049,45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7" table:formula="of:=[.A97]+1" table:style-name="ce3">
            <text:p>97</text:p>
          </table:table-cell>
          <table:table-cell office:value-type="date" office:date-value="2024-12-04T00:00:00" table:formula="of:=[.B97]+7" table:style-name="ce4">
            <text:p>04.12.2024</text:p>
          </table:table-cell>
          <table:table-cell office:value-type="float" office:value="79.709788954350714" table:style-name="ce5">
            <text:p>79,71</text:p>
          </table:table-cell>
          <table:table-cell office:value-type="float" office:value="25019.804220912985" table:formula="of:=24000+RANDBETWEEN(-1500;1500)-([.C98]-70)*20" table:style-name="ce5">
            <text:p>25019,80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8" table:formula="of:=[.A98]+1" table:style-name="ce3">
            <text:p>98</text:p>
          </table:table-cell>
          <table:table-cell office:value-type="date" office:date-value="2024-12-11T00:00:00" table:formula="of:=[.B98]+7" table:style-name="ce4">
            <text:p>11.12.2024</text:p>
          </table:table-cell>
          <table:table-cell office:value-type="float" office:value="79.311331945694718" table:style-name="ce5">
            <text:p>79,31</text:p>
          </table:table-cell>
          <table:table-cell office:value-type="float" office:value="24626.773361086107" table:formula="of:=24000+RANDBETWEEN(-1500;1500)-([.C99]-70)*20" table:style-name="ce5">
            <text:p>24626,77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99" table:formula="of:=[.A99]+1" table:style-name="ce3">
            <text:p>99</text:p>
          </table:table-cell>
          <table:table-cell office:value-type="date" office:date-value="2024-12-18T00:00:00" table:formula="of:=[.B99]+7" table:style-name="ce4">
            <text:p>18.12.2024</text:p>
          </table:table-cell>
          <table:table-cell office:value-type="float" office:value="81.000549296945039" table:style-name="ce5">
            <text:p>81,00</text:p>
          </table:table-cell>
          <table:table-cell office:value-type="float" office:value="22594.989014061099" table:formula="of:=24000+RANDBETWEEN(-1500;1500)-([.C100]-70)*20" table:style-name="ce5">
            <text:p>22594,99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0" table:formula="of:=[.A100]+1" table:style-name="ce3">
            <text:p>100</text:p>
          </table:table-cell>
          <table:table-cell office:value-type="date" office:date-value="2024-12-25T00:00:00" table:formula="of:=[.B100]+7" table:style-name="ce4">
            <text:p>25.12.2024</text:p>
          </table:table-cell>
          <table:table-cell office:value-type="float" office:value="79.536191933746196" table:style-name="ce5">
            <text:p>79,54</text:p>
          </table:table-cell>
          <table:table-cell office:value-type="float" office:value="24147.276161325077" table:formula="of:=24000+RANDBETWEEN(-1500;1500)-([.C101]-70)*20" table:style-name="ce5">
            <text:p>24147,28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1" table:formula="of:=[.A101]+1" table:style-name="ce3">
            <text:p>101</text:p>
          </table:table-cell>
          <table:table-cell office:value-type="date" office:date-value="2025-01-01T00:00:00" table:formula="of:=[.B101]+7" table:style-name="ce4">
            <text:p>01.01.2025</text:p>
          </table:table-cell>
          <table:table-cell office:value-type="float" office:value="80.932226509920653" table:style-name="ce5">
            <text:p>80,93</text:p>
          </table:table-cell>
          <table:table-cell office:value-type="float" office:value="22768.355469801587" table:formula="of:=24000+RANDBETWEEN(-1500;1500)-([.C102]-70)*20" table:style-name="ce5">
            <text:p>22768,36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2" table:formula="of:=[.A102]+1" table:style-name="ce3">
            <text:p>102</text:p>
          </table:table-cell>
          <table:table-cell office:value-type="date" office:date-value="2025-01-08T00:00:00" table:formula="of:=[.B102]+7" table:style-name="ce4">
            <text:p>08.01.2025</text:p>
          </table:table-cell>
          <table:table-cell office:value-type="float" office:value="83.408901593770082" table:style-name="ce5">
            <text:p>83,41</text:p>
          </table:table-cell>
          <table:table-cell office:value-type="float" office:value="23541.821968124597" table:formula="of:=24000+RANDBETWEEN(-1500;1500)-([.C103]-70)*20" table:style-name="ce5">
            <text:p>23541,82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3" table:formula="of:=[.A103]+1" table:style-name="ce3">
            <text:p>103</text:p>
          </table:table-cell>
          <table:table-cell office:value-type="date" office:date-value="2025-01-15T00:00:00" table:formula="of:=[.B103]+7" table:style-name="ce4">
            <text:p>15.01.2025</text:p>
          </table:table-cell>
          <table:table-cell office:value-type="float" office:value="83.509478763051447" table:style-name="ce5">
            <text:p>83,51</text:p>
          </table:table-cell>
          <table:table-cell office:value-type="float" office:value="22298.810424738971" table:formula="of:=24000+RANDBETWEEN(-1500;1500)-([.C104]-70)*20" table:style-name="ce5">
            <text:p>22298,81</text:p>
          </table:table-cell>
          <table:table-cell table:style-name="ce3"/>
          <table:table-cell table:number-columns-repeated="16379"/>
        </table:table-row>
        <table:table-row table:style-name="ro1">
          <table:table-cell office:value-type="float" office:value="104" table:formula="of:=[.A104]+1" table:style-name="ce6">
            <text:p>104</text:p>
          </table:table-cell>
          <table:table-cell office:value-type="date" office:date-value="2025-01-22T00:00:00" table:formula="of:=[.B104]+7" table:style-name="ce4">
            <text:p>22.01.2025</text:p>
          </table:table-cell>
          <table:table-cell office:value-type="float" office:value="81.94821811695769" table:style-name="ce7">
            <text:p>81,95</text:p>
          </table:table-cell>
          <table:table-cell office:value-type="float" office:value="24448.035637660847" table:formula="of:=24000+RANDBETWEEN(-1500;1500)-([.C105]-70)*20" table:style-name="ce7">
            <text:p>24448,04</text:p>
          </table:table-cell>
          <table:table-cell table:style-name="ce6"/>
          <table:table-cell table:number-columns-repeated="16379"/>
        </table:table-row>
        <table:table-row table:number-rows-repeated="1048471" table:style-name="ro1">
          <table:table-cell table:number-columns-repeated="16384"/>
        </table:table-row>
      </table:table>
      <table:table table:name="Exploratory_Analysi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6381" table:default-cell-style-name="ce1"/>
        <table:table-row table:style-name="ro1">
          <table:table-cell office:value-type="string" table:number-columns-spanned="3" table:number-rows-spanned="1" table:style-name="ce14">
            <text:p>Exploratory Data Analysi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5">
            <text:p>Summary Statistic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Metric</text:p>
          </table:table-cell>
          <table:table-cell office:value-type="string" table:style-name="ce9">
            <text:p>Price (NOK/kg)</text:p>
          </table:table-cell>
          <table:table-cell office:value-type="string" table:style-name="ce9">
            <text:p>Volume (MT)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ean</text:p>
          </table:table-cell>
          <table:table-cell office:value-type="float" office:value="72.518587508020175" table:formula="of:=AVERAGE([Historical_Data.C2:.C105])" table:style-name="ce11">
            <text:p>72,52</text:p>
          </table:table-cell>
          <table:table-cell office:value-type="float" office:value="23936.012865224198" table:formula="of:=AVERAGE([Historical_Data.D2:.D105])" table:style-name="ce11">
            <text:p>23936,0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edian</text:p>
          </table:table-cell>
          <table:table-cell office:value-type="float" office:value="72.319945417268201" table:formula="of:=MEDIAN([Historical_Data.C2:.C105])" table:style-name="ce11">
            <text:p>72,32</text:p>
          </table:table-cell>
          <table:table-cell office:value-type="float" office:value="23897.608564806142" table:formula="of:=MEDIAN([Historical_Data.D2:.D105])" table:style-name="ce11">
            <text:p>23897,6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Std Dev</text:p>
          </table:table-cell>
          <table:table-cell office:value-type="float" office:value="3.9723707832403621" table:formula="of:=STDEV([Historical_Data.C2:.C105])" table:style-name="ce11">
            <text:p>3,97</text:p>
          </table:table-cell>
          <table:table-cell office:value-type="float" office:value="915.39078111154026" table:formula="of:=STDEV([Historical_Data.D2:.D105])" table:style-name="ce11">
            <text:p>915,39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in</text:p>
          </table:table-cell>
          <table:table-cell office:value-type="float" office:value="64.198028838755704" table:formula="of:=MIN([Historical_Data.C2:.C105])" table:style-name="ce11">
            <text:p>64,20</text:p>
          </table:table-cell>
          <table:table-cell office:value-type="float" office:value="22298.810424738971" table:formula="of:=MIN([Historical_Data.D2:.D105])" table:style-name="ce11">
            <text:p>22298,81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ax</text:p>
          </table:table-cell>
          <table:table-cell office:value-type="float" office:value="83.509478763051447" table:formula="of:=MAX([Historical_Data.C2:.C105])" table:style-name="ce11">
            <text:p>83,51</text:p>
          </table:table-cell>
          <table:table-cell office:value-type="float" office:value="25495.928479638686" table:formula="of:=MAX([Historical_Data.D2:.D105])" table:style-name="ce11">
            <text:p>25495,93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Q1</text:p>
          </table:table-cell>
          <table:table-cell office:value-type="float" office:value="69.666360315061894" table:formula="of:=QUARTILE([Historical_Data.C2:.C105];1)" table:style-name="ce11">
            <text:p>69,67</text:p>
          </table:table-cell>
          <table:table-cell office:value-type="float" office:value="23220.65041051574" table:formula="of:=QUARTILE([Historical_Data.D2:.D105];1)" table:style-name="ce11">
            <text:p>23220,65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Q3</text:p>
          </table:table-cell>
          <table:table-cell office:value-type="float" office:value="74.872401985475847" table:formula="of:=QUARTILE([Historical_Data.C2:.C105];3)" table:style-name="ce11">
            <text:p>74,87</text:p>
          </table:table-cell>
          <table:table-cell office:value-type="float" office:value="24785.32548786344" table:formula="of:=QUARTILE([Historical_Data.D2:.D105];3)" table:style-name="ce11">
            <text:p>24785,33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5">
            <text:p>YoY Price Change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Period</text:p>
          </table:table-cell>
          <table:table-cell office:value-type="string" table:style-name="ce9">
            <text:p>Avg. Price (NOK/KG)</text:p>
          </table:table-cell>
          <table:table-cell office:value-type="string" table:style-name="ce9">
            <text:p>YoY Change (%)</text:p>
          </table:table-cell>
          <table:table-cell table:number-columns-repeated="16381"/>
        </table:table-row>
        <table:table-row table:style-name="ro1">
          <table:table-cell office:value-type="float" office:value="2023" table:style-name="ce12">
            <text:p>2023</text:p>
          </table:table-cell>
          <table:table-cell office:value-type="float" office:value="71.810791383420323" table:formula="of:=AVERAGE([Historical_Data.C2:.C53])" table:style-name="ce11">
            <text:p>71,81</text:p>
          </table:table-cell>
          <table:table-cell table:number-columns-repeated="16382" table:style-name="ce1"/>
        </table:table-row>
        <table:table-row table:style-name="ro1">
          <table:table-cell office:value-type="float" office:value="2024" table:style-name="ce12">
            <text:p>2024</text:p>
          </table:table-cell>
          <table:table-cell office:value-type="float" office:value="73.226383632620042" table:formula="of:=AVERAGE([Historical_Data.C54:.C105])" table:style-name="ce11">
            <text:p>73,23</text:p>
          </table:table-cell>
          <table:table-cell office:value-type="percentage" office:value="1.9712806695604119E-2" table:formula="of:=([.B16]-[.B15])/[.B15]" table:style-name="ce13">
            <text:p>1,97 %</text:p>
          </table:table-cell>
          <table:table-cell table:number-columns-repeated="16381"/>
        </table:table-row>
        <table:table-row table:number-rows-repeated="1048560" table:style-name="ro1">
          <table:table-cell table:number-columns-repeated="16384"/>
        </table:table-row>
      </table:table>
      <table:table table:name="Assumptions" table:style-name="ta1"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8" table:number-columns-repeated="16381" table:default-cell-style-name="ce1"/>
        <table:table-row table:style-name="ro2">
          <table:table-cell office:value-type="string" table:number-columns-spanned="3" table:number-rows-spanned="1" table:style-name="ce18">
            <text:p>Forecasting Model Assumption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5">
            <text:p>Key Model Paramterer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Parameter</text:p>
          </table:table-cell>
          <table:table-cell office:value-type="string" table:style-name="ce9">
            <text:p>Value<text:s/></text:p>
          </table:table-cell>
          <table:table-cell office:value-type="string" table:style-name="ce9">
            <text:p>Notes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Forecast Horizon (weeks)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Number of weeks to forecast ahead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Moving Average Period (weeks)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smoothing historical data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Trend Growth Rate (% weekly)</text:p>
          </table:table-cell>
          <table:table-cell office:value-type="float" office:value="0.15" table:style-name="ce1">
            <text:p>0,15</text:p>
          </table:table-cell>
          <table:table-cell office:value-type="string" table:style-name="ce1">
            <text:p>Long-term price trend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Base Volatility (%)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xpected price volatility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5">
            <text:p>Seasonal Adjustment Factor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Quarter</text:p>
          </table:table-cell>
          <table:table-cell office:value-type="string" table:style-name="ce9">
            <text:p>Seasonal Factor</text:p>
          </table:table-cell>
          <table:table-cell office:value-type="string" table:style-name="ce9">
            <text:p>Rationale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Q1</text:p>
          </table:table-cell>
          <table:table-cell office:value-type="float" office:value="1.1200000000000001" table:style-name="ce16">
            <text:p>1,12</text:p>
          </table:table-cell>
          <table:table-cell office:value-type="string" table:style-name="ce1">
            <text:p>Chinese New Year, high demand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Q2</text:p>
          </table:table-cell>
          <table:table-cell office:value-type="float" office:value="0.98" table:style-name="ce16">
            <text:p>0,98</text:p>
          </table:table-cell>
          <table:table-cell office:value-type="string" table:style-name="ce1">
            <text:p>Transition period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Q3</text:p>
          </table:table-cell>
          <table:table-cell office:value-type="float" office:value="0.85" table:style-name="ce16">
            <text:p>0,85</text:p>
          </table:table-cell>
          <table:table-cell office:value-type="string" table:style-name="ce1">
            <text:p>Summer slowdown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Q4</text:p>
          </table:table-cell>
          <table:table-cell office:value-type="float" office:value="1.08" table:style-name="ce11">
            <text:p>1,08</text:p>
          </table:table-cell>
          <table:table-cell office:value-type="string" table:style-name="ce1">
            <text:p>Holiday season demand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15">
            <text:p>Confidence Interval Settings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office:value-type="string" table:style-name="ce8">
            <text:p>Confidence Level</text:p>
          </table:table-cell>
          <table:table-cell office:value-type="string" table:style-name="ce9">
            <text:p>Z-Score</text:p>
          </table:table-cell>
          <table:table-cell office:value-type="string" table:style-name="ce9">
            <text:p>Application</text:p>
          </table:table-cell>
          <table:table-cell table:number-columns-repeated="16381"/>
        </table:table-row>
        <table:table-row table:style-name="ro1">
          <table:table-cell office:value-type="string" table:style-name="ce10">
            <text:p>95% (±2σ)</text:p>
          </table:table-cell>
          <table:table-cell office:value-type="float" office:value="1.96" table:style-name="ce17">
            <text:p><text:s/>1,96<text:s/></text:p>
          </table:table-cell>
          <table:table-cell office:value-type="string" table:style-name="ce1">
            <text:p>Standard confidence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Forecast_Model" table:style-name="ta2">
        <table:table-column table:style-name="co2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9" table:default-cell-style-name="ce1" table:visibility="collapse"/>
        <table:table-column table:style-name="co20" table:default-cell-style-name="ce1" table:visibility="collapse"/>
        <table:table-column table:style-name="co8" table:number-columns-repeated="16374" table:default-cell-style-name="ce1"/>
        <table:table-row table:style-name="ro2">
          <table:table-cell office:value-type="string" table:number-columns-spanned="8" table:number-rows-spanned="1" table:style-name="ce36">
            <text:p>Salmon Price Forecast - Multiple Method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0">
            <text:p>Week</text:p>
          </table:table-cell>
          <table:table-cell office:value-type="string" table:style-name="ce22">
            <text:p>Date</text:p>
          </table:table-cell>
          <table:table-cell office:value-type="string" table:style-name="ce19">
            <text:p>Historical Price</text:p>
          </table:table-cell>
          <table:table-cell office:value-type="string" table:style-name="ce19">
            <text:p>Moving Avg (4wk)</text:p>
          </table:table-cell>
          <table:table-cell office:value-type="string" table:style-name="ce19">
            <text:p>Simple Trend</text:p>
          </table:table-cell>
          <table:table-cell office:value-type="string" table:style-name="ce19">
            <text:p>Seasonal Adjusted</text:p>
          </table:table-cell>
          <table:table-cell office:value-type="string" table:style-name="ce19">
            <text:p>Lower 95% CI</text:p>
          </table:table-cell>
          <table:table-cell office:value-type="string" table:style-name="ce19">
            <text:p>Upper 95% CI</text:p>
          </table:table-cell>
          <table:table-cell office:value-type="string" table:style-name="ce1">
            <text:p>Week of Year</text:p>
          </table:table-cell>
          <table:table-cell office:value-type="string" table:style-name="ce1">
            <text:p>Seasonal Factor helper</text:p>
          </table:table-cell>
          <table:table-cell table:number-columns-repeated="16374"/>
        </table:table-row>
        <table:table-row table:style-name="ro1">
          <table:table-cell office:value-type="float" office:value="101" table:formula="of:=[Historical_Data.A102]" table:style-name="ce21">
            <text:p>101</text:p>
          </table:table-cell>
          <table:table-cell office:value-type="date" office:date-value="2025-01-01T00:00:00" table:formula="of:=[Historical_Data.B102]" table:style-name="ce23">
            <text:p>01.01.2025</text:p>
          </table:table-cell>
          <table:table-cell office:value-type="float" office:value="80.932226509920653" table:formula="of:=[Historical_Data.C102]" table:style-name="ce11">
            <text:p>80,93</text:p>
          </table:table-cell>
          <table:table-cell table:number-columns-repeated="5" table:style-name="ce11"/>
          <table:table-cell office:value-type="float" office:value="49" table:formula="of:=MOD([.A4]-1;52)+1" table:style-name="ce11">
            <text:p>49,00</text:p>
          </table:table-cell>
          <table:table-cell table:style-name="ce11"/>
          <table:table-cell table:number-columns-repeated="16374"/>
        </table:table-row>
        <table:table-row table:style-name="ro1">
          <table:table-cell office:value-type="float" office:value="102" table:formula="of:=[Historical_Data.A103]" table:style-name="ce21">
            <text:p>102</text:p>
          </table:table-cell>
          <table:table-cell office:value-type="date" office:date-value="2025-01-08T00:00:00" table:formula="of:=[Historical_Data.B103]" table:style-name="ce23">
            <text:p>08.01.2025</text:p>
          </table:table-cell>
          <table:table-cell office:value-type="float" office:value="83.408901593770082" table:formula="of:=[Historical_Data.C103]" table:style-name="ce11">
            <text:p>83,41</text:p>
          </table:table-cell>
          <table:table-cell table:number-columns-repeated="5" table:style-name="ce11"/>
          <table:table-cell office:value-type="float" office:value="50" table:formula="of:=MOD([.A5]-1;52)+1" table:style-name="ce11">
            <text:p>50,00</text:p>
          </table:table-cell>
          <table:table-cell table:style-name="ce11"/>
          <table:table-cell table:number-columns-repeated="16374"/>
        </table:table-row>
        <table:table-row table:style-name="ro1">
          <table:table-cell office:value-type="float" office:value="103" table:formula="of:=[Historical_Data.A104]" table:style-name="ce21">
            <text:p>103</text:p>
          </table:table-cell>
          <table:table-cell office:value-type="date" office:date-value="2025-01-15T00:00:00" table:formula="of:=[Historical_Data.B104]" table:style-name="ce23">
            <text:p>15.01.2025</text:p>
          </table:table-cell>
          <table:table-cell office:value-type="float" office:value="83.509478763051447" table:formula="of:=[Historical_Data.C104]" table:style-name="ce11">
            <text:p>83,51</text:p>
          </table:table-cell>
          <table:table-cell office:value-type="float" office:value="82.616868955580728" table:formula="of:=AVERAGE([.C4:.C6])" table:style-name="ce11">
            <text:p>82,62</text:p>
          </table:table-cell>
          <table:table-cell table:number-columns-repeated="4" table:style-name="ce11"/>
          <table:table-cell office:value-type="float" office:value="51" table:formula="of:=MOD([.A6]-1;52)+1" table:style-name="ce11">
            <text:p>51,00</text:p>
          </table:table-cell>
          <table:table-cell table:style-name="ce11"/>
          <table:table-cell table:number-columns-repeated="16374"/>
        </table:table-row>
        <table:table-row table:style-name="ro1">
          <table:table-cell office:value-type="float" office:value="104" table:formula="of:=[Historical_Data.A105]" table:style-name="ce21">
            <text:p>104</text:p>
          </table:table-cell>
          <table:table-cell office:value-type="date" office:date-value="2025-01-22T00:00:00" table:formula="of:=[Historical_Data.B105]" table:style-name="ce23">
            <text:p>22.01.2025</text:p>
          </table:table-cell>
          <table:table-cell office:value-type="float" office:value="81.94821811695769" table:formula="of:=[Historical_Data.C105]" table:style-name="ce11">
            <text:p>81,95</text:p>
          </table:table-cell>
          <table:table-cell office:value-type="float" office:value="82.449706245924972" table:formula="of:=AVERAGE([.C4:.C7])" table:style-name="ce11">
            <text:p>82,45</text:p>
          </table:table-cell>
          <table:table-cell table:number-columns-repeated="4" table:style-name="ce11"/>
          <table:table-cell office:value-type="float" office:value="52" table:formula="of:=MOD([.A7]-1;52)+1" table:style-name="ce11">
            <text:p>52,00</text:p>
          </table:table-cell>
          <table:table-cell table:style-name="ce11"/>
          <table:table-cell table:number-columns-repeated="16374"/>
        </table:table-row>
        <table:table-row table:style-name="ro1">
          <table:table-cell office:value-type="float" office:value="105" table:formula="of:=[.A7]+1" table:style-name="ce21">
            <text:p>105</text:p>
          </table:table-cell>
          <table:table-cell office:value-type="date" office:date-value="2025-01-29T00:00:00" table:formula="of:=[.B7]+7" table:style-name="ce23">
            <text:p>29.01.2025</text:p>
          </table:table-cell>
          <table:table-cell office:value-type="float" office:value="82.449706245924972" table:formula="of:=AVERAGE([.C4:.C7])" table:style-name="ce11">
            <text:p>82,45</text:p>
          </table:table-cell>
          <table:table-cell office:value-type="float" office:value="82.449706245924972" table:formula="of:=AVERAGE([.C4:.C7])" table:style-name="ce11">
            <text:p>82,45</text:p>
          </table:table-cell>
          <table:table-cell office:value-type="float" office:value="80.405230408296489" table:formula="of:=AVERAGE([Historical_Data.$C$94:.$C$105])+([Forecast_Model.A8]-104)*[Assumptions.$B$7]" table:style-name="ce11">
            <text:p>80,41</text:p>
          </table:table-cell>
          <table:table-cell office:value-type="float" office:value="90.053858057292075" table:formula="of:=[.E8]*[.J8]" table:style-name="ce11">
            <text:p>90,05</text:p>
          </table:table-cell>
          <table:table-cell office:value-type="float" office:value="81.228579967677447" table:formula="of:=[.F8]-([Assumptions.$B$21]*[Assumptions.$B$8]*[Forecast_Model.F8]/100)" table:style-name="ce11">
            <text:p>81,23</text:p>
          </table:table-cell>
          <table:table-cell office:value-type="float" office:value="91.818913675215001" table:formula="of:=[.F8]+([Assumptions.$B$21]*[Forecast_Model.F8]/100)" table:style-name="ce11">
            <text:p>91,82</text:p>
          </table:table-cell>
          <table:table-cell office:value-type="float" office:value="1" table:formula="of:=MOD([.A8]-1;52)+1" table:style-name="ce11">
            <text:p>1,00</text:p>
          </table:table-cell>
          <table:table-cell office:value-type="float" office:value="1.1200000000000001" table:formula="of:=IF([.I8]&lt;=13;[Assumptions.$B$13];IF([.I8]&lt;=26;[Assumptions.$B$14];IF([.I8]&lt;=39;[Assumptions.$B$15];[Assumptions.$B$16])))" table:style-name="ce11">
            <text:p>1,12</text:p>
          </table:table-cell>
          <table:table-cell table:number-columns-repeated="16374"/>
        </table:table-row>
        <table:table-row table:style-name="ro1">
          <table:table-cell office:value-type="float" office:value="106" table:formula="of:=[.A8]+1" table:style-name="ce21">
            <text:p>106</text:p>
          </table:table-cell>
          <table:table-cell office:value-type="date" office:date-value="2025-02-05T00:00:00" table:formula="of:=[.B8]+7" table:style-name="ce23">
            <text:p>05.02.2025</text:p>
          </table:table-cell>
          <table:table-cell office:value-type="string" table:style-name="ce27">
            <text:p>-</text:p>
          </table:table-cell>
          <table:table-cell office:value-type="float" office:value="82.829076179926048" table:formula="of:=AVERAGE([.C5:.C7];[.D8])" table:style-name="ce11">
            <text:p>82,83</text:p>
          </table:table-cell>
          <table:table-cell office:value-type="float" office:value="80.555230408296481" table:formula="of:=AVERAGE([Historical_Data.$C$94:.$C$105])+([Forecast_Model.A9]-104)*[Assumptions.$B$7]" table:style-name="ce11">
            <text:p>80,56</text:p>
          </table:table-cell>
          <table:table-cell office:value-type="float" office:value="90.221858057292067" table:formula="of:=[.E9]*[.J9]" table:style-name="ce11">
            <text:p>90,22</text:p>
          </table:table-cell>
          <table:table-cell office:value-type="float" office:value="81.38011596767744" table:formula="of:=[.F9]-([Assumptions.$B$21]*[Assumptions.$B$8]*[Forecast_Model.F9]/100)" table:style-name="ce11">
            <text:p>81,38</text:p>
          </table:table-cell>
          <table:table-cell office:value-type="float" office:value="91.99020647521499" table:formula="of:=[.F9]+([Assumptions.$B$21]*[Forecast_Model.F9]/100)" table:style-name="ce11">
            <text:p>91,99</text:p>
          </table:table-cell>
          <table:table-cell office:value-type="float" office:value="2" table:formula="of:=MOD([.A9]-1;52)+1" table:style-name="ce11">
            <text:p>2,00</text:p>
          </table:table-cell>
          <table:table-cell office:value-type="float" office:value="1.1200000000000001" table:formula="of:=IF([.I9]&lt;=13;[Assumptions.$B$13];IF([.I9]&lt;=26;[Assumptions.$B$14];IF([.I9]&lt;=39;[Assumptions.$B$15];[Assumptions.$B$16])))" table:style-name="ce11">
            <text:p>1,12</text:p>
          </table:table-cell>
          <table:table-cell table:number-columns-repeated="16374"/>
        </table:table-row>
        <table:table-row table:style-name="ro1">
          <table:table-cell office:value-type="float" office:value="107" table:formula="of:=[.A9]+1" table:style-name="ce21">
            <text:p>107</text:p>
          </table:table-cell>
          <table:table-cell office:value-type="date" office:date-value="2025-02-12T00:00:00" table:formula="of:=[.B9]+7" table:style-name="ce23">
            <text:p>12.02.2025</text:p>
          </table:table-cell>
          <table:table-cell table:style-name="ce11"/>
          <table:table-cell office:value-type="float" office:value="82.684119826465036" table:formula="of:=AVERAGE([.C6:.C7];[.D8:.D9])" table:style-name="ce11">
            <text:p>82,68</text:p>
          </table:table-cell>
          <table:table-cell office:value-type="float" office:value="80.705230408296487" table:formula="of:=AVERAGE([Historical_Data.$C$94:.$C$105])+([Forecast_Model.A10]-104)*[Assumptions.$B$7]" table:style-name="ce11">
            <text:p>80,71</text:p>
          </table:table-cell>
          <table:table-cell office:value-type="float" office:value="90.389858057292074" table:formula="of:=[.E10]*[.J10]" table:style-name="ce11">
            <text:p>90,39</text:p>
          </table:table-cell>
          <table:table-cell office:value-type="float" office:value="81.531651967677448" table:formula="of:=[.F10]-([Assumptions.$B$21]*[Assumptions.$B$8]*[Forecast_Model.F10]/100)" table:style-name="ce11">
            <text:p>81,53</text:p>
          </table:table-cell>
          <table:table-cell office:value-type="float" office:value="92.161499275214993" table:formula="of:=[.F10]+([Assumptions.$B$21]*[Forecast_Model.F10]/100)" table:style-name="ce11">
            <text:p>92,16</text:p>
          </table:table-cell>
          <table:table-cell office:value-type="float" office:value="3" table:formula="of:=MOD([.A10]-1;52)+1" table:style-name="ce11">
            <text:p>3,00</text:p>
          </table:table-cell>
          <table:table-cell office:value-type="float" office:value="1.1200000000000001" table:formula="of:=IF([.I10]&lt;=13;[Assumptions.$B$13];IF([.I10]&lt;=26;[Assumptions.$B$14];IF([.I10]&lt;=39;[Assumptions.$B$15];[Assumptions.$B$16])))" table:style-name="ce11">
            <text:p>1,12</text:p>
          </table:table-cell>
          <table:table-cell table:number-columns-repeated="16374"/>
        </table:table-row>
        <table:table-row table:style-name="ro1">
          <table:table-cell office:value-type="float" office:value="108" table:formula="of:=[.A10]+1" table:style-name="ce21">
            <text:p>108</text:p>
          </table:table-cell>
          <table:table-cell office:value-type="date" office:date-value="2025-02-19T00:00:00" table:formula="of:=[.B10]+7" table:style-name="ce23">
            <text:p>19.02.2025</text:p>
          </table:table-cell>
          <table:table-cell table:style-name="ce11"/>
          <table:table-cell office:value-type="float" office:value="82.477780092318426" table:formula="of:=AVERAGE([.C7];[.D8:.D10])" table:style-name="ce11">
            <text:p>82,48</text:p>
          </table:table-cell>
          <table:table-cell office:value-type="float" office:value="80.855230408296478" table:formula="of:=AVERAGE([Historical_Data.$C$94:.$C$105])+([Forecast_Model.A11]-104)*[Assumptions.$B$7]" table:style-name="ce11">
            <text:p>80,86</text:p>
          </table:table-cell>
          <table:table-cell office:value-type="float" office:value="90.557858057292066" table:formula="of:=[.E11]*[.J11]" table:style-name="ce11">
            <text:p>90,56</text:p>
          </table:table-cell>
          <table:table-cell office:value-type="float" office:value="81.683187967677441" table:formula="of:=[.F11]-([Assumptions.$B$21]*[Assumptions.$B$8]*[Forecast_Model.F11]/100)" table:style-name="ce11">
            <text:p>81,68</text:p>
          </table:table-cell>
          <table:table-cell office:value-type="float" office:value="92.332792075214996" table:formula="of:=[.F11]+([Assumptions.$B$21]*[Forecast_Model.F11]/100)" table:style-name="ce11">
            <text:p>92,33</text:p>
          </table:table-cell>
          <table:table-cell office:value-type="float" office:value="4" table:formula="of:=MOD([.A11]-1;52)+1" table:style-name="ce11">
            <text:p>4,00</text:p>
          </table:table-cell>
          <table:table-cell office:value-type="float" office:value="1.1200000000000001" table:formula="of:=IF([.I11]&lt;=13;[Assumptions.$B$13];IF([.I11]&lt;=26;[Assumptions.$B$14];IF([.I11]&lt;=39;[Assumptions.$B$15];[Assumptions.$B$16])))" table:style-name="ce11">
            <text:p>1,12</text:p>
          </table:table-cell>
          <table:table-cell table:number-columns-repeated="16374"/>
        </table:table-row>
        <table:table-row table:style-name="ro1">
          <table:table-cell office:value-type="float" office:value="109" table:formula="of:=[.A11]+1" table:style-name="ce21">
            <text:p>109</text:p>
          </table:table-cell>
          <table:table-cell office:value-type="date" office:date-value="2025-02-26T00:00:00" table:formula="of:=[.B11]+7" table:style-name="ce23">
            <text:p>26.02.2025</text:p>
          </table:table-cell>
          <table:table-cell table:style-name="ce11"/>
          <table:table-cell office:value-type="float" office:value="82.607133845444594" table:formula="of:=AVERAGE([.D8]*0.1+[.D9]*0.2+[.D10]*0.3+[.D11]*0.4)" table:style-name="ce11">
            <text:p>82,61</text:p>
          </table:table-cell>
          <table:table-cell office:value-type="float" office:value="81.005230408296484" table:formula="of:=AVERAGE([Historical_Data.$C$94:.$C$105])+([Forecast_Model.A12]-104)*[Assumptions.$B$7]" table:style-name="ce11">
            <text:p>81,01</text:p>
          </table:table-cell>
          <table:table-cell office:value-type="float" office:value="90.725858057292072" table:formula="of:=[.E12]*[.J12]" table:style-name="ce11">
            <text:p>90,73</text:p>
          </table:table-cell>
          <table:table-cell office:value-type="float" office:value="81.834723967677448" table:formula="of:=[.F12]-([Assumptions.$B$21]*[Assumptions.$B$8]*[Forecast_Model.F12]/100)" table:style-name="ce11">
            <text:p>81,83</text:p>
          </table:table-cell>
          <table:table-cell office:value-type="float" office:value="92.504084875215" table:formula="of:=[.F12]+([Assumptions.$B$21]*[Forecast_Model.F12]/100)" table:style-name="ce11">
            <text:p>92,50</text:p>
          </table:table-cell>
          <table:table-cell office:value-type="float" office:value="5" table:formula="of:=MOD([.A12]-1;52)+1" table:style-name="ce11">
            <text:p>5,00</text:p>
          </table:table-cell>
          <table:table-cell office:value-type="float" office:value="1.1200000000000001" table:formula="of:=IF([.I12]&lt;=13;[Assumptions.$B$13];IF([.I12]&lt;=26;[Assumptions.$B$14];IF([.I12]&lt;=39;[Assumptions.$B$15];[Assumptions.$B$16])))" table:style-name="ce11">
            <text:p>1,12</text:p>
          </table:table-cell>
          <table:table-cell table:number-columns-repeated="16374"/>
        </table:table-row>
        <table:table-row table:style-name="ro1">
          <table:table-cell office:value-type="float" office:value="110" table:formula="of:=[.A12]+1" table:style-name="ce21">
            <text:p>110</text:p>
          </table:table-cell>
          <table:table-cell office:value-type="date" office:date-value="2025-03-05T00:00:00" table:formula="of:=[.B12]+7" table:style-name="ce23">
            <text:p>05.03.2025</text:p>
          </table:table-cell>
          <table:table-cell table:style-name="ce11"/>
          <table:table-cell office:value-type="float" office:value="82.649527486038522" table:formula="of:=AVERAGE([.D9:.D12])" table:style-name="ce11">
            <text:p>82,65</text:p>
          </table:table-cell>
          <table:table-cell office:value-type="float" office:value="81.155230408296489" table:formula="of:=AVERAGE([Historical_Data.$C$94:.$C$105])+([Forecast_Model.A13]-104)*[Assumptions.$B$7]" table:style-name="ce11">
            <text:p>81,16</text:p>
          </table:table-cell>
          <table:table-cell office:value-type="float" office:value="90.893858057292078" table:formula="of:=[.E13]*[.J13]" table:style-name="ce11">
            <text:p>90,89</text:p>
          </table:table-cell>
          <table:table-cell office:value-type="float" office:value="81.986259967677455" table:formula="of:=[.F13]-([Assumptions.$B$21]*[Assumptions.$B$8]*[Forecast_Model.F13]/100)" table:style-name="ce11">
            <text:p>81,99</text:p>
          </table:table-cell>
          <table:table-cell office:value-type="float" office:value="92.675377675215003" table:formula="of:=[.F13]+([Assumptions.$B$21]*[Forecast_Model.F13]/100)" table:style-name="ce11">
            <text:p>92,68</text:p>
          </table:table-cell>
          <table:table-cell office:value-type="float" office:value="6" table:formula="of:=MOD([.A13]-1;52)+1" table:style-name="ce11">
            <text:p>6,00</text:p>
          </table:table-cell>
          <table:table-cell office:value-type="float" office:value="1.1200000000000001" table:formula="of:=IF([.I13]&lt;=13;[Assumptions.$B$13];IF([.I13]&lt;=26;[Assumptions.$B$14];IF([.I13]&lt;=39;[Assumptions.$B$15];[Assumptions.$B$16])))" table:style-name="ce11">
            <text:p>1,12</text:p>
          </table:table-cell>
          <table:table-cell table:number-columns-repeated="16374"/>
        </table:table-row>
        <table:table-row table:style-name="ro1">
          <table:table-cell office:value-type="float" office:value="111" table:formula="of:=[.A13]+1" table:style-name="ce21">
            <text:p>111</text:p>
          </table:table-cell>
          <table:table-cell office:value-type="date" office:date-value="2025-03-12T00:00:00" table:formula="of:=[.B13]+7" table:style-name="ce23">
            <text:p>12.03.2025</text:p>
          </table:table-cell>
          <table:table-cell table:style-name="ce11"/>
          <table:table-cell office:value-type="float" office:value="82.604640312566644" table:formula="of:=AVERAGE([.D10:.D13])" table:style-name="ce11">
            <text:p>82,60</text:p>
          </table:table-cell>
          <table:table-cell office:value-type="float" office:value="81.305230408296481" table:formula="of:=AVERAGE([Historical_Data.$C$94:.$C$105])+([Forecast_Model.A14]-104)*[Assumptions.$B$7]" table:style-name="ce11">
            <text:p>81,31</text:p>
          </table:table-cell>
          <table:table-cell office:value-type="float" office:value="91.061858057292071" table:formula="of:=[.E14]*[.J14]" table:style-name="ce11">
            <text:p>91,06</text:p>
          </table:table-cell>
          <table:table-cell office:value-type="float" office:value="82.137795967677448" table:formula="of:=[.F14]-([Assumptions.$B$21]*[Assumptions.$B$8]*[Forecast_Model.F14]/100)" table:style-name="ce11">
            <text:p>82,14</text:p>
          </table:table-cell>
          <table:table-cell office:value-type="float" office:value="92.846670475214992" table:formula="of:=[.F14]+([Assumptions.$B$21]*[Forecast_Model.F14]/100)" table:style-name="ce11">
            <text:p>92,85</text:p>
          </table:table-cell>
          <table:table-cell office:value-type="float" office:value="7" table:formula="of:=MOD([.A14]-1;52)+1" table:style-name="ce11">
            <text:p>7,00</text:p>
          </table:table-cell>
          <table:table-cell office:value-type="float" office:value="1.1200000000000001" table:formula="of:=IF([.I14]&lt;=13;[Assumptions.$B$13];IF([.I14]&lt;=26;[Assumptions.$B$14];IF([.I14]&lt;=39;[Assumptions.$B$15];[Assumptions.$B$16])))" table:style-name="ce11">
            <text:p>1,12</text:p>
          </table:table-cell>
          <table:table-cell table:number-columns-repeated="16374"/>
        </table:table-row>
        <table:table-row table:style-name="ro1">
          <table:table-cell office:value-type="float" office:value="112" table:formula="of:=[.A14]+1" table:style-name="ce21">
            <text:p>112</text:p>
          </table:table-cell>
          <table:table-cell office:value-type="date" office:date-value="2025-03-19T00:00:00" table:formula="of:=[.B14]+7" table:style-name="ce23">
            <text:p>19.03.2025</text:p>
          </table:table-cell>
          <table:table-cell table:style-name="ce11"/>
          <table:table-cell office:value-type="float" office:value="82.58477043409205" table:formula="of:=AVERAGE([.D11:.D14])" table:style-name="ce11">
            <text:p>82,58</text:p>
          </table:table-cell>
          <table:table-cell office:value-type="float" office:value="81.455230408296487" table:formula="of:=AVERAGE([Historical_Data.$C$94:.$C$105])+([Forecast_Model.A15]-104)*[Assumptions.$B$7]" table:style-name="ce11">
            <text:p>81,46</text:p>
          </table:table-cell>
          <table:table-cell office:value-type="float" office:value="91.229858057292077" table:formula="of:=[.E15]*[.J15]" table:style-name="ce11">
            <text:p>91,23</text:p>
          </table:table-cell>
          <table:table-cell office:value-type="float" office:value="82.289331967677455" table:formula="of:=[.F15]-([Assumptions.$B$21]*[Assumptions.$B$8]*[Forecast_Model.F15]/100)" table:style-name="ce11">
            <text:p>82,29</text:p>
          </table:table-cell>
          <table:table-cell office:value-type="float" office:value="93.017963275214996" table:formula="of:=[.F15]+([Assumptions.$B$21]*[Forecast_Model.F15]/100)" table:style-name="ce11">
            <text:p>93,02</text:p>
          </table:table-cell>
          <table:table-cell office:value-type="float" office:value="8" table:formula="of:=MOD([.A15]-1;52)+1" table:style-name="ce11">
            <text:p>8,00</text:p>
          </table:table-cell>
          <table:table-cell office:value-type="float" office:value="1.1200000000000001" table:formula="of:=IF([.I15]&lt;=13;[Assumptions.$B$13];IF([.I15]&lt;=26;[Assumptions.$B$14];IF([.I15]&lt;=39;[Assumptions.$B$15];[Assumptions.$B$16])))" table:style-name="ce11">
            <text:p>1,12</text:p>
          </table:table-cell>
          <table:table-cell table:number-columns-repeated="16374"/>
        </table:table-row>
        <table:table-row table:style-name="ro1">
          <table:table-cell office:value-type="float" office:value="113" table:formula="of:=[.A15]+1" table:style-name="ce21">
            <text:p>113</text:p>
          </table:table-cell>
          <table:table-cell office:value-type="date" office:date-value="2025-03-26T00:00:00" table:formula="of:=[.B15]+7" table:style-name="ce23">
            <text:p>26.03.2025</text:p>
          </table:table-cell>
          <table:table-cell table:style-name="ce11"/>
          <table:table-cell office:value-type="float" office:value="82.611518019535453" table:formula="of:=AVERAGE([.D12:.D15])" table:style-name="ce11">
            <text:p>82,61</text:p>
          </table:table-cell>
          <table:table-cell office:value-type="float" office:value="81.605230408296478" table:formula="of:=AVERAGE([Historical_Data.$C$94:.$C$105])+([Forecast_Model.A16]-104)*[Assumptions.$B$7]" table:style-name="ce11">
            <text:p>81,61</text:p>
          </table:table-cell>
          <table:table-cell office:value-type="float" office:value="91.397858057292069" table:formula="of:=[.E16]*[.J16]" table:style-name="ce11">
            <text:p>91,40</text:p>
          </table:table-cell>
          <table:table-cell office:value-type="float" office:value="82.440867967677448" table:formula="of:=[.F16]-([Assumptions.$B$21]*[Assumptions.$B$8]*[Forecast_Model.F16]/100)" table:style-name="ce11">
            <text:p>82,44</text:p>
          </table:table-cell>
          <table:table-cell office:value-type="float" office:value="93.189256075214999" table:formula="of:=[.F16]+([Assumptions.$B$21]*[Forecast_Model.F16]/100)" table:style-name="ce11">
            <text:p>93,19</text:p>
          </table:table-cell>
          <table:table-cell office:value-type="float" office:value="9" table:formula="of:=MOD([.A16]-1;52)+1" table:style-name="ce11">
            <text:p>9,00</text:p>
          </table:table-cell>
          <table:table-cell office:value-type="float" office:value="1.1200000000000001" table:formula="of:=IF([.I16]&lt;=13;[Assumptions.$B$13];IF([.I16]&lt;=26;[Assumptions.$B$14];IF([.I16]&lt;=39;[Assumptions.$B$15];[Assumptions.$B$16])))" table:style-name="ce11">
            <text:p>1,12</text:p>
          </table:table-cell>
          <table:table-cell table:number-columns-repeated="16374"/>
        </table:table-row>
        <table:table-row table:style-name="ro1">
          <table:table-cell office:value-type="float" office:value="114" table:formula="of:=[.A16]+1" table:style-name="ce21">
            <text:p>114</text:p>
          </table:table-cell>
          <table:table-cell office:value-type="date" office:date-value="2025-04-02T00:00:00" table:formula="of:=[.B16]+7" table:style-name="ce23">
            <text:p>02.04.2025</text:p>
          </table:table-cell>
          <table:table-cell table:style-name="ce11"/>
          <table:table-cell office:value-type="float" office:value="82.612614063058174" table:formula="of:=AVERAGE([.D13:.D16])" table:style-name="ce11">
            <text:p>82,61</text:p>
          </table:table-cell>
          <table:table-cell office:value-type="float" office:value="81.755230408296484" table:formula="of:=AVERAGE([Historical_Data.$C$94:.$C$105])+([Forecast_Model.A17]-104)*[Assumptions.$B$7]" table:style-name="ce11">
            <text:p>81,76</text:p>
          </table:table-cell>
          <table:table-cell office:value-type="float" office:value="91.565858057292076" table:formula="of:=[.E17]*[.J17]" table:style-name="ce11">
            <text:p>91,57</text:p>
          </table:table-cell>
          <table:table-cell office:value-type="float" office:value="82.592403967677456" table:formula="of:=[.F17]-([Assumptions.$B$21]*[Assumptions.$B$8]*[Forecast_Model.F17]/100)" table:style-name="ce11">
            <text:p>82,59</text:p>
          </table:table-cell>
          <table:table-cell office:value-type="float" office:value="93.360548875215002" table:formula="of:=[.F17]+([Assumptions.$B$21]*[Forecast_Model.F17]/100)" table:style-name="ce11">
            <text:p>93,36</text:p>
          </table:table-cell>
          <table:table-cell office:value-type="float" office:value="10" table:formula="of:=MOD([.A17]-1;52)+1" table:style-name="ce11">
            <text:p>10,00</text:p>
          </table:table-cell>
          <table:table-cell office:value-type="float" office:value="1.1200000000000001" table:formula="of:=IF([.I17]&lt;=13;[Assumptions.$B$13];IF([.I17]&lt;=26;[Assumptions.$B$14];IF([.I17]&lt;=39;[Assumptions.$B$15];[Assumptions.$B$16])))" table:style-name="ce11">
            <text:p>1,12</text:p>
          </table:table-cell>
          <table:table-cell table:number-columns-repeated="16374"/>
        </table:table-row>
        <table:table-row table:style-name="ro1">
          <table:table-cell office:value-type="float" office:value="115" table:formula="of:=[.A17]+1" table:style-name="ce21">
            <text:p>115</text:p>
          </table:table-cell>
          <table:table-cell office:value-type="date" office:date-value="2025-04-09T00:00:00" table:formula="of:=[.B17]+7" table:style-name="ce23">
            <text:p>09.04.2025</text:p>
          </table:table-cell>
          <table:table-cell table:style-name="ce11"/>
          <table:table-cell office:value-type="float" office:value="82.60338570731308" table:formula="of:=AVERAGE([.D14:.D17])" table:style-name="ce11">
            <text:p>82,60</text:p>
          </table:table-cell>
          <table:table-cell office:value-type="float" office:value="81.905230408296489" table:formula="of:=AVERAGE([Historical_Data.$C$94:.$C$105])+([Forecast_Model.A18]-104)*[Assumptions.$B$7]" table:style-name="ce11">
            <text:p>81,91</text:p>
          </table:table-cell>
          <table:table-cell office:value-type="float" office:value="91.733858057292082" table:formula="of:=[.E18]*[.J18]" table:style-name="ce11">
            <text:p>91,73</text:p>
          </table:table-cell>
          <table:table-cell office:value-type="float" office:value="82.743939967677463" table:formula="of:=[.F18]-([Assumptions.$B$21]*[Assumptions.$B$8]*[Forecast_Model.F18]/100)" table:style-name="ce11">
            <text:p>82,74</text:p>
          </table:table-cell>
          <table:table-cell office:value-type="float" office:value="93.531841675215006" table:formula="of:=[.F18]+([Assumptions.$B$21]*[Forecast_Model.F18]/100)" table:style-name="ce11">
            <text:p>93,53</text:p>
          </table:table-cell>
          <table:table-cell office:value-type="float" office:value="11" table:formula="of:=MOD([.A18]-1;52)+1" table:style-name="ce11">
            <text:p>11,00</text:p>
          </table:table-cell>
          <table:table-cell office:value-type="float" office:value="1.1200000000000001" table:formula="of:=IF([.I18]&lt;=13;[Assumptions.$B$13];IF([.I18]&lt;=26;[Assumptions.$B$14];IF([.I18]&lt;=39;[Assumptions.$B$15];[Assumptions.$B$16])))" table:style-name="ce11">
            <text:p>1,12</text:p>
          </table:table-cell>
          <table:table-cell table:number-columns-repeated="16374"/>
        </table:table-row>
        <table:table-row table:style-name="ro1">
          <table:table-cell office:value-type="float" office:value="116" table:formula="of:=[.A18]+1" table:style-name="ce21">
            <text:p>116</text:p>
          </table:table-cell>
          <table:table-cell office:value-type="date" office:date-value="2025-04-16T00:00:00" table:formula="of:=[.B18]+7" table:style-name="ce23">
            <text:p>16.04.2025</text:p>
          </table:table-cell>
          <table:table-cell table:style-name="ce11"/>
          <table:table-cell office:value-type="float" office:value="82.603072055999689" table:formula="of:=AVERAGE([.D15:.D18])" table:style-name="ce11">
            <text:p>82,60</text:p>
          </table:table-cell>
          <table:table-cell office:value-type="float" office:value="82.055230408296481" table:formula="of:=AVERAGE([Historical_Data.$C$94:.$C$105])+([Forecast_Model.A19]-104)*[Assumptions.$B$7]" table:style-name="ce11">
            <text:p>82,06</text:p>
          </table:table-cell>
          <table:table-cell office:value-type="float" office:value="91.901858057292074" table:formula="of:=[.E19]*[.J19]" table:style-name="ce11">
            <text:p>91,90</text:p>
          </table:table-cell>
          <table:table-cell office:value-type="float" office:value="82.895475967677456" table:formula="of:=[.F19]-([Assumptions.$B$21]*[Assumptions.$B$8]*[Forecast_Model.F19]/100)" table:style-name="ce11">
            <text:p>82,90</text:p>
          </table:table-cell>
          <table:table-cell office:value-type="float" office:value="93.703134475214995" table:formula="of:=[.F19]+([Assumptions.$B$21]*[Forecast_Model.F19]/100)" table:style-name="ce11">
            <text:p>93,70</text:p>
          </table:table-cell>
          <table:table-cell office:value-type="float" office:value="12" table:formula="of:=MOD([.A19]-1;52)+1" table:style-name="ce11">
            <text:p>12,00</text:p>
          </table:table-cell>
          <table:table-cell office:value-type="float" office:value="1.1200000000000001" table:formula="of:=IF([.I19]&lt;=13;[Assumptions.$B$13];IF([.I19]&lt;=26;[Assumptions.$B$14];IF([.I19]&lt;=39;[Assumptions.$B$15];[Assumptions.$B$16])))" table:style-name="ce11">
            <text:p>1,12</text:p>
          </table:table-cell>
          <table:table-cell table:number-columns-repeated="16374"/>
        </table:table-row>
        <table:table-row table:style-name="ro1">
          <table:table-cell office:value-type="float" office:value="117" table:formula="of:=[.A19]+1" table:style-name="ce21">
            <text:p>117</text:p>
          </table:table-cell>
          <table:table-cell office:value-type="date" office:date-value="2025-04-23T00:00:00" table:formula="of:=[.B19]+7" table:style-name="ce23">
            <text:p>23.04.2025</text:p>
          </table:table-cell>
          <table:table-cell table:style-name="ce11"/>
          <table:table-cell office:value-type="float" office:value="82.607647461476603" table:formula="of:=AVERAGE([.D16:.D19])" table:style-name="ce11">
            <text:p>82,61</text:p>
          </table:table-cell>
          <table:table-cell office:value-type="float" office:value="82.205230408296487" table:formula="of:=AVERAGE([Historical_Data.$C$94:.$C$105])+([Forecast_Model.A20]-104)*[Assumptions.$B$7]" table:style-name="ce11">
            <text:p>82,21</text:p>
          </table:table-cell>
          <table:table-cell office:value-type="float" office:value="92.06985805729208" table:formula="of:=[.E20]*[.J20]" table:style-name="ce11">
            <text:p>92,07</text:p>
          </table:table-cell>
          <table:table-cell office:value-type="float" office:value="83.047011967677463" table:formula="of:=[.F20]-([Assumptions.$B$21]*[Assumptions.$B$8]*[Forecast_Model.F20]/100)" table:style-name="ce11">
            <text:p>83,05</text:p>
          </table:table-cell>
          <table:table-cell office:value-type="float" office:value="93.874427275214998" table:formula="of:=[.F20]+([Assumptions.$B$21]*[Forecast_Model.F20]/100)" table:style-name="ce11">
            <text:p>93,87</text:p>
          </table:table-cell>
          <table:table-cell office:value-type="float" office:value="13" table:formula="of:=MOD([.A20]-1;52)+1" table:style-name="ce11">
            <text:p>13,00</text:p>
          </table:table-cell>
          <table:table-cell office:value-type="float" office:value="1.1200000000000001" table:formula="of:=IF([.I20]&lt;=13;[Assumptions.$B$13];IF([.I20]&lt;=26;[Assumptions.$B$14];IF([.I20]&lt;=39;[Assumptions.$B$15];[Assumptions.$B$16])))" table:style-name="ce11">
            <text:p>1,12</text:p>
          </table:table-cell>
          <table:table-cell table:number-columns-repeated="16374"/>
        </table:table-row>
        <table:table-row table:style-name="ro1">
          <table:table-cell office:value-type="float" office:value="118" table:formula="of:=[.A20]+1" table:style-name="ce21">
            <text:p>118</text:p>
          </table:table-cell>
          <table:table-cell office:value-type="date" office:date-value="2025-04-30T00:00:00" table:formula="of:=[.B20]+7" table:style-name="ce23">
            <text:p>30.04.2025</text:p>
          </table:table-cell>
          <table:table-cell table:style-name="ce11"/>
          <table:table-cell office:value-type="float" office:value="82.606679821961876" table:formula="of:=AVERAGE([.D17:.D20])" table:style-name="ce11">
            <text:p>82,61</text:p>
          </table:table-cell>
          <table:table-cell office:value-type="float" office:value="82.355230408296478" table:formula="of:=AVERAGE([Historical_Data.$C$94:.$C$105])+([Forecast_Model.A21]-104)*[Assumptions.$B$7]" table:style-name="ce11">
            <text:p>82,36</text:p>
          </table:table-cell>
          <table:table-cell office:value-type="float" office:value="80.708125800130546" table:formula="of:=[.E21]*[.J21]" table:style-name="ce11">
            <text:p>80,71</text:p>
          </table:table-cell>
          <table:table-cell office:value-type="float" office:value="72.798729471717749" table:formula="of:=[.F21]-([Assumptions.$B$21]*[Assumptions.$B$8]*[Forecast_Model.F21]/100)" table:style-name="ce11">
            <text:p>72,80</text:p>
          </table:table-cell>
          <table:table-cell office:value-type="float" office:value="82.290005065813105" table:formula="of:=[.F21]+([Assumptions.$B$21]*[Forecast_Model.F21]/100)" table:style-name="ce11">
            <text:p>82,29</text:p>
          </table:table-cell>
          <table:table-cell office:value-type="float" office:value="14" table:formula="of:=MOD([.A21]-1;52)+1" table:style-name="ce11">
            <text:p>14,00</text:p>
          </table:table-cell>
          <table:table-cell office:value-type="float" office:value="0.98" table:formula="of:=IF([.I21]&lt;=13;[Assumptions.$B$13];IF([.I21]&lt;=26;[Assumptions.$B$14];IF([.I21]&lt;=39;[Assumptions.$B$15];[Assumptions.$B$16])))" table:style-name="ce11">
            <text:p>0,98</text:p>
          </table:table-cell>
          <table:table-cell table:number-columns-repeated="16374"/>
        </table:table-row>
        <table:table-row table:style-name="ro1">
          <table:table-cell office:value-type="float" office:value="119" table:formula="of:=[.A21]+1" table:style-name="ce21">
            <text:p>119</text:p>
          </table:table-cell>
          <table:table-cell office:value-type="date" office:date-value="2025-05-07T00:00:00" table:formula="of:=[.B21]+7" table:style-name="ce23">
            <text:p>07.05.2025</text:p>
          </table:table-cell>
          <table:table-cell table:style-name="ce11"/>
          <table:table-cell office:value-type="float" office:value="82.605196261687809" table:formula="of:=AVERAGE([.D18:.D21])" table:style-name="ce11">
            <text:p>82,61</text:p>
          </table:table-cell>
          <table:table-cell office:value-type="float" office:value="82.505230408296484" table:formula="of:=AVERAGE([Historical_Data.$C$94:.$C$105])+([Forecast_Model.A22]-104)*[Assumptions.$B$7]" table:style-name="ce11">
            <text:p>82,51</text:p>
          </table:table-cell>
          <table:table-cell office:value-type="float" office:value="80.855125800130551" table:formula="of:=[.E22]*[.J22]" table:style-name="ce11">
            <text:p>80,86</text:p>
          </table:table-cell>
          <table:table-cell office:value-type="float" office:value="72.931323471717761" table:formula="of:=[.F22]-([Assumptions.$B$21]*[Assumptions.$B$8]*[Forecast_Model.F22]/100)" table:style-name="ce11">
            <text:p>72,93</text:p>
          </table:table-cell>
          <table:table-cell office:value-type="float" office:value="82.439886265813115" table:formula="of:=[.F22]+([Assumptions.$B$21]*[Forecast_Model.F22]/100)" table:style-name="ce11">
            <text:p>82,44</text:p>
          </table:table-cell>
          <table:table-cell office:value-type="float" office:value="15" table:formula="of:=MOD([.A22]-1;52)+1" table:style-name="ce11">
            <text:p>15,00</text:p>
          </table:table-cell>
          <table:table-cell office:value-type="float" office:value="0.98" table:formula="of:=IF([.I22]&lt;=13;[Assumptions.$B$13];IF([.I22]&lt;=26;[Assumptions.$B$14];IF([.I22]&lt;=39;[Assumptions.$B$15];[Assumptions.$B$16])))" table:style-name="ce11">
            <text:p>0,98</text:p>
          </table:table-cell>
          <table:table-cell table:number-columns-repeated="16374"/>
        </table:table-row>
        <table:table-row table:style-name="ro1">
          <table:table-cell office:value-type="float" office:value="120" table:formula="of:=[.A22]+1" table:style-name="ce21">
            <text:p>120</text:p>
          </table:table-cell>
          <table:table-cell office:value-type="date" office:date-value="2025-05-14T00:00:00" table:formula="of:=[.B22]+7" table:style-name="ce23">
            <text:p>14.05.2025</text:p>
          </table:table-cell>
          <table:table-cell table:style-name="ce11"/>
          <table:table-cell office:value-type="float" office:value="82.605648900281494" table:formula="of:=AVERAGE([.D19:.D22])" table:style-name="ce11">
            <text:p>82,61</text:p>
          </table:table-cell>
          <table:table-cell office:value-type="float" office:value="82.655230408296489" table:formula="of:=AVERAGE([Historical_Data.$C$94:.$C$105])+([Forecast_Model.A23]-104)*[Assumptions.$B$7]" table:style-name="ce11">
            <text:p>82,66</text:p>
          </table:table-cell>
          <table:table-cell office:value-type="float" office:value="81.002125800130557" table:formula="of:=[.E23]*[.J23]" table:style-name="ce11">
            <text:p>81,00</text:p>
          </table:table-cell>
          <table:table-cell office:value-type="float" office:value="73.063917471717758" table:formula="of:=[.F23]-([Assumptions.$B$21]*[Assumptions.$B$8]*[Forecast_Model.F23]/100)" table:style-name="ce11">
            <text:p>73,06</text:p>
          </table:table-cell>
          <table:table-cell office:value-type="float" office:value="82.589767465813111" table:formula="of:=[.F23]+([Assumptions.$B$21]*[Forecast_Model.F23]/100)" table:style-name="ce11">
            <text:p>82,59</text:p>
          </table:table-cell>
          <table:table-cell office:value-type="float" office:value="16" table:formula="of:=MOD([.A23]-1;52)+1" table:style-name="ce11">
            <text:p>16,00</text:p>
          </table:table-cell>
          <table:table-cell office:value-type="float" office:value="0.98" table:formula="of:=IF([.I23]&lt;=13;[Assumptions.$B$13];IF([.I23]&lt;=26;[Assumptions.$B$14];IF([.I23]&lt;=39;[Assumptions.$B$15];[Assumptions.$B$16])))" table:style-name="ce11">
            <text:p>0,98</text:p>
          </table:table-cell>
          <table:table-cell table:number-columns-repeated="16374"/>
        </table:table-row>
        <table:table-row table:style-name="ro1">
          <table:table-cell office:value-type="float" office:value="121" table:formula="of:=[.A23]+1" table:style-name="ce21">
            <text:p>121</text:p>
          </table:table-cell>
          <table:table-cell office:value-type="date" office:date-value="2025-05-21T00:00:00" table:formula="of:=[.B23]+7" table:style-name="ce23">
            <text:p>21.05.2025</text:p>
          </table:table-cell>
          <table:table-cell table:style-name="ce11"/>
          <table:table-cell office:value-type="float" office:value="82.606293111351945" table:formula="of:=AVERAGE([.D20:.D23])" table:style-name="ce11">
            <text:p>82,61</text:p>
          </table:table-cell>
          <table:table-cell office:value-type="float" office:value="82.805230408296481" table:formula="of:=AVERAGE([Historical_Data.$C$94:.$C$105])+([Forecast_Model.A24]-104)*[Assumptions.$B$7]" table:style-name="ce11">
            <text:p>82,81</text:p>
          </table:table-cell>
          <table:table-cell office:value-type="float" office:value="81.149125800130548" table:formula="of:=[.E24]*[.J24]" table:style-name="ce11">
            <text:p>81,15</text:p>
          </table:table-cell>
          <table:table-cell office:value-type="float" office:value="73.196511471717756" table:formula="of:=[.F24]-([Assumptions.$B$21]*[Assumptions.$B$8]*[Forecast_Model.F24]/100)" table:style-name="ce11">
            <text:p>73,20</text:p>
          </table:table-cell>
          <table:table-cell office:value-type="float" office:value="82.739648665813107" table:formula="of:=[.F24]+([Assumptions.$B$21]*[Forecast_Model.F24]/100)" table:style-name="ce11">
            <text:p>82,74</text:p>
          </table:table-cell>
          <table:table-cell office:value-type="float" office:value="17" table:formula="of:=MOD([.A24]-1;52)+1" table:style-name="ce11">
            <text:p>17,00</text:p>
          </table:table-cell>
          <table:table-cell office:value-type="float" office:value="0.98" table:formula="of:=IF([.I24]&lt;=13;[Assumptions.$B$13];IF([.I24]&lt;=26;[Assumptions.$B$14];IF([.I24]&lt;=39;[Assumptions.$B$15];[Assumptions.$B$16])))" table:style-name="ce11">
            <text:p>0,98</text:p>
          </table:table-cell>
          <table:table-cell table:number-columns-repeated="16374"/>
        </table:table-row>
        <table:table-row table:style-name="ro1">
          <table:table-cell office:value-type="float" office:value="122" table:formula="of:=[.A24]+1" table:style-name="ce21">
            <text:p>122</text:p>
          </table:table-cell>
          <table:table-cell office:value-type="date" office:date-value="2025-05-28T00:00:00" table:formula="of:=[.B24]+7" table:style-name="ce23">
            <text:p>28.05.2025</text:p>
          </table:table-cell>
          <table:table-cell table:style-name="ce11"/>
          <table:table-cell office:value-type="float" office:value="82.605954523820785" table:formula="of:=AVERAGE([.D21:.D24])" table:style-name="ce11">
            <text:p>82,61</text:p>
          </table:table-cell>
          <table:table-cell office:value-type="float" office:value="82.955230408296487" table:formula="of:=AVERAGE([Historical_Data.$C$94:.$C$105])+([Forecast_Model.A25]-104)*[Assumptions.$B$7]" table:style-name="ce11">
            <text:p>82,96</text:p>
          </table:table-cell>
          <table:table-cell office:value-type="float" office:value="81.296125800130554" table:formula="of:=[.E25]*[.J25]" table:style-name="ce11">
            <text:p>81,30</text:p>
          </table:table-cell>
          <table:table-cell office:value-type="float" office:value="73.329105471717753" table:formula="of:=[.F25]-([Assumptions.$B$21]*[Assumptions.$B$8]*[Forecast_Model.F25]/100)" table:style-name="ce11">
            <text:p>73,33</text:p>
          </table:table-cell>
          <table:table-cell office:value-type="float" office:value="82.889529865813117" table:formula="of:=[.F25]+([Assumptions.$B$21]*[Forecast_Model.F25]/100)" table:style-name="ce11">
            <text:p>82,89</text:p>
          </table:table-cell>
          <table:table-cell office:value-type="float" office:value="18" table:formula="of:=MOD([.A25]-1;52)+1" table:style-name="ce11">
            <text:p>18,00</text:p>
          </table:table-cell>
          <table:table-cell office:value-type="float" office:value="0.98" table:formula="of:=IF([.I25]&lt;=13;[Assumptions.$B$13];IF([.I25]&lt;=26;[Assumptions.$B$14];IF([.I25]&lt;=39;[Assumptions.$B$15];[Assumptions.$B$16])))" table:style-name="ce11">
            <text:p>0,98</text:p>
          </table:table-cell>
          <table:table-cell table:number-columns-repeated="16374"/>
        </table:table-row>
        <table:table-row table:style-name="ro1">
          <table:table-cell office:value-type="float" office:value="123" table:formula="of:=[.A25]+1" table:style-name="ce21">
            <text:p>123</text:p>
          </table:table-cell>
          <table:table-cell office:value-type="date" office:date-value="2025-06-04T00:00:00" table:formula="of:=[.B25]+7" table:style-name="ce23">
            <text:p>04.06.2025</text:p>
          </table:table-cell>
          <table:table-cell table:style-name="ce11"/>
          <table:table-cell office:value-type="float" office:value="82.605773199285508" table:formula="of:=AVERAGE([.D22:.D25])" table:style-name="ce11">
            <text:p>82,61</text:p>
          </table:table-cell>
          <table:table-cell office:value-type="float" office:value="83.105230408296478" table:formula="of:=AVERAGE([Historical_Data.$C$94:.$C$105])+([Forecast_Model.A26]-104)*[Assumptions.$B$7]" table:style-name="ce11">
            <text:p>83,11</text:p>
          </table:table-cell>
          <table:table-cell office:value-type="float" office:value="81.443125800130545" table:formula="of:=[.E26]*[.J26]" table:style-name="ce11">
            <text:p>81,44</text:p>
          </table:table-cell>
          <table:table-cell office:value-type="float" office:value="73.46169947171775" table:formula="of:=[.F26]-([Assumptions.$B$21]*[Assumptions.$B$8]*[Forecast_Model.F26]/100)" table:style-name="ce11">
            <text:p>73,46</text:p>
          </table:table-cell>
          <table:table-cell office:value-type="float" office:value="83.039411065813098" table:formula="of:=[.F26]+([Assumptions.$B$21]*[Forecast_Model.F26]/100)" table:style-name="ce11">
            <text:p>83,04</text:p>
          </table:table-cell>
          <table:table-cell office:value-type="float" office:value="19" table:formula="of:=MOD([.A26]-1;52)+1" table:style-name="ce11">
            <text:p>19,00</text:p>
          </table:table-cell>
          <table:table-cell office:value-type="float" office:value="0.98" table:formula="of:=IF([.I26]&lt;=13;[Assumptions.$B$13];IF([.I26]&lt;=26;[Assumptions.$B$14];IF([.I26]&lt;=39;[Assumptions.$B$15];[Assumptions.$B$16])))" table:style-name="ce11">
            <text:p>0,98</text:p>
          </table:table-cell>
          <table:table-cell table:number-columns-repeated="16374"/>
        </table:table-row>
        <table:table-row table:style-name="ro1">
          <table:table-cell office:value-type="float" office:value="124" table:formula="of:=[.A26]+1" table:style-name="ce21">
            <text:p>124</text:p>
          </table:table-cell>
          <table:table-cell office:value-type="date" office:date-value="2025-06-11T00:00:00" table:formula="of:=[.B26]+7" table:style-name="ce23">
            <text:p>11.06.2025</text:p>
          </table:table-cell>
          <table:table-cell table:style-name="ce11"/>
          <table:table-cell office:value-type="float" office:value="82.605917433684937" table:formula="of:=AVERAGE([.D23:.D26])" table:style-name="ce11">
            <text:p>82,61</text:p>
          </table:table-cell>
          <table:table-cell office:value-type="float" office:value="83.255230408296484" table:formula="of:=AVERAGE([Historical_Data.$C$94:.$C$105])+([Forecast_Model.A27]-104)*[Assumptions.$B$7]" table:style-name="ce11">
            <text:p>83,26</text:p>
          </table:table-cell>
          <table:table-cell office:value-type="float" office:value="81.590125800130551" table:formula="of:=[.E27]*[.J27]" table:style-name="ce11">
            <text:p>81,59</text:p>
          </table:table-cell>
          <table:table-cell office:value-type="float" office:value="73.594293471717762" table:formula="of:=[.F27]-([Assumptions.$B$21]*[Assumptions.$B$8]*[Forecast_Model.F27]/100)" table:style-name="ce11">
            <text:p>73,59</text:p>
          </table:table-cell>
          <table:table-cell office:value-type="float" office:value="83.189292265813108" table:formula="of:=[.F27]+([Assumptions.$B$21]*[Forecast_Model.F27]/100)" table:style-name="ce11">
            <text:p>83,19</text:p>
          </table:table-cell>
          <table:table-cell office:value-type="float" office:value="20" table:formula="of:=MOD([.A27]-1;52)+1" table:style-name="ce11">
            <text:p>20,00</text:p>
          </table:table-cell>
          <table:table-cell office:value-type="float" office:value="0.98" table:formula="of:=IF([.I27]&lt;=13;[Assumptions.$B$13];IF([.I27]&lt;=26;[Assumptions.$B$14];IF([.I27]&lt;=39;[Assumptions.$B$15];[Assumptions.$B$16])))" table:style-name="ce11">
            <text:p>0,98</text:p>
          </table:table-cell>
          <table:table-cell table:number-columns-repeated="16374"/>
        </table:table-row>
        <table:table-row table:style-name="ro1">
          <table:table-cell office:value-type="float" office:value="125" table:formula="of:=[.A27]+1" table:style-name="ce21">
            <text:p>125</text:p>
          </table:table-cell>
          <table:table-cell office:value-type="date" office:date-value="2025-06-18T00:00:00" table:formula="of:=[.B27]+7" table:style-name="ce23">
            <text:p>18.06.2025</text:p>
          </table:table-cell>
          <table:table-cell table:style-name="ce11"/>
          <table:table-cell office:value-type="float" office:value="82.60598456703579" table:formula="of:=AVERAGE([.D24:.D27])" table:style-name="ce11">
            <text:p>82,61</text:p>
          </table:table-cell>
          <table:table-cell office:value-type="float" office:value="83.405230408296489" table:formula="of:=AVERAGE([Historical_Data.$C$94:.$C$105])+([Forecast_Model.A28]-104)*[Assumptions.$B$7]" table:style-name="ce11">
            <text:p>83,41</text:p>
          </table:table-cell>
          <table:table-cell office:value-type="float" office:value="81.737125800130556" table:formula="of:=[.E28]*[.J28]" table:style-name="ce11">
            <text:p>81,74</text:p>
          </table:table-cell>
          <table:table-cell office:value-type="float" office:value="73.72688747171776" table:formula="of:=[.F28]-([Assumptions.$B$21]*[Assumptions.$B$8]*[Forecast_Model.F28]/100)" table:style-name="ce11">
            <text:p>73,73</text:p>
          </table:table-cell>
          <table:table-cell office:value-type="float" office:value="83.339173465813118" table:formula="of:=[.F28]+([Assumptions.$B$21]*[Forecast_Model.F28]/100)" table:style-name="ce11">
            <text:p>83,34</text:p>
          </table:table-cell>
          <table:table-cell office:value-type="float" office:value="21" table:formula="of:=MOD([.A28]-1;52)+1" table:style-name="ce11">
            <text:p>21,00</text:p>
          </table:table-cell>
          <table:table-cell office:value-type="float" office:value="0.98" table:formula="of:=IF([.I28]&lt;=13;[Assumptions.$B$13];IF([.I28]&lt;=26;[Assumptions.$B$14];IF([.I28]&lt;=39;[Assumptions.$B$15];[Assumptions.$B$16])))" table:style-name="ce11">
            <text:p>0,98</text:p>
          </table:table-cell>
          <table:table-cell table:number-columns-repeated="16374"/>
        </table:table-row>
        <table:table-row table:style-name="ro1">
          <table:table-cell office:value-type="float" office:value="126" table:formula="of:=[.A28]+1" table:style-name="ce21">
            <text:p>126</text:p>
          </table:table-cell>
          <table:table-cell office:value-type="date" office:date-value="2025-06-25T00:00:00" table:formula="of:=[.B28]+7" table:style-name="ce23">
            <text:p>25.06.2025</text:p>
          </table:table-cell>
          <table:table-cell table:style-name="ce11"/>
          <table:table-cell office:value-type="float" office:value="82.605907430956762" table:formula="of:=AVERAGE([.D25:.D28])" table:style-name="ce11">
            <text:p>82,61</text:p>
          </table:table-cell>
          <table:table-cell office:value-type="float" office:value="83.555230408296481" table:formula="of:=AVERAGE([Historical_Data.$C$94:.$C$105])+([Forecast_Model.A29]-104)*[Assumptions.$B$7]" table:style-name="ce11">
            <text:p>83,56</text:p>
          </table:table-cell>
          <table:table-cell office:value-type="float" office:value="81.884125800130548" table:formula="of:=[.E29]*[.J29]" table:style-name="ce11">
            <text:p>81,88</text:p>
          </table:table-cell>
          <table:table-cell office:value-type="float" office:value="73.859481471717757" table:formula="of:=[.F29]-([Assumptions.$B$21]*[Assumptions.$B$8]*[Forecast_Model.F29]/100)" table:style-name="ce11">
            <text:p>73,86</text:p>
          </table:table-cell>
          <table:table-cell office:value-type="float" office:value="83.4890546658131" table:formula="of:=[.F29]+([Assumptions.$B$21]*[Forecast_Model.F29]/100)" table:style-name="ce11">
            <text:p>83,49</text:p>
          </table:table-cell>
          <table:table-cell office:value-type="float" office:value="22" table:formula="of:=MOD([.A29]-1;52)+1" table:style-name="ce11">
            <text:p>22,00</text:p>
          </table:table-cell>
          <table:table-cell office:value-type="float" office:value="0.98" table:formula="of:=IF([.I29]&lt;=13;[Assumptions.$B$13];IF([.I29]&lt;=26;[Assumptions.$B$14];IF([.I29]&lt;=39;[Assumptions.$B$15];[Assumptions.$B$16])))" table:style-name="ce11">
            <text:p>0,98</text:p>
          </table:table-cell>
          <table:table-cell table:number-columns-repeated="16374"/>
        </table:table-row>
        <table:table-row table:style-name="ro1">
          <table:table-cell office:value-type="float" office:value="127" table:formula="of:=[.A29]+1" table:style-name="ce21">
            <text:p>127</text:p>
          </table:table-cell>
          <table:table-cell office:value-type="date" office:date-value="2025-07-02T00:00:00" table:formula="of:=[.B29]+7" table:style-name="ce23">
            <text:p>02.07.2025</text:p>
          </table:table-cell>
          <table:table-cell table:style-name="ce11"/>
          <table:table-cell office:value-type="float" office:value="82.605895657740746" table:formula="of:=AVERAGE([.D26:.D29])" table:style-name="ce11">
            <text:p>82,61</text:p>
          </table:table-cell>
          <table:table-cell office:value-type="float" office:value="83.705230408296487" table:formula="of:=AVERAGE([Historical_Data.$C$94:.$C$105])+([Forecast_Model.A30]-104)*[Assumptions.$B$7]" table:style-name="ce11">
            <text:p>83,71</text:p>
          </table:table-cell>
          <table:table-cell office:value-type="float" office:value="82.031125800130553" table:formula="of:=[.E30]*[.J30]" table:style-name="ce11">
            <text:p>82,03</text:p>
          </table:table-cell>
          <table:table-cell office:value-type="float" office:value="73.992075471717754" table:formula="of:=[.F30]-([Assumptions.$B$21]*[Assumptions.$B$8]*[Forecast_Model.F30]/100)" table:style-name="ce11">
            <text:p>73,99</text:p>
          </table:table-cell>
          <table:table-cell office:value-type="float" office:value="83.63893586581311" table:formula="of:=[.F30]+([Assumptions.$B$21]*[Forecast_Model.F30]/100)" table:style-name="ce11">
            <text:p>83,64</text:p>
          </table:table-cell>
          <table:table-cell office:value-type="float" office:value="23" table:formula="of:=MOD([.A30]-1;52)+1" table:style-name="ce11">
            <text:p>23,00</text:p>
          </table:table-cell>
          <table:table-cell office:value-type="float" office:value="0.98" table:formula="of:=IF([.I30]&lt;=13;[Assumptions.$B$13];IF([.I30]&lt;=26;[Assumptions.$B$14];IF([.I30]&lt;=39;[Assumptions.$B$15];[Assumptions.$B$16])))" table:style-name="ce11">
            <text:p>0,98</text:p>
          </table:table-cell>
          <table:table-cell table:number-columns-repeated="16374"/>
        </table:table-row>
        <table:table-row table:style-name="ro1">
          <table:table-cell office:value-type="float" office:value="128" table:formula="of:=[.A30]+1" table:style-name="ce21">
            <text:p>128</text:p>
          </table:table-cell>
          <table:table-cell office:value-type="date" office:date-value="2025-07-09T00:00:00" table:formula="of:=[.B30]+7" table:style-name="ce23">
            <text:p>09.07.2025</text:p>
          </table:table-cell>
          <table:table-cell table:style-name="ce11"/>
          <table:table-cell office:value-type="float" office:value="82.605926272354566" table:formula="of:=AVERAGE([.D27:.D30])" table:style-name="ce11">
            <text:p>82,61</text:p>
          </table:table-cell>
          <table:table-cell office:value-type="float" office:value="83.855230408296478" table:formula="of:=AVERAGE([Historical_Data.$C$94:.$C$105])+([Forecast_Model.A31]-104)*[Assumptions.$B$7]" table:style-name="ce11">
            <text:p>83,86</text:p>
          </table:table-cell>
          <table:table-cell office:value-type="float" office:value="82.178125800130545" table:formula="of:=[.E31]*[.J31]" table:style-name="ce11">
            <text:p>82,18</text:p>
          </table:table-cell>
          <table:table-cell office:value-type="float" office:value="74.124669471717752" table:formula="of:=[.F31]-([Assumptions.$B$21]*[Assumptions.$B$8]*[Forecast_Model.F31]/100)" table:style-name="ce11">
            <text:p>74,12</text:p>
          </table:table-cell>
          <table:table-cell office:value-type="float" office:value="83.788817065813106" table:formula="of:=[.F31]+([Assumptions.$B$21]*[Forecast_Model.F31]/100)" table:style-name="ce11">
            <text:p>83,79</text:p>
          </table:table-cell>
          <table:table-cell office:value-type="float" office:value="24" table:formula="of:=MOD([.A31]-1;52)+1" table:style-name="ce11">
            <text:p>24,00</text:p>
          </table:table-cell>
          <table:table-cell office:value-type="float" office:value="0.98" table:formula="of:=IF([.I31]&lt;=13;[Assumptions.$B$13];IF([.I31]&lt;=26;[Assumptions.$B$14];IF([.I31]&lt;=39;[Assumptions.$B$15];[Assumptions.$B$16])))" table:style-name="ce11">
            <text:p>0,98</text:p>
          </table:table-cell>
          <table:table-cell table:number-columns-repeated="16374"/>
        </table:table-row>
        <table:table-row table:style-name="ro1">
          <table:table-cell office:value-type="float" office:value="129" table:formula="of:=[.A31]+1" table:style-name="ce21">
            <text:p>129</text:p>
          </table:table-cell>
          <table:table-cell office:value-type="date" office:date-value="2025-07-16T00:00:00" table:formula="of:=[.B31]+7" table:style-name="ce23">
            <text:p>16.07.2025</text:p>
          </table:table-cell>
          <table:table-cell table:style-name="ce11"/>
          <table:table-cell office:value-type="float" office:value="82.605928482021966" table:formula="of:=AVERAGE([.D28:.D31])" table:style-name="ce11">
            <text:p>82,61</text:p>
          </table:table-cell>
          <table:table-cell office:value-type="float" office:value="84.005230408296484" table:formula="of:=AVERAGE([Historical_Data.$C$94:.$C$105])+([Forecast_Model.A32]-104)*[Assumptions.$B$7]" table:style-name="ce11">
            <text:p>84,01</text:p>
          </table:table-cell>
          <table:table-cell office:value-type="float" office:value="82.32512580013055" table:formula="of:=[.E32]*[.J32]" table:style-name="ce11">
            <text:p>82,33</text:p>
          </table:table-cell>
          <table:table-cell office:value-type="float" office:value="74.257263471717749" table:formula="of:=[.F32]-([Assumptions.$B$21]*[Assumptions.$B$8]*[Forecast_Model.F32]/100)" table:style-name="ce11">
            <text:p>74,26</text:p>
          </table:table-cell>
          <table:table-cell office:value-type="float" office:value="83.938698265813116" table:formula="of:=[.F32]+([Assumptions.$B$21]*[Forecast_Model.F32]/100)" table:style-name="ce11">
            <text:p>83,94</text:p>
          </table:table-cell>
          <table:table-cell office:value-type="float" office:value="25" table:formula="of:=MOD([.A32]-1;52)+1" table:style-name="ce11">
            <text:p>25,00</text:p>
          </table:table-cell>
          <table:table-cell office:value-type="float" office:value="0.98" table:formula="of:=IF([.I32]&lt;=13;[Assumptions.$B$13];IF([.I32]&lt;=26;[Assumptions.$B$14];IF([.I32]&lt;=39;[Assumptions.$B$15];[Assumptions.$B$16])))" table:style-name="ce11">
            <text:p>0,98</text:p>
          </table:table-cell>
          <table:table-cell table:number-columns-repeated="16374"/>
        </table:table-row>
        <table:table-row table:style-name="ro1">
          <table:table-cell office:value-type="float" office:value="130" table:formula="of:=[.A32]+1" table:style-name="ce21">
            <text:p>130</text:p>
          </table:table-cell>
          <table:table-cell office:value-type="date" office:date-value="2025-07-23T00:00:00" table:formula="of:=[.B32]+7" table:style-name="ce23">
            <text:p>23.07.2025</text:p>
          </table:table-cell>
          <table:table-cell table:style-name="ce11"/>
          <table:table-cell office:value-type="float" office:value="82.605914460768503" table:formula="of:=AVERAGE([.D29:.D32])" table:style-name="ce11">
            <text:p>82,61</text:p>
          </table:table-cell>
          <table:table-cell office:value-type="float" office:value="84.155230408296489" table:formula="of:=AVERAGE([Historical_Data.$C$94:.$C$105])+([Forecast_Model.A33]-104)*[Assumptions.$B$7]" table:style-name="ce11">
            <text:p>84,16</text:p>
          </table:table-cell>
          <table:table-cell office:value-type="float" office:value="82.472125800130556" table:formula="of:=[.E33]*[.J33]" table:style-name="ce11">
            <text:p>82,47</text:p>
          </table:table-cell>
          <table:table-cell office:value-type="float" office:value="74.389857471717761" table:formula="of:=[.F33]-([Assumptions.$B$21]*[Assumptions.$B$8]*[Forecast_Model.F33]/100)" table:style-name="ce11">
            <text:p>74,39</text:p>
          </table:table-cell>
          <table:table-cell office:value-type="float" office:value="84.088579465813112" table:formula="of:=[.F33]+([Assumptions.$B$21]*[Forecast_Model.F33]/100)" table:style-name="ce11">
            <text:p>84,09</text:p>
          </table:table-cell>
          <table:table-cell office:value-type="float" office:value="26" table:formula="of:=MOD([.A33]-1;52)+1" table:style-name="ce11">
            <text:p>26,00</text:p>
          </table:table-cell>
          <table:table-cell office:value-type="float" office:value="0.98" table:formula="of:=IF([.I33]&lt;=13;[Assumptions.$B$13];IF([.I33]&lt;=26;[Assumptions.$B$14];IF([.I33]&lt;=39;[Assumptions.$B$15];[Assumptions.$B$16])))" table:style-name="ce11">
            <text:p>0,98</text:p>
          </table:table-cell>
          <table:table-cell table:number-columns-repeated="16374"/>
        </table:table-row>
        <table:table-row table:number-rows-repeated="1048543" table:style-name="ro1">
          <table:table-cell table:number-columns-repeated="16384"/>
        </table:table-row>
      </table:table>
      <table:table table:name="Visualization_Dashboard" table:style-name="ta2">
        <table:table-column table:style-name="co21" table:default-cell-style-name="ce1"/>
        <table:table-column table:style-name="co14" table:default-cell-style-name="ce1"/>
        <table:table-column table:style-name="co22" table:default-cell-style-name="ce1"/>
        <table:table-column table:style-name="co18" table:default-cell-style-name="ce1"/>
        <table:table-column table:style-name="co16" table:default-cell-style-name="ce1"/>
        <table:table-column table:style-name="co8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6" table:default-cell-style-name="ce1"/>
        <table:table-column table:style-name="co8" table:number-columns-repeated="16373" table:default-cell-style-name="ce1"/>
        <table:table-row table:style-name="ro2">
          <table:table-cell office:value-type="string" table:number-columns-spanned="10" table:number-rows-spanned="1" table:style-name="ce28">
            <text:p>Forecast Visualization Dashboard</text:p>
          </table:table-cell>
          <table:covered-table-cell table:number-columns-repeated="9"/>
          <table:table-cell table:number-columns-repeated="16374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0">
            <text:p>Week</text:p>
          </table:table-cell>
          <table:table-cell office:value-type="string" table:style-name="ce19">
            <text:p>Historical Price</text:p>
          </table:table-cell>
          <table:table-cell office:value-type="string" table:style-name="ce19">
            <text:p>Forecast (Seasonal Adj)</text:p>
          </table:table-cell>
          <table:table-cell office:value-type="string" table:style-name="ce19">
            <text:p>Lower 95% CI</text:p>
          </table:table-cell>
          <table:table-cell office:value-type="string" table:style-name="ce19">
            <text:p>Upper 95% CI</text:p>
          </table:table-cell>
          <table:table-cell table:style-name="ce1"/>
          <table:table-cell office:value-type="string" table:number-columns-spanned="3" table:number-rows-spanned="1" table:style-name="ce37">
            <text:p>Price Distribution Analysis</text:p>
          </table:table-cell>
          <table:covered-table-cell table:number-columns-repeated="2"/>
          <table:table-cell table:number-columns-repeated="16375" table:style-name="ce1"/>
        </table:table-row>
        <table:table-row table:style-name="ro1">
          <table:table-cell office:value-type="float" office:value="79" table:formula="of:=[Historical_Data.A80]" table:style-name="ce21">
            <text:p>79</text:p>
          </table:table-cell>
          <table:table-cell office:value-type="float" office:value="69.350802238694016" table:formula="of:=[Historical_Data.C80]" table:style-name="ce30">
            <text:p><text:s/>69,35<text:s/></text:p>
          </table:table-cell>
          <table:table-cell table:number-columns-repeated="4" table:style-name="ce1"/>
          <table:table-cell office:value-type="string" table:style-name="ce35">
            <text:p>Price Range (NOK/kg)</text:p>
          </table:table-cell>
          <table:table-cell office:value-type="string" table:style-name="ce35">
            <text:p>Frequency</text:p>
          </table:table-cell>
          <table:table-cell office:value-type="string" table:style-name="ce35">
            <text:p>% of Total</text:p>
          </table:table-cell>
          <table:table-cell table:number-columns-repeated="16375" table:style-name="ce1"/>
        </table:table-row>
        <table:table-row table:style-name="ro1">
          <table:table-cell office:value-type="float" office:value="80" table:formula="of:=[Historical_Data.A81]" table:style-name="ce21">
            <text:p>80</text:p>
          </table:table-cell>
          <table:table-cell office:value-type="float" office:value="71.16985287197069" table:formula="of:=[Historical_Data.C81]" table:style-name="ce30">
            <text:p><text:s/>71,17<text:s/></text:p>
          </table:table-cell>
          <table:table-cell table:number-columns-repeated="4" table:style-name="ce1"/>
          <table:table-cell office:value-type="string" table:style-name="ce16">
            <text:p>&lt;60</text:p>
          </table:table-cell>
          <table:table-cell office:value-type="float" office:value="0" table:formula="of:=COUNTIF([Historical_Data.$C$2:.$C$105];&quot;&lt;60&quot;)" table:style-name="ce1">
            <text:p>0</text:p>
          </table:table-cell>
          <table:table-cell office:value-type="float" office:value="0" table:formula="of:=[.H5]/104" table:style-name="ce11">
            <text:p>0,00</text:p>
          </table:table-cell>
          <table:table-cell table:number-columns-repeated="16375" table:style-name="ce1"/>
        </table:table-row>
        <table:table-row table:style-name="ro1">
          <table:table-cell office:value-type="float" office:value="81" table:formula="of:=[Historical_Data.A82]" table:style-name="ce21">
            <text:p>81</text:p>
          </table:table-cell>
          <table:table-cell office:value-type="float" office:value="70.403809702151491" table:formula="of:=[Historical_Data.C82]" table:style-name="ce30">
            <text:p><text:s/>70,40<text:s/></text:p>
          </table:table-cell>
          <table:table-cell table:number-columns-repeated="4" table:style-name="ce1"/>
          <table:table-cell office:value-type="string" table:style-name="ce16">
            <text:p>60-70</text:p>
          </table:table-cell>
          <table:table-cell office:value-type="float" office:value="30" table:formula="of:=COUNTIFS([Historical_Data.$C$2:.$C$105];&quot;&gt;=60&quot;;[Historical_Data.$C$2:.$C$105];&quot;&lt;70&quot;)" table:style-name="ce1">
            <text:p>30</text:p>
          </table:table-cell>
          <table:table-cell office:value-type="float" office:value="0.28846153846153844" table:formula="of:=[.H6]/104" table:style-name="ce11">
            <text:p>0,29</text:p>
          </table:table-cell>
          <table:table-cell table:number-columns-repeated="16375" table:style-name="ce1"/>
        </table:table-row>
        <table:table-row table:style-name="ro1">
          <table:table-cell office:value-type="float" office:value="82" table:formula="of:=[Historical_Data.A83]" table:style-name="ce21">
            <text:p>82</text:p>
          </table:table-cell>
          <table:table-cell office:value-type="float" office:value="68.155595826762152" table:formula="of:=[Historical_Data.C83]" table:style-name="ce30">
            <text:p><text:s/>68,16<text:s/></text:p>
          </table:table-cell>
          <table:table-cell table:number-columns-repeated="4" table:style-name="ce1"/>
          <table:table-cell office:value-type="string" table:style-name="ce16">
            <text:p>70-80</text:p>
          </table:table-cell>
          <table:table-cell office:value-type="float" office:value="69" table:formula="of:=COUNTIFS([Historical_Data.$C$2:.$C$105];&quot;&gt;=70&quot;;[Historical_Data.$C$2:.$C$105];&quot;&lt;80&quot;)" table:style-name="ce1">
            <text:p>69</text:p>
          </table:table-cell>
          <table:table-cell office:value-type="float" office:value="0.66346153846153844" table:formula="of:=[.H7]/104" table:style-name="ce11">
            <text:p>0,66</text:p>
          </table:table-cell>
          <table:table-cell table:number-columns-repeated="16375" table:style-name="ce1"/>
        </table:table-row>
        <table:table-row table:style-name="ro1">
          <table:table-cell office:value-type="float" office:value="83" table:formula="of:=[Historical_Data.A84]" table:style-name="ce21">
            <text:p>83</text:p>
          </table:table-cell>
          <table:table-cell office:value-type="float" office:value="69.596740450658089" table:formula="of:=[Historical_Data.C84]" table:style-name="ce30">
            <text:p><text:s/>69,60<text:s/></text:p>
          </table:table-cell>
          <table:table-cell table:number-columns-repeated="4" table:style-name="ce1"/>
          <table:table-cell office:value-type="string" table:style-name="ce16">
            <text:p>80-90</text:p>
          </table:table-cell>
          <table:table-cell office:value-type="float" office:value="5" table:formula="of:=COUNTIFS([Historical_Data.$C$2:.$C$105];&quot;&gt;=80&quot;;[Historical_Data.$C$2:.$C$105];&quot;&lt;90&quot;)" table:style-name="ce1">
            <text:p>5</text:p>
          </table:table-cell>
          <table:table-cell office:value-type="float" office:value="4.807692307692308E-2" table:formula="of:=[.H8]/104" table:style-name="ce11">
            <text:p>0,05</text:p>
          </table:table-cell>
          <table:table-cell table:number-columns-repeated="16375" table:style-name="ce1"/>
        </table:table-row>
        <table:table-row table:style-name="ro1">
          <table:table-cell office:value-type="float" office:value="84" table:formula="of:=[Historical_Data.A85]" table:style-name="ce21">
            <text:p>84</text:p>
          </table:table-cell>
          <table:table-cell office:value-type="float" office:value="70.145779295656155" table:formula="of:=[Historical_Data.C85]" table:style-name="ce30">
            <text:p><text:s/>70,15<text:s/></text:p>
          </table:table-cell>
          <table:table-cell table:number-columns-repeated="4" table:style-name="ce1"/>
          <table:table-cell office:value-type="string" table:style-name="ce16">
            <text:p>90-100</text:p>
          </table:table-cell>
          <table:table-cell office:value-type="float" office:value="0" table:formula="of:=COUNTIFS([Historical_Data.$C$2:.$C$105];&quot;&gt;=90&quot;;[Historical_Data.$C$2:.$C$105];&quot;&lt;100&quot;)" table:style-name="ce1">
            <text:p>0</text:p>
          </table:table-cell>
          <table:table-cell office:value-type="float" office:value="0" table:formula="of:=[.H9]/104" table:style-name="ce11">
            <text:p>0,00</text:p>
          </table:table-cell>
          <table:table-cell table:number-columns-repeated="16375" table:style-name="ce1"/>
        </table:table-row>
        <table:table-row table:style-name="ro1">
          <table:table-cell office:value-type="float" office:value="85" table:formula="of:=[Historical_Data.A86]" table:style-name="ce21">
            <text:p>85</text:p>
          </table:table-cell>
          <table:table-cell office:value-type="float" office:value="72.754015620076473" table:formula="of:=[Historical_Data.C86]" table:style-name="ce30">
            <text:p><text:s/>72,75<text:s/></text:p>
          </table:table-cell>
          <table:table-cell table:number-columns-repeated="4" table:style-name="ce1"/>
          <table:table-cell office:value-type="float" office:value="100" table:style-name="ce16">
            <text:p>100</text:p>
          </table:table-cell>
          <table:table-cell office:value-type="float" office:value="0" table:formula="of:=COUNTIF([Historical_Data.$C$2:.$C$105];&quot;&gt;=100&quot;)" table:style-name="ce1">
            <text:p>0</text:p>
          </table:table-cell>
          <table:table-cell office:value-type="float" office:value="0" table:formula="of:=[.H10]/104" table:style-name="ce11">
            <text:p>0,00</text:p>
          </table:table-cell>
          <table:table-cell table:number-columns-repeated="16375" table:style-name="ce1"/>
        </table:table-row>
        <table:table-row table:style-name="ro1">
          <table:table-cell office:value-type="float" office:value="86" table:formula="of:=[Historical_Data.A87]" table:style-name="ce21">
            <text:p>86</text:p>
          </table:table-cell>
          <table:table-cell office:value-type="float" office:value="71.736337575412776" table:formula="of:=[Historical_Data.C87]" table:style-name="ce30">
            <text:p><text:s/>71,74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87" table:formula="of:=[Historical_Data.A88]" table:style-name="ce21">
            <text:p>87</text:p>
          </table:table-cell>
          <table:table-cell office:value-type="float" office:value="71.328072541346714" table:formula="of:=[Historical_Data.C88]" table:style-name="ce30">
            <text:p><text:s/>71,33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88" table:formula="of:=[Historical_Data.A89]" table:style-name="ce21">
            <text:p>88</text:p>
          </table:table-cell>
          <table:table-cell office:value-type="float" office:value="69.858886050249438" table:formula="of:=[Historical_Data.C89]" table:style-name="ce30">
            <text:p><text:s/>69,86<text:s/></text:p>
          </table:table-cell>
          <table:table-cell table:number-columns-repeated="4" table:style-name="ce1"/>
          <table:table-cell office:value-type="string" table:number-columns-spanned="5" table:number-rows-spanned="1" table:style-name="ce37">
            <text:p>Forecast Accuracy Tracker</text:p>
          </table:table-cell>
          <table:covered-table-cell table:number-columns-repeated="4"/>
          <table:table-cell table:number-columns-repeated="16373"/>
        </table:table-row>
        <table:table-row table:style-name="ro1">
          <table:table-cell office:value-type="float" office:value="89" table:formula="of:=[Historical_Data.A90]" table:style-name="ce21">
            <text:p>89</text:p>
          </table:table-cell>
          <table:table-cell office:value-type="float" office:value="70.071911095284051" table:formula="of:=[Historical_Data.C90]" table:style-name="ce30">
            <text:p><text:s/>70,07<text:s/></text:p>
          </table:table-cell>
          <table:table-cell table:number-columns-repeated="4" table:style-name="ce1"/>
          <table:table-cell office:value-type="string" table:style-name="ce20">
            <text:p>Week</text:p>
          </table:table-cell>
          <table:table-cell office:value-type="string" table:style-name="ce19">
            <text:p>Forecast</text:p>
          </table:table-cell>
          <table:table-cell office:value-type="string" table:style-name="ce19">
            <text:p>Actual</text:p>
          </table:table-cell>
          <table:table-cell office:value-type="string" table:style-name="ce19">
            <text:p>Error(%)</text:p>
          </table:table-cell>
          <table:table-cell office:value-type="string" table:style-name="ce19">
            <text:p>Abs Error (%)</text:p>
          </table:table-cell>
          <table:table-cell table:number-columns-repeated="16373"/>
        </table:table-row>
        <table:table-row table:style-name="ro1">
          <table:table-cell office:value-type="float" office:value="90" table:formula="of:=[Historical_Data.A91]" table:style-name="ce21">
            <text:p>90</text:p>
          </table:table-cell>
          <table:table-cell office:value-type="float" office:value="72.439273912985868" table:formula="of:=[Historical_Data.C91]" table:style-name="ce30">
            <text:p><text:s/>72,44<text:s/></text:p>
          </table:table-cell>
          <table:table-cell table:number-columns-repeated="4" table:style-name="ce1"/>
          <table:table-cell office:value-type="float" office:value="105" table:style-name="ce21">
            <text:p>105</text:p>
          </table:table-cell>
          <table:table-cell office:value-type="float" office:value="90.053858057292075" table:formula="of:=[Forecast_Model.F8]" table:style-name="ce11">
            <text:p>90,05</text:p>
          </table:table-cell>
          <table:table-cell office:value-type="float" office:value="88.7" table:style-name="ce1">
            <text:p>88,7</text:p>
          </table:table-cell>
          <table:table-cell office:value-type="percentage" office:value="1.526333773722742E-2" table:formula="of:=IF([.I15]&lt;&gt;&quot;-&quot;;([.H15]-[.I15])/[.I15];&quot;-&quot;)" table:style-name="ce31">
            <text:p>1,53 %</text:p>
          </table:table-cell>
          <table:table-cell office:value-type="percentage" office:value="1.526333773722742E-2" table:formula="of:=IF([.I15]&lt;&gt;&quot;-&quot;;ABS([.J15]);&quot;-&quot;)" table:style-name="ce31">
            <text:p>1,53 %</text:p>
          </table:table-cell>
          <table:table-cell table:number-columns-repeated="16373"/>
        </table:table-row>
        <table:table-row table:style-name="ro1">
          <table:table-cell office:value-type="float" office:value="91" table:formula="of:=[Historical_Data.A92]" table:style-name="ce21">
            <text:p>91</text:p>
          </table:table-cell>
          <table:table-cell office:value-type="float" office:value="72.389672177838662" table:formula="of:=[Historical_Data.C92]" table:style-name="ce30">
            <text:p><text:s/>72,39<text:s/></text:p>
          </table:table-cell>
          <table:table-cell table:number-columns-repeated="4" table:style-name="ce1"/>
          <table:table-cell office:value-type="float" office:value="106" table:style-name="ce21">
            <text:p>106</text:p>
          </table:table-cell>
          <table:table-cell office:value-type="float" office:value="90.221858057292067" table:formula="of:=[Forecast_Model.F9]" table:style-name="ce11">
            <text:p>90,22</text:p>
          </table:table-cell>
          <table:table-cell office:value-type="float" office:value="91.15" table:style-name="ce1">
            <text:p>91,15</text:p>
          </table:table-cell>
          <table:table-cell office:value-type="percentage" office:value="-1.0182577539308155E-2" table:formula="of:=IF([.I16]&lt;&gt;&quot;-&quot;;([.H16]-[.I16])/[.I16];&quot;-&quot;)" table:style-name="ce31">
            <text:p>-1,02 %</text:p>
          </table:table-cell>
          <table:table-cell office:value-type="percentage" office:value="1.0182577539308155E-2" table:formula="of:=IF([.I16]&lt;&gt;&quot;-&quot;;ABS([.J16]);&quot;-&quot;)" table:style-name="ce31">
            <text:p>1,02 %</text:p>
          </table:table-cell>
          <table:table-cell table:number-columns-repeated="16373"/>
        </table:table-row>
        <table:table-row table:style-name="ro1">
          <table:table-cell office:value-type="float" office:value="92" table:formula="of:=[Historical_Data.A93]" table:style-name="ce21">
            <text:p>92</text:p>
          </table:table-cell>
          <table:table-cell office:value-type="float" office:value="74.839873848807997" table:formula="of:=[Historical_Data.C93]" table:style-name="ce30">
            <text:p><text:s/>74,84<text:s/></text:p>
          </table:table-cell>
          <table:table-cell table:number-columns-repeated="4" table:style-name="ce1"/>
          <table:table-cell office:value-type="float" office:value="107" table:style-name="ce21">
            <text:p>107</text:p>
          </table:table-cell>
          <table:table-cell office:value-type="float" office:value="90.389858057292074" table:formula="of:=[Forecast_Model.F10]" table:style-name="ce11">
            <text:p>90,39</text:p>
          </table:table-cell>
          <table:table-cell office:value-type="float" office:value="89.2" table:style-name="ce1">
            <text:p>89,2</text:p>
          </table:table-cell>
          <table:table-cell office:value-type="percentage" office:value="1.3339215888924559E-2" table:formula="of:=IF([.I17]&lt;&gt;&quot;-&quot;;([.H17]-[.I17])/[.I17];&quot;-&quot;)" table:style-name="ce31">
            <text:p>1,33 %</text:p>
          </table:table-cell>
          <table:table-cell office:value-type="percentage" office:value="1.3339215888924559E-2" table:formula="of:=IF([.I17]&lt;&gt;&quot;-&quot;;ABS([.J17]);&quot;-&quot;)" table:style-name="ce31">
            <text:p>1,33 %</text:p>
          </table:table-cell>
          <table:table-cell table:number-columns-repeated="16373"/>
        </table:table-row>
        <table:table-row table:style-name="ro1">
          <table:table-cell office:value-type="float" office:value="93" table:formula="of:=[Historical_Data.A94]" table:style-name="ce21">
            <text:p>93</text:p>
          </table:table-cell>
          <table:table-cell office:value-type="float" office:value="77.476269319950447" table:formula="of:=[Historical_Data.C94]" table:style-name="ce30">
            <text:p><text:s/>77,48<text:s/></text:p>
          </table:table-cell>
          <table:table-cell table:number-columns-repeated="4" table:style-name="ce1"/>
          <table:table-cell office:value-type="float" office:value="108" table:style-name="ce21">
            <text:p>108</text:p>
          </table:table-cell>
          <table:table-cell office:value-type="float" office:value="90.557858057292066" table:formula="of:=[Forecast_Model.F11]" table:style-name="ce11">
            <text:p>90,56</text:p>
          </table:table-cell>
          <table:table-cell office:value-type="float" office:value="90.8" table:style-name="ce1">
            <text:p>90,8</text:p>
          </table:table-cell>
          <table:table-cell office:value-type="percentage" office:value="-2.6667614835675269E-3" table:formula="of:=IF([.I18]&lt;&gt;&quot;-&quot;;([.H18]-[.I18])/[.I18];&quot;-&quot;)" table:style-name="ce31">
            <text:p>-0,27 %</text:p>
          </table:table-cell>
          <table:table-cell office:value-type="percentage" office:value="2.6667614835675269E-3" table:formula="of:=IF([.I18]&lt;&gt;&quot;-&quot;;ABS([.J18]);&quot;-&quot;)" table:style-name="ce31">
            <text:p>0,27 %</text:p>
          </table:table-cell>
          <table:table-cell table:number-columns-repeated="16373"/>
        </table:table-row>
        <table:table-row table:style-name="ro1">
          <table:table-cell office:value-type="float" office:value="94" table:formula="of:=[Historical_Data.A95]" table:style-name="ce21">
            <text:p>94</text:p>
          </table:table-cell>
          <table:table-cell office:value-type="float" office:value="79.056775735628406" table:formula="of:=[Historical_Data.C95]" table:style-name="ce30">
            <text:p><text:s/>79,06<text:s/></text:p>
          </table:table-cell>
          <table:table-cell table:number-columns-repeated="4" table:style-name="ce1"/>
          <table:table-cell office:value-type="float" office:value="109" table:style-name="ce21">
            <text:p>109</text:p>
          </table:table-cell>
          <table:table-cell office:value-type="float" office:value="90.725858057292072" table:formula="of:=[Forecast_Model.F12]" table:style-name="ce11">
            <text:p>90,73</text:p>
          </table:table-cell>
          <table:table-cell office:value-type="float" office:value="89.95" table:style-name="ce1">
            <text:p>89,95</text:p>
          </table:table-cell>
          <table:table-cell office:value-type="percentage" office:value="8.6254369904621361E-3" table:formula="of:=IF([.I19]&lt;&gt;&quot;-&quot;;([.H19]-[.I19])/[.I19];&quot;-&quot;)" table:style-name="ce31">
            <text:p>0,86 %</text:p>
          </table:table-cell>
          <table:table-cell office:value-type="percentage" office:value="8.6254369904621361E-3" table:formula="of:=IF([.I19]&lt;&gt;&quot;-&quot;;ABS([.J19]);&quot;-&quot;)" table:style-name="ce31">
            <text:p>0,86 %</text:p>
          </table:table-cell>
          <table:table-cell table:number-columns-repeated="16373"/>
        </table:table-row>
        <table:table-row table:style-name="ro1">
          <table:table-cell office:value-type="float" office:value="95" table:formula="of:=[Historical_Data.A96]" table:style-name="ce21">
            <text:p>95</text:p>
          </table:table-cell>
          <table:table-cell office:value-type="float" office:value="77.745656635077694" table:formula="of:=[Historical_Data.C96]" table:style-name="ce30">
            <text:p><text:s/>77,75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96" table:formula="of:=[Historical_Data.A97]" table:style-name="ce21">
            <text:p>96</text:p>
          </table:table-cell>
          <table:table-cell office:value-type="float" office:value="79.427376094464833" table:formula="of:=[Historical_Data.C97]" table:style-name="ce30">
            <text:p><text:s/>79,43<text:s/></text:p>
          </table:table-cell>
          <table:table-cell table:number-columns-repeated="4" table:style-name="ce1"/>
          <table:table-cell office:value-type="string" table:style-name="ce1">
            <text:p>Mean Absolute % Error (MAPE)</text:p>
          </table:table-cell>
          <table:table-cell table:number-columns-repeated="16377" table:style-name="ce1"/>
        </table:table-row>
        <table:table-row table:style-name="ro1">
          <table:table-cell office:value-type="float" office:value="97" table:formula="of:=[Historical_Data.A98]" table:style-name="ce21">
            <text:p>97</text:p>
          </table:table-cell>
          <table:table-cell office:value-type="float" office:value="79.709788954350714" table:formula="of:=[Historical_Data.C98]" table:style-name="ce30">
            <text:p><text:s/>79,71<text:s/></text:p>
          </table:table-cell>
          <table:table-cell table:number-columns-repeated="4" table:style-name="ce1"/>
          <table:table-cell office:value-type="percentage" office:value="1.0015465927897959E-2" table:formula="of:=AVERAGE([.K15:.K19])" table:style-name="ce31">
            <text:p>1,00 %</text:p>
          </table:table-cell>
          <table:table-cell table:number-columns-repeated="16377" table:style-name="ce1"/>
        </table:table-row>
        <table:table-row table:style-name="ro1">
          <table:table-cell office:value-type="float" office:value="98" table:formula="of:=[Historical_Data.A99]" table:style-name="ce21">
            <text:p>98</text:p>
          </table:table-cell>
          <table:table-cell office:value-type="float" office:value="79.311331945694718" table:formula="of:=[Historical_Data.C99]" table:style-name="ce30">
            <text:p><text:s/>79,31<text:s/></text:p>
          </table:table-cell>
          <table:table-cell table:number-columns-repeated="3" table:style-name="ce1"/>
          <table:table-cell table:style-name="ce1">
            <draw:frame draw:z-index="1" draw:id="id0" draw:style-name="a2" draw:name="TextBox 1" svg:x="0.625in" svg:y="0.16667in" svg:width="0.20202in" svg:height="0.28933in">
              <draw:text-box>
                <text:p text:style-name="a1" text:class-names="" text:cond-style-name=""><text:span text:style-name="a0" text:class-names=""/></text:p>
              </draw:text-box>
              <svg:title/>
              <svg:desc/>
            </draw:frame>
          </table:table-cell>
          <table:table-cell table:number-columns-repeated="16378" table:style-name="ce1"/>
        </table:table-row>
        <table:table-row table:style-name="ro1">
          <table:table-cell office:value-type="float" office:value="99" table:formula="of:=[Historical_Data.A100]" table:style-name="ce21">
            <text:p>99</text:p>
          </table:table-cell>
          <table:table-cell office:value-type="float" office:value="81.000549296945039" table:formula="of:=[Historical_Data.C100]" table:style-name="ce30">
            <text:p><text:s/>81,00<text:s/></text:p>
          </table:table-cell>
          <table:table-cell table:number-columns-repeated="4" table:style-name="ce1"/>
          <table:table-cell office:value-type="string" table:style-name="ce1">
            <text:p>Actual values are example values</text:p>
          </table:table-cell>
          <table:table-cell table:number-columns-repeated="16377" table:style-name="ce1"/>
        </table:table-row>
        <table:table-row table:style-name="ro1">
          <table:table-cell office:value-type="float" office:value="100" table:formula="of:=[Historical_Data.A101]" table:style-name="ce21">
            <text:p>100</text:p>
          </table:table-cell>
          <table:table-cell office:value-type="float" office:value="79.536191933746196" table:formula="of:=[Historical_Data.C101]" table:style-name="ce30">
            <text:p><text:s/>79,54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01" table:formula="of:=[Historical_Data.A102]" table:style-name="ce21">
            <text:p>101</text:p>
          </table:table-cell>
          <table:table-cell office:value-type="float" office:value="80.932226509920653" table:formula="of:=[Historical_Data.C102]" table:style-name="ce30">
            <text:p><text:s/>80,93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02" table:formula="of:=[Historical_Data.A103]" table:style-name="ce21">
            <text:p>102</text:p>
          </table:table-cell>
          <table:table-cell office:value-type="float" office:value="83.408901593770082" table:formula="of:=[Historical_Data.C103]" table:style-name="ce30">
            <text:p><text:s/>83,41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03" table:formula="of:=[Historical_Data.A104]" table:style-name="ce21">
            <text:p>103</text:p>
          </table:table-cell>
          <table:table-cell office:value-type="float" office:value="83.509478763051447" table:formula="of:=[Historical_Data.C104]" table:style-name="ce30">
            <text:p><text:s/>83,51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04" table:formula="of:=[Historical_Data.A105]" table:style-name="ce21">
            <text:p>104</text:p>
          </table:table-cell>
          <table:table-cell office:value-type="float" office:value="81.94821811695769" table:formula="of:=[Historical_Data.C105]" table:style-name="ce30">
            <text:p><text:s/>81,95<text:s/></text:p>
          </table:table-cell>
          <table:table-cell table:number-columns-repeated="16382" table:style-name="ce1"/>
        </table:table-row>
        <table:table-row table:style-name="ro1">
          <table:table-cell office:value-type="float" office:value="105" table:formula="of:=[Forecast_Model.A8]" table:style-name="ce21">
            <text:p>105</text:p>
          </table:table-cell>
          <table:table-cell table:style-name="ce1"/>
          <table:table-cell office:value-type="float" office:value="90.053858057292075" table:formula="of:=[Forecast_Model.F8]" table:style-name="ce11">
            <text:p>90,05</text:p>
          </table:table-cell>
          <table:table-cell office:value-type="float" office:value="81.228579967677447" table:formula="of:=[Forecast_Model.G8]" table:style-name="ce11">
            <text:p>81,23</text:p>
          </table:table-cell>
          <table:table-cell office:value-type="float" office:value="91.818913675215001" table:formula="of:=[Forecast_Model.H8]" table:style-name="ce11">
            <text:p>91,82</text:p>
          </table:table-cell>
          <table:table-cell table:number-columns-repeated="16379" table:style-name="ce1"/>
        </table:table-row>
        <table:table-row table:style-name="ro1">
          <table:table-cell office:value-type="float" office:value="106" table:formula="of:=[Forecast_Model.A9]" table:style-name="ce21">
            <text:p>106</text:p>
          </table:table-cell>
          <table:table-cell table:style-name="ce1"/>
          <table:table-cell office:value-type="float" office:value="90.221858057292067" table:formula="of:=[Forecast_Model.F9]" table:style-name="ce11">
            <text:p>90,22</text:p>
          </table:table-cell>
          <table:table-cell office:value-type="float" office:value="81.38011596767744" table:formula="of:=[Forecast_Model.G9]" table:style-name="ce11">
            <text:p>81,38</text:p>
          </table:table-cell>
          <table:table-cell office:value-type="float" office:value="91.99020647521499" table:formula="of:=[Forecast_Model.H9]" table:style-name="ce11">
            <text:p>91,99</text:p>
          </table:table-cell>
          <table:table-cell table:number-columns-repeated="16379" table:style-name="ce1"/>
        </table:table-row>
        <table:table-row table:style-name="ro1">
          <table:table-cell office:value-type="float" office:value="107" table:formula="of:=[Forecast_Model.A10]" table:style-name="ce21">
            <text:p>107</text:p>
          </table:table-cell>
          <table:table-cell table:style-name="ce1"/>
          <table:table-cell office:value-type="float" office:value="90.389858057292074" table:formula="of:=[Forecast_Model.F10]" table:style-name="ce11">
            <text:p>90,39</text:p>
          </table:table-cell>
          <table:table-cell office:value-type="float" office:value="81.531651967677448" table:formula="of:=[Forecast_Model.G10]" table:style-name="ce11">
            <text:p>81,53</text:p>
          </table:table-cell>
          <table:table-cell office:value-type="float" office:value="92.161499275214993" table:formula="of:=[Forecast_Model.H10]" table:style-name="ce11">
            <text:p>92,16</text:p>
          </table:table-cell>
          <table:table-cell table:number-columns-repeated="16379" table:style-name="ce1"/>
        </table:table-row>
        <table:table-row table:style-name="ro1">
          <table:table-cell office:value-type="float" office:value="108" table:formula="of:=[Forecast_Model.A11]" table:style-name="ce21">
            <text:p>108</text:p>
          </table:table-cell>
          <table:table-cell table:style-name="ce1"/>
          <table:table-cell office:value-type="float" office:value="90.557858057292066" table:formula="of:=[Forecast_Model.F11]" table:style-name="ce11">
            <text:p>90,56</text:p>
          </table:table-cell>
          <table:table-cell office:value-type="float" office:value="81.683187967677441" table:formula="of:=[Forecast_Model.G11]" table:style-name="ce11">
            <text:p>81,68</text:p>
          </table:table-cell>
          <table:table-cell office:value-type="float" office:value="92.332792075214996" table:formula="of:=[Forecast_Model.H11]" table:style-name="ce11">
            <text:p>92,33</text:p>
          </table:table-cell>
          <table:table-cell table:number-columns-repeated="16379"/>
        </table:table-row>
        <table:table-row table:style-name="ro1">
          <table:table-cell office:value-type="float" office:value="109" table:formula="of:=[Forecast_Model.A12]" table:style-name="ce21">
            <text:p>109</text:p>
          </table:table-cell>
          <table:table-cell table:style-name="ce1"/>
          <table:table-cell office:value-type="float" office:value="90.725858057292072" table:formula="of:=[Forecast_Model.F12]" table:style-name="ce11">
            <text:p>90,73</text:p>
          </table:table-cell>
          <table:table-cell office:value-type="float" office:value="81.834723967677448" table:formula="of:=[Forecast_Model.G12]" table:style-name="ce11">
            <text:p>81,83</text:p>
          </table:table-cell>
          <table:table-cell office:value-type="float" office:value="92.504084875215" table:formula="of:=[Forecast_Model.H12]" table:style-name="ce11">
            <text:p>92,50</text:p>
          </table:table-cell>
          <table:table-cell table:number-columns-repeated="16379"/>
        </table:table-row>
        <table:table-row table:style-name="ro1">
          <table:table-cell office:value-type="float" office:value="110" table:formula="of:=[Forecast_Model.A13]" table:style-name="ce21">
            <text:p>110</text:p>
          </table:table-cell>
          <table:table-cell table:style-name="ce1"/>
          <table:table-cell office:value-type="float" office:value="90.893858057292078" table:formula="of:=[Forecast_Model.F13]" table:style-name="ce11">
            <text:p>90,89</text:p>
          </table:table-cell>
          <table:table-cell office:value-type="float" office:value="81.986259967677455" table:formula="of:=[Forecast_Model.G13]" table:style-name="ce11">
            <text:p>81,99</text:p>
          </table:table-cell>
          <table:table-cell office:value-type="float" office:value="92.675377675215003" table:formula="of:=[Forecast_Model.H13]" table:style-name="ce11">
            <text:p>92,68</text:p>
          </table:table-cell>
          <table:table-cell table:number-columns-repeated="16379"/>
        </table:table-row>
        <table:table-row table:style-name="ro1">
          <table:table-cell office:value-type="float" office:value="111" table:formula="of:=[Forecast_Model.A14]" table:style-name="ce21">
            <text:p>111</text:p>
          </table:table-cell>
          <table:table-cell table:style-name="ce1"/>
          <table:table-cell office:value-type="float" office:value="91.061858057292071" table:formula="of:=[Forecast_Model.F14]" table:style-name="ce11">
            <text:p>91,06</text:p>
          </table:table-cell>
          <table:table-cell office:value-type="float" office:value="82.137795967677448" table:formula="of:=[Forecast_Model.G14]" table:style-name="ce11">
            <text:p>82,14</text:p>
          </table:table-cell>
          <table:table-cell office:value-type="float" office:value="92.846670475214992" table:formula="of:=[Forecast_Model.H14]" table:style-name="ce11">
            <text:p>92,85</text:p>
          </table:table-cell>
          <table:table-cell table:number-columns-repeated="16379"/>
        </table:table-row>
        <table:table-row table:style-name="ro1">
          <table:table-cell office:value-type="float" office:value="112" table:formula="of:=[Forecast_Model.A15]" table:style-name="ce21">
            <text:p>112</text:p>
          </table:table-cell>
          <table:table-cell table:style-name="ce1"/>
          <table:table-cell office:value-type="float" office:value="91.229858057292077" table:formula="of:=[Forecast_Model.F15]" table:style-name="ce11">
            <text:p>91,23</text:p>
          </table:table-cell>
          <table:table-cell office:value-type="float" office:value="82.289331967677455" table:formula="of:=[Forecast_Model.G15]" table:style-name="ce11">
            <text:p>82,29</text:p>
          </table:table-cell>
          <table:table-cell office:value-type="float" office:value="93.017963275214996" table:formula="of:=[Forecast_Model.H15]" table:style-name="ce11">
            <text:p>93,02</text:p>
          </table:table-cell>
          <table:table-cell table:number-columns-repeated="16379"/>
        </table:table-row>
        <table:table-row table:style-name="ro1">
          <table:table-cell office:value-type="float" office:value="113" table:formula="of:=[Forecast_Model.A16]" table:style-name="ce21">
            <text:p>113</text:p>
          </table:table-cell>
          <table:table-cell table:style-name="ce1"/>
          <table:table-cell office:value-type="float" office:value="91.397858057292069" table:formula="of:=[Forecast_Model.F16]" table:style-name="ce11">
            <text:p>91,40</text:p>
          </table:table-cell>
          <table:table-cell office:value-type="float" office:value="82.440867967677448" table:formula="of:=[Forecast_Model.G16]" table:style-name="ce11">
            <text:p>82,44</text:p>
          </table:table-cell>
          <table:table-cell office:value-type="float" office:value="93.189256075214999" table:formula="of:=[Forecast_Model.H16]" table:style-name="ce11">
            <text:p>93,19</text:p>
          </table:table-cell>
          <table:table-cell table:number-columns-repeated="16379"/>
        </table:table-row>
        <table:table-row table:style-name="ro1">
          <table:table-cell office:value-type="float" office:value="114" table:formula="of:=[Forecast_Model.A17]" table:style-name="ce21">
            <text:p>114</text:p>
          </table:table-cell>
          <table:table-cell table:style-name="ce1"/>
          <table:table-cell office:value-type="float" office:value="91.565858057292076" table:formula="of:=[Forecast_Model.F17]" table:style-name="ce11">
            <text:p>91,57</text:p>
          </table:table-cell>
          <table:table-cell office:value-type="float" office:value="82.592403967677456" table:formula="of:=[Forecast_Model.G17]" table:style-name="ce11">
            <text:p>82,59</text:p>
          </table:table-cell>
          <table:table-cell office:value-type="float" office:value="93.360548875215002" table:formula="of:=[Forecast_Model.H17]" table:style-name="ce11">
            <text:p>93,36</text:p>
          </table:table-cell>
          <table:table-cell table:number-columns-repeated="16379"/>
        </table:table-row>
        <table:table-row table:style-name="ro1">
          <table:table-cell office:value-type="float" office:value="115" table:formula="of:=[Forecast_Model.A18]" table:style-name="ce21">
            <text:p>115</text:p>
          </table:table-cell>
          <table:table-cell table:style-name="ce1"/>
          <table:table-cell office:value-type="float" office:value="91.733858057292082" table:formula="of:=[Forecast_Model.F18]" table:style-name="ce11">
            <text:p>91,73</text:p>
          </table:table-cell>
          <table:table-cell office:value-type="float" office:value="82.743939967677463" table:formula="of:=[Forecast_Model.G18]" table:style-name="ce11">
            <text:p>82,74</text:p>
          </table:table-cell>
          <table:table-cell office:value-type="float" office:value="93.531841675215006" table:formula="of:=[Forecast_Model.H18]" table:style-name="ce11">
            <text:p>93,53</text:p>
          </table:table-cell>
          <table:table-cell table:number-columns-repeated="16379"/>
        </table:table-row>
        <table:table-row table:style-name="ro1">
          <table:table-cell office:value-type="float" office:value="116" table:formula="of:=[Forecast_Model.A19]" table:style-name="ce21">
            <text:p>116</text:p>
          </table:table-cell>
          <table:table-cell table:style-name="ce1"/>
          <table:table-cell office:value-type="float" office:value="91.901858057292074" table:formula="of:=[Forecast_Model.F19]" table:style-name="ce11">
            <text:p>91,90</text:p>
          </table:table-cell>
          <table:table-cell office:value-type="float" office:value="82.895475967677456" table:formula="of:=[Forecast_Model.G19]" table:style-name="ce11">
            <text:p>82,90</text:p>
          </table:table-cell>
          <table:table-cell office:value-type="float" office:value="93.703134475214995" table:formula="of:=[Forecast_Model.H19]" table:style-name="ce11">
            <text:p>93,70</text:p>
          </table:table-cell>
          <table:table-cell table:number-columns-repeated="16379"/>
        </table:table-row>
        <table:table-row table:style-name="ro1">
          <table:table-cell office:value-type="float" office:value="117" table:formula="of:=[Forecast_Model.A20]" table:style-name="ce21">
            <text:p>117</text:p>
          </table:table-cell>
          <table:table-cell table:style-name="ce1"/>
          <table:table-cell office:value-type="float" office:value="92.06985805729208" table:formula="of:=[Forecast_Model.F20]" table:style-name="ce11">
            <text:p>92,07</text:p>
          </table:table-cell>
          <table:table-cell office:value-type="float" office:value="83.047011967677463" table:formula="of:=[Forecast_Model.G20]" table:style-name="ce11">
            <text:p>83,05</text:p>
          </table:table-cell>
          <table:table-cell office:value-type="float" office:value="93.874427275214998" table:formula="of:=[Forecast_Model.H20]" table:style-name="ce11">
            <text:p>93,87</text:p>
          </table:table-cell>
          <table:table-cell table:number-columns-repeated="16379"/>
        </table:table-row>
        <table:table-row table:style-name="ro1">
          <table:table-cell office:value-type="float" office:value="118" table:formula="of:=[Forecast_Model.A21]" table:style-name="ce21">
            <text:p>118</text:p>
          </table:table-cell>
          <table:table-cell table:style-name="ce1"/>
          <table:table-cell office:value-type="float" office:value="80.708125800130546" table:formula="of:=[Forecast_Model.F21]" table:style-name="ce11">
            <text:p>80,71</text:p>
          </table:table-cell>
          <table:table-cell office:value-type="float" office:value="72.798729471717749" table:formula="of:=[Forecast_Model.G21]" table:style-name="ce11">
            <text:p>72,80</text:p>
          </table:table-cell>
          <table:table-cell office:value-type="float" office:value="82.290005065813105" table:formula="of:=[Forecast_Model.H21]" table:style-name="ce11">
            <text:p>82,29</text:p>
          </table:table-cell>
          <table:table-cell table:number-columns-repeated="16379"/>
        </table:table-row>
        <table:table-row table:style-name="ro1">
          <table:table-cell office:value-type="float" office:value="119" table:formula="of:=[Forecast_Model.A22]" table:style-name="ce21">
            <text:p>119</text:p>
          </table:table-cell>
          <table:table-cell table:style-name="ce1"/>
          <table:table-cell office:value-type="float" office:value="80.855125800130551" table:formula="of:=[Forecast_Model.F22]" table:style-name="ce11">
            <text:p>80,86</text:p>
          </table:table-cell>
          <table:table-cell office:value-type="float" office:value="72.931323471717761" table:formula="of:=[Forecast_Model.G22]" table:style-name="ce11">
            <text:p>72,93</text:p>
          </table:table-cell>
          <table:table-cell office:value-type="float" office:value="82.439886265813115" table:formula="of:=[Forecast_Model.H22]" table:style-name="ce11">
            <text:p>82,44</text:p>
          </table:table-cell>
          <table:table-cell table:number-columns-repeated="16379"/>
        </table:table-row>
        <table:table-row table:style-name="ro1">
          <table:table-cell office:value-type="float" office:value="120" table:formula="of:=[Forecast_Model.A23]" table:style-name="ce21">
            <text:p>120</text:p>
          </table:table-cell>
          <table:table-cell table:style-name="ce1"/>
          <table:table-cell office:value-type="float" office:value="81.002125800130557" table:formula="of:=[Forecast_Model.F23]" table:style-name="ce11">
            <text:p>81,00</text:p>
          </table:table-cell>
          <table:table-cell office:value-type="float" office:value="73.063917471717758" table:formula="of:=[Forecast_Model.G23]" table:style-name="ce11">
            <text:p>73,06</text:p>
          </table:table-cell>
          <table:table-cell office:value-type="float" office:value="82.589767465813111" table:formula="of:=[Forecast_Model.H23]" table:style-name="ce11">
            <text:p>82,59</text:p>
          </table:table-cell>
          <table:table-cell table:number-columns-repeated="16379"/>
        </table:table-row>
        <table:table-row table:style-name="ro1">
          <table:table-cell office:value-type="float" office:value="121" table:formula="of:=[Forecast_Model.A24]" table:style-name="ce21">
            <text:p>121</text:p>
          </table:table-cell>
          <table:table-cell table:style-name="ce1"/>
          <table:table-cell office:value-type="float" office:value="81.149125800130548" table:formula="of:=[Forecast_Model.F24]" table:style-name="ce11">
            <text:p>81,15</text:p>
          </table:table-cell>
          <table:table-cell office:value-type="float" office:value="73.196511471717756" table:formula="of:=[Forecast_Model.G24]" table:style-name="ce11">
            <text:p>73,20</text:p>
          </table:table-cell>
          <table:table-cell office:value-type="float" office:value="82.739648665813107" table:formula="of:=[Forecast_Model.H24]" table:style-name="ce11">
            <text:p>82,74</text:p>
          </table:table-cell>
          <table:table-cell table:number-columns-repeated="16379"/>
        </table:table-row>
        <table:table-row table:style-name="ro1">
          <table:table-cell office:value-type="float" office:value="122" table:formula="of:=[Forecast_Model.A25]" table:style-name="ce21">
            <text:p>122</text:p>
          </table:table-cell>
          <table:table-cell table:style-name="ce1"/>
          <table:table-cell office:value-type="float" office:value="81.296125800130554" table:formula="of:=[Forecast_Model.F25]" table:style-name="ce11">
            <text:p>81,30</text:p>
          </table:table-cell>
          <table:table-cell office:value-type="float" office:value="73.329105471717753" table:formula="of:=[Forecast_Model.G25]" table:style-name="ce11">
            <text:p>73,33</text:p>
          </table:table-cell>
          <table:table-cell office:value-type="float" office:value="82.889529865813117" table:formula="of:=[Forecast_Model.H25]" table:style-name="ce11">
            <text:p>82,89</text:p>
          </table:table-cell>
          <table:table-cell table:number-columns-repeated="16379"/>
        </table:table-row>
        <table:table-row table:style-name="ro1">
          <table:table-cell office:value-type="float" office:value="123" table:formula="of:=[Forecast_Model.A26]" table:style-name="ce21">
            <text:p>123</text:p>
          </table:table-cell>
          <table:table-cell table:style-name="ce1"/>
          <table:table-cell office:value-type="float" office:value="81.443125800130545" table:formula="of:=[Forecast_Model.F26]" table:style-name="ce11">
            <text:p>81,44</text:p>
          </table:table-cell>
          <table:table-cell office:value-type="float" office:value="73.46169947171775" table:formula="of:=[Forecast_Model.G26]" table:style-name="ce11">
            <text:p>73,46</text:p>
          </table:table-cell>
          <table:table-cell office:value-type="float" office:value="83.039411065813098" table:formula="of:=[Forecast_Model.H26]" table:style-name="ce11">
            <text:p>83,04</text:p>
          </table:table-cell>
          <table:table-cell table:number-columns-repeated="16379"/>
        </table:table-row>
        <table:table-row table:style-name="ro1">
          <table:table-cell office:value-type="float" office:value="124" table:formula="of:=[Forecast_Model.A27]" table:style-name="ce21">
            <text:p>124</text:p>
          </table:table-cell>
          <table:table-cell table:style-name="ce1"/>
          <table:table-cell office:value-type="float" office:value="81.590125800130551" table:formula="of:=[Forecast_Model.F27]" table:style-name="ce11">
            <text:p>81,59</text:p>
          </table:table-cell>
          <table:table-cell office:value-type="float" office:value="73.594293471717762" table:formula="of:=[Forecast_Model.G27]" table:style-name="ce11">
            <text:p>73,59</text:p>
          </table:table-cell>
          <table:table-cell office:value-type="float" office:value="83.189292265813108" table:formula="of:=[Forecast_Model.H27]" table:style-name="ce11">
            <text:p>83,19</text:p>
          </table:table-cell>
          <table:table-cell table:number-columns-repeated="16379"/>
        </table:table-row>
        <table:table-row table:style-name="ro1">
          <table:table-cell office:value-type="float" office:value="125" table:formula="of:=[Forecast_Model.A28]" table:style-name="ce21">
            <text:p>125</text:p>
          </table:table-cell>
          <table:table-cell table:style-name="ce1"/>
          <table:table-cell office:value-type="float" office:value="81.737125800130556" table:formula="of:=[Forecast_Model.F28]" table:style-name="ce11">
            <text:p>81,74</text:p>
          </table:table-cell>
          <table:table-cell office:value-type="float" office:value="73.72688747171776" table:formula="of:=[Forecast_Model.G28]" table:style-name="ce11">
            <text:p>73,73</text:p>
          </table:table-cell>
          <table:table-cell office:value-type="float" office:value="83.339173465813118" table:formula="of:=[Forecast_Model.H28]" table:style-name="ce11">
            <text:p>83,34</text:p>
          </table:table-cell>
          <table:table-cell table:number-columns-repeated="16379"/>
        </table:table-row>
        <table:table-row table:style-name="ro1">
          <table:table-cell office:value-type="float" office:value="126" table:formula="of:=[Forecast_Model.A29]" table:style-name="ce21">
            <text:p>126</text:p>
          </table:table-cell>
          <table:table-cell table:style-name="ce1"/>
          <table:table-cell office:value-type="float" office:value="81.884125800130548" table:formula="of:=[Forecast_Model.F29]" table:style-name="ce11">
            <text:p>81,88</text:p>
          </table:table-cell>
          <table:table-cell office:value-type="float" office:value="73.859481471717757" table:formula="of:=[Forecast_Model.G29]" table:style-name="ce11">
            <text:p>73,86</text:p>
          </table:table-cell>
          <table:table-cell office:value-type="float" office:value="83.4890546658131" table:formula="of:=[Forecast_Model.H29]" table:style-name="ce11">
            <text:p>83,49</text:p>
          </table:table-cell>
          <table:table-cell table:number-columns-repeated="16379"/>
        </table:table-row>
        <table:table-row table:style-name="ro1">
          <table:table-cell office:value-type="float" office:value="127" table:formula="of:=[Forecast_Model.A30]" table:style-name="ce21">
            <text:p>127</text:p>
          </table:table-cell>
          <table:table-cell table:style-name="ce1"/>
          <table:table-cell office:value-type="float" office:value="82.031125800130553" table:formula="of:=[Forecast_Model.F30]" table:style-name="ce11">
            <text:p>82,03</text:p>
          </table:table-cell>
          <table:table-cell office:value-type="float" office:value="73.992075471717754" table:formula="of:=[Forecast_Model.G30]" table:style-name="ce11">
            <text:p>73,99</text:p>
          </table:table-cell>
          <table:table-cell office:value-type="float" office:value="83.63893586581311" table:formula="of:=[Forecast_Model.H30]" table:style-name="ce11">
            <text:p>83,64</text:p>
          </table:table-cell>
          <table:table-cell table:number-columns-repeated="16379"/>
        </table:table-row>
        <table:table-row table:style-name="ro1">
          <table:table-cell office:value-type="float" office:value="128" table:formula="of:=[Forecast_Model.A31]" table:style-name="ce21">
            <text:p>128</text:p>
          </table:table-cell>
          <table:table-cell table:style-name="ce1"/>
          <table:table-cell office:value-type="float" office:value="82.178125800130545" table:formula="of:=[Forecast_Model.F31]" table:style-name="ce11">
            <text:p>82,18</text:p>
          </table:table-cell>
          <table:table-cell office:value-type="float" office:value="74.124669471717752" table:formula="of:=[Forecast_Model.G31]" table:style-name="ce11">
            <text:p>74,12</text:p>
          </table:table-cell>
          <table:table-cell office:value-type="float" office:value="83.788817065813106" table:formula="of:=[Forecast_Model.H31]" table:style-name="ce11">
            <text:p>83,79</text:p>
          </table:table-cell>
          <table:table-cell table:number-columns-repeated="16379"/>
        </table:table-row>
        <table:table-row table:style-name="ro1">
          <table:table-cell office:value-type="float" office:value="129" table:formula="of:=[Forecast_Model.A32]" table:style-name="ce21">
            <text:p>129</text:p>
          </table:table-cell>
          <table:table-cell table:style-name="ce1"/>
          <table:table-cell office:value-type="float" office:value="82.32512580013055" table:formula="of:=[Forecast_Model.F32]" table:style-name="ce11">
            <text:p>82,33</text:p>
          </table:table-cell>
          <table:table-cell office:value-type="float" office:value="74.257263471717749" table:formula="of:=[Forecast_Model.G32]" table:style-name="ce11">
            <text:p>74,26</text:p>
          </table:table-cell>
          <table:table-cell office:value-type="float" office:value="83.938698265813116" table:formula="of:=[Forecast_Model.H32]" table:style-name="ce11">
            <text:p>83,94</text:p>
          </table:table-cell>
          <table:table-cell table:number-columns-repeated="16379"/>
        </table:table-row>
        <table:table-row table:style-name="ro1">
          <table:table-cell office:value-type="float" office:value="130" table:formula="of:=[Forecast_Model.A33]" table:style-name="ce21">
            <text:p>130</text:p>
          </table:table-cell>
          <table:table-cell table:style-name="ce1"/>
          <table:table-cell office:value-type="float" office:value="82.472125800130556" table:formula="of:=[Forecast_Model.F33]" table:style-name="ce11">
            <text:p>82,47</text:p>
          </table:table-cell>
          <table:table-cell office:value-type="float" office:value="74.389857471717761" table:formula="of:=[Forecast_Model.G33]" table:style-name="ce11">
            <text:p>74,39</text:p>
          </table:table-cell>
          <table:table-cell office:value-type="float" office:value="84.088579465813112" table:formula="of:=[Forecast_Model.H33]" table:style-name="ce11">
            <text:p>84,09</text:p>
          </table:table-cell>
          <table:table-cell table:number-columns-repeated="16379"/>
        </table:table-row>
        <table:table-row table:number-rows-repeated="104852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percentage-style style:name="N37">
      <number:number number:decimal-places="2" number:min-decimal-places="2" number:min-integer-digits="1"/>
      <number:text> %</number:text>
    </number:percentage-style>
    <number:number-style style:name="N38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8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percentage-style style:name="N39">
      <number:number number:decimal-places="0" number:min-decimal-places="0" number:min-integer-digits="1">
        <number:embedded-text number:position="0"> </number:embedded-text>
      </number:number>
      <number:text>%</number:text>
    </number:percentage-style>
    <style:style style:name="Comma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ercent" style:family="table-cell" style:data-style-name="N39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Erik Solli</meta:initial-creator>
    <dc:creator>Erik Solli</dc:creator>
    <meta:creation-date>2026-02-01T14:30:48Z</meta:creation-date>
    <dc:date>2026-02-01T22:06:56Z</dc:date>
  </office:meta>
</office:document-meta>
</file>